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322064" calcext:value-type="float">
            <text:p>0.0932206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9322524" calcext:value-type="float">
            <text:p>0.1932252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8884664" calcext:value-type="float">
            <text:p>0.2888466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6913812" calcext:value-type="float">
            <text:p>0.3691381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2123527" calcext:value-type="float">
            <text:p>0.4212352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7333242" calcext:value-type="float">
            <text:p>0.4733324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2542957" calcext:value-type="float">
            <text:p>0.5254295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7752672" calcext:value-type="float">
            <text:p>0.5775267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62962387" calcext:value-type="float">
            <text:p>0.6296238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8172102" calcext:value-type="float">
            <text:p>0.6817210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73381817" calcext:value-type="float">
            <text:p>0.7338181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76104885" calcext:value-type="float">
            <text:p>0.7610488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84605425" calcext:value-type="float">
            <text:p>0.8460542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6840758" calcext:value-type="float">
            <text:p>0.9684075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11756221" calcext:value-type="float">
            <text:p>1.1175622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28130944" calcext:value-type="float">
            <text:p>1.2813094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44522964" calcext:value-type="float">
            <text:p>1.4452296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59368823" calcext:value-type="float">
            <text:p>1.5936882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.71091626" calcext:value-type="float">
            <text:p>1.7109162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77916026" calcext:value-type="float">
            <text:p>1.7791602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84740426" calcext:value-type="float">
            <text:p>1.8474042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91564826" calcext:value-type="float">
            <text:p>1.9156482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98389226" calcext:value-type="float">
            <text:p>1.9838922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05213626" calcext:value-type="float">
            <text:p>2.052136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.12038026" calcext:value-type="float">
            <text:p>2.1203802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.16747348" calcext:value-type="float">
            <text:p>2.1674734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.22668698" calcext:value-type="float">
            <text:p>2.2266869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.28659141" calcext:value-type="float">
            <text:p>2.2865914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.33901701" calcext:value-type="float">
            <text:p>2.3390170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37554205" calcext:value-type="float">
            <text:p>2.3755420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.41206709" calcext:value-type="float">
            <text:p>2.4120670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44859213" calcext:value-type="float">
            <text:p>2.448592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.48511717" calcext:value-type="float">
            <text:p>2.48511717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.52164221" calcext:value-type="float">
            <text:p>2.5216422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.56836394" calcext:value-type="float">
            <text:p>2.5683639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64613951" calcext:value-type="float">
            <text:p>2.6461395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.7467838" calcext:value-type="float">
            <text:p>2.746783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.86243876" calcext:value-type="float">
            <text:p>2.8624387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.9848092" calcext:value-type="float">
            <text:p>2.984809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.10566079" calcext:value-type="float">
            <text:p>3.10566079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.21742212" calcext:value-type="float">
            <text:p>3.2174221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.31358506" calcext:value-type="float">
            <text:p>3.3135850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.38870457" calcext:value-type="float">
            <text:p>3.3887045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.43741472" calcext:value-type="float">
            <text:p>3.4374147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.48612487" calcext:value-type="float">
            <text:p>3.4861248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.53483502" calcext:value-type="float">
            <text:p>3.5348350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.58354517" calcext:value-type="float">
            <text:p>3.5835451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.63225532" calcext:value-type="float">
            <text:p>3.6322553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.65057175" calcext:value-type="float">
            <text:p>3.6505717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.6988738" calcext:value-type="float">
            <text:p>3.698873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.76672803" calcext:value-type="float">
            <text:p>3.76672803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.84931414" calcext:value-type="float">
            <text:p>3.84931414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.94210802" calcext:value-type="float">
            <text:p>3.94210802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.04014809" calcext:value-type="float">
            <text:p>4.04014809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.13791614" calcext:value-type="float">
            <text:p>4.13791614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.22946798" calcext:value-type="float">
            <text:p>4.2294679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.30865797" calcext:value-type="float">
            <text:p>4.3086579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.36919795" calcext:value-type="float">
            <text:p>4.36919795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.40321648" calcext:value-type="float">
            <text:p>4.4032164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.43723501" calcext:value-type="float">
            <text:p>4.4372350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.47125354" calcext:value-type="float">
            <text:p>4.47125354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4.50527207" calcext:value-type="float">
            <text:p>4.50527207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.53216751" calcext:value-type="float">
            <text:p>4.5321675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.58555604" calcext:value-type="float">
            <text:p>4.5855560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.65633349" calcext:value-type="float">
            <text:p>4.65633349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.7386218" calcext:value-type="float">
            <text:p>4.7386218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.82763383" calcext:value-type="float">
            <text:p>4.82763383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.91953542" calcext:value-type="float">
            <text:p>4.91953542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.01114313" calcext:value-type="float">
            <text:p>5.0111431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.09926074" calcext:value-type="float">
            <text:p>5.0992607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5.17991896" calcext:value-type="float">
            <text:p>5.17991896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.24782883" calcext:value-type="float">
            <text:p>5.24782883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5.29570582" calcext:value-type="float">
            <text:p>5.2957058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5.30092637" calcext:value-type="float">
            <text:p>5.3009263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.30614692" calcext:value-type="float">
            <text:p>5.30614692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.31136747" calcext:value-type="float">
            <text:p>5.31136747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5.31658802" calcext:value-type="float">
            <text:p>5.3165880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.34504105" calcext:value-type="float">
            <text:p>5.3450410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.40016224" calcext:value-type="float">
            <text:p>5.4001622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.4704532" calcext:value-type="float">
            <text:p>5.470453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5.54816861" calcext:value-type="float">
            <text:p>5.5481686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5.62670994" calcext:value-type="float">
            <text:p>5.62670994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5.70060196" calcext:value-type="float">
            <text:p>5.7006019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5.765917" calcext:value-type="float">
            <text:p>5.765917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.82124777" calcext:value-type="float">
            <text:p>5.8212477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5.86945807" calcext:value-type="float">
            <text:p>5.86945807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5.91833956" calcext:value-type="float">
            <text:p>5.9183395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5.97590031" calcext:value-type="float">
            <text:p>5.9759003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6.04533889" calcext:value-type="float">
            <text:p>6.0453388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.12532289" calcext:value-type="float">
            <text:p>6.12532289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6.21182281" calcext:value-type="float">
            <text:p>6.2118228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6.29957391" calcext:value-type="float">
            <text:p>6.2995739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6.38319578" calcext:value-type="float">
            <text:p>6.38319578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6.45806235" calcext:value-type="float">
            <text:p>6.4580623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.52088261" calcext:value-type="float">
            <text:p>6.5208826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6.56983284" calcext:value-type="float">
            <text:p>6.56983284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6.6038098" calcext:value-type="float">
            <text:p>6.6038098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6.61815497" calcext:value-type="float">
            <text:p>6.61815497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.63250014" calcext:value-type="float">
            <text:p>6.6325001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322064" calcext:value-type="float">
            <text:p>9.322064</text:p>
          </table:table-cell>
          <table:table-cell office:value-type="float" office:value="6.64684531" calcext:value-type="float">
            <text:p>6.64684531</text:p>
          </table:table-cell>
          <table:table-cell table:formula="of:=POWER([.C101]-6.75;2)" office:value-type="float" office:value="0.0106408900689961" calcext:value-type="float">
            <text:p>0.0106408901</text:p>
          </table:table-cell>
          <table:table-cell table:formula="of:=SQRT(SUM([.D101:.D200])/100)" office:value-type="float" office:value="0.35144274965409" calcext:value-type="float">
            <text:p>0.351442749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.00046" calcext:value-type="float">
            <text:p>10.00046</text:p>
          </table:table-cell>
          <table:table-cell office:value-type="float" office:value="6.56796984" calcext:value-type="float">
            <text:p>6.56796984</text:p>
          </table:table-cell>
          <table:table-cell table:formula="of:=POWER([.C102]-6.75;2)" office:value-type="float" office:value="0.0331349791496256" calcext:value-type="float">
            <text:p>0.033134979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.56214" calcext:value-type="float">
            <text:p>9.56214</text:p>
          </table:table-cell>
          <table:table-cell office:value-type="float" office:value="6.48231041" calcext:value-type="float">
            <text:p>6.48231041</text:p>
          </table:table-cell>
          <table:table-cell table:formula="of:=POWER([.C103]-6.75;2)" office:value-type="float" office:value="0.071657716594368" calcext:value-type="float">
            <text:p>0.071657716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.029148" calcext:value-type="float">
            <text:p>8.029148</text:p>
          </table:table-cell>
          <table:table-cell office:value-type="float" office:value="6.40103418" calcext:value-type="float">
            <text:p>6.40103418</text:p>
          </table:table-cell>
          <table:table-cell table:formula="of:=POWER([.C104]-6.75;2)" office:value-type="float" office:value="0.121777143528272" calcext:value-type="float">
            <text:p>0.121777143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.209715" calcext:value-type="float">
            <text:p>5.209715</text:p>
          </table:table-cell>
          <table:table-cell office:value-type="float" office:value="6.33801971" calcext:value-type="float">
            <text:p>6.33801971</text:p>
          </table:table-cell>
          <table:table-cell table:formula="of:=POWER([.C105]-6.75;2)" office:value-type="float" office:value="0.169727759348484" calcext:value-type="float">
            <text:p>0.169727759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209715" calcext:value-type="float">
            <text:p>5.209715</text:p>
          </table:table-cell>
          <table:table-cell office:value-type="float" office:value="6.34302716" calcext:value-type="float">
            <text:p>6.34302716</text:p>
          </table:table-cell>
          <table:table-cell table:formula="of:=POWER([.C106]-6.75;2)" office:value-type="float" office:value="0.165626892497666" calcext:value-type="float">
            <text:p>0.165626892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.209715" calcext:value-type="float">
            <text:p>5.209715</text:p>
          </table:table-cell>
          <table:table-cell office:value-type="float" office:value="6.37454805" calcext:value-type="float">
            <text:p>6.37454805</text:p>
          </table:table-cell>
          <table:table-cell table:formula="of:=POWER([.C107]-6.75;2)" office:value-type="float" office:value="0.140964166758803" calcext:value-type="float">
            <text:p>0.140964166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.209715" calcext:value-type="float">
            <text:p>5.209715</text:p>
          </table:table-cell>
          <table:table-cell office:value-type="float" office:value="6.42627363" calcext:value-type="float">
            <text:p>6.42627363</text:p>
          </table:table-cell>
          <table:table-cell table:formula="of:=POWER([.C108]-6.75;2)" office:value-type="float" office:value="0.104798762633377" calcext:value-type="float">
            <text:p>0.104798762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.209715" calcext:value-type="float">
            <text:p>5.209715</text:p>
          </table:table-cell>
          <table:table-cell office:value-type="float" office:value="6.49170081" calcext:value-type="float">
            <text:p>6.49170081</text:p>
          </table:table-cell>
          <table:table-cell table:formula="of:=POWER([.C109]-6.75;2)" office:value-type="float" office:value="0.066718471554656" calcext:value-type="float">
            <text:p>0.066718471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.209715" calcext:value-type="float">
            <text:p>5.209715</text:p>
          </table:table-cell>
          <table:table-cell office:value-type="float" office:value="6.56390461" calcext:value-type="float">
            <text:p>6.56390461</text:p>
          </table:table-cell>
          <table:table-cell table:formula="of:=POWER([.C110]-6.75;2)" office:value-type="float" office:value="0.0346314941792522" calcext:value-type="float">
            <text:p>0.034631494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209715" calcext:value-type="float">
            <text:p>5.209715</text:p>
          </table:table-cell>
          <table:table-cell office:value-type="float" office:value="6.63601472" calcext:value-type="float">
            <text:p>6.63601472</text:p>
          </table:table-cell>
          <table:table-cell table:formula="of:=POWER([.C111]-6.75;2)" office:value-type="float" office:value="0.0129926440566783" calcext:value-type="float">
            <text:p>0.012992644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.723068" calcext:value-type="float">
            <text:p>2.723068</text:p>
          </table:table-cell>
          <table:table-cell office:value-type="float" office:value="6.70183931" calcext:value-type="float">
            <text:p>6.70183931</text:p>
          </table:table-cell>
          <table:table-cell table:formula="of:=POWER([.C112]-6.75;2)" office:value-type="float" office:value="0.00231945206127606" calcext:value-type="float">
            <text:p>0.002319452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.50054" calcext:value-type="float">
            <text:p>8.50054</text:p>
          </table:table-cell>
          <table:table-cell office:value-type="float" office:value="6.7813521" calcext:value-type="float">
            <text:p>6.7813521</text:p>
          </table:table-cell>
          <table:table-cell table:formula="of:=POWER([.C113]-6.75;2)" office:value-type="float" office:value="0.00098295417441002" calcext:value-type="float">
            <text:p>0.000982954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.235333" calcext:value-type="float">
            <text:p>12.235333</text:p>
          </table:table-cell>
          <table:table-cell office:value-type="float" office:value="6.78891342" calcext:value-type="float">
            <text:p>6.78891342</text:p>
          </table:table-cell>
          <table:table-cell table:formula="of:=POWER([.C114]-6.75;2)" office:value-type="float" office:value="0.00151425425609641" calcext:value-type="float">
            <text:p>0.001514254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.915463" calcext:value-type="float">
            <text:p>14.915463</text:p>
          </table:table-cell>
          <table:table-cell office:value-type="float" office:value="6.74445745" calcext:value-type="float">
            <text:p>6.74445745</text:p>
          </table:table-cell>
          <table:table-cell table:formula="of:=POWER([.C115]-6.75;2)" office:value-type="float" office:value="0.0000307198605025041" calcext:value-type="float">
            <text:p>3.07198605025041E-00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.374723" calcext:value-type="float">
            <text:p>16.374723</text:p>
          </table:table-cell>
          <table:table-cell office:value-type="float" office:value="6.66111949" calcext:value-type="float">
            <text:p>6.66111949</text:p>
          </table:table-cell>
          <table:table-cell table:formula="of:=POWER([.C116]-6.75;2)" office:value-type="float" office:value="0.00789974505786011" calcext:value-type="float">
            <text:p>0.007899745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.39202" calcext:value-type="float">
            <text:p>16.39202</text:p>
          </table:table-cell>
          <table:table-cell office:value-type="float" office:value="6.55664228" calcext:value-type="float">
            <text:p>6.55664228</text:p>
          </table:table-cell>
          <table:table-cell table:formula="of:=POWER([.C117]-6.75;2)" office:value-type="float" office:value="0.0373872078835983" calcext:value-type="float">
            <text:p>0.0373872079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.845859" calcext:value-type="float">
            <text:p>14.845859</text:p>
          </table:table-cell>
          <table:table-cell office:value-type="float" office:value="6.45173253" calcext:value-type="float">
            <text:p>6.45173253</text:p>
          </table:table-cell>
          <table:table-cell table:formula="of:=POWER([.C118]-6.75;2)" office:value-type="float" office:value="0.0889634836602008" calcext:value-type="float">
            <text:p>0.088963483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.722803" calcext:value-type="float">
            <text:p>11.722803</text:p>
          </table:table-cell>
          <table:table-cell office:value-type="float" office:value="6.36585737" calcext:value-type="float">
            <text:p>6.36585737</text:p>
          </table:table-cell>
          <table:table-cell table:formula="of:=POWER([.C119]-6.75;2)" office:value-type="float" office:value="0.147565560183317" calcext:value-type="float">
            <text:p>0.147565560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8244" calcext:value-type="float">
            <text:p>6.8244</text:p>
          </table:table-cell>
          <table:table-cell office:value-type="float" office:value="6.3152422" calcext:value-type="float">
            <text:p>6.3152422</text:p>
          </table:table-cell>
          <table:table-cell table:formula="of:=POWER([.C120]-6.75;2)" office:value-type="float" office:value="0.18901434466084" calcext:value-type="float">
            <text:p>0.189014344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8244" calcext:value-type="float">
            <text:p>6.8244</text:p>
          </table:table-cell>
          <table:table-cell office:value-type="float" office:value="6.31588589" calcext:value-type="float">
            <text:p>6.31588589</text:p>
          </table:table-cell>
          <table:table-cell table:formula="of:=POWER([.C121]-6.75;2)" office:value-type="float" office:value="0.188455060501092" calcext:value-type="float">
            <text:p>0.188455060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8244" calcext:value-type="float">
            <text:p>6.8244</text:p>
          </table:table-cell>
          <table:table-cell office:value-type="float" office:value="6.31625644" calcext:value-type="float">
            <text:p>6.31625644</text:p>
          </table:table-cell>
          <table:table-cell table:formula="of:=POWER([.C122]-6.75;2)" office:value-type="float" office:value="0.188133475841474" calcext:value-type="float">
            <text:p>0.188133475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8244" calcext:value-type="float">
            <text:p>6.8244</text:p>
          </table:table-cell>
          <table:table-cell office:value-type="float" office:value="6.31407118" calcext:value-type="float">
            <text:p>6.31407118</text:p>
          </table:table-cell>
          <table:table-cell table:formula="of:=POWER([.C123]-6.75;2)" office:value-type="float" office:value="0.190033936106592" calcext:value-type="float">
            <text:p>0.190033936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8244" calcext:value-type="float">
            <text:p>6.8244</text:p>
          </table:table-cell>
          <table:table-cell office:value-type="float" office:value="6.3080214" calcext:value-type="float">
            <text:p>6.3080214</text:p>
          </table:table-cell>
          <table:table-cell table:formula="of:=POWER([.C124]-6.75;2)" office:value-type="float" office:value="0.19534508285796" calcext:value-type="float">
            <text:p>0.195345082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8244" calcext:value-type="float">
            <text:p>6.8244</text:p>
          </table:table-cell>
          <table:table-cell office:value-type="float" office:value="6.29817777" calcext:value-type="float">
            <text:p>6.29817777</text:p>
          </table:table-cell>
          <table:table-cell table:formula="of:=POWER([.C125]-6.75;2)" office:value-type="float" office:value="0.204143327522173" calcext:value-type="float">
            <text:p>0.204143327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.709322" calcext:value-type="float">
            <text:p>4.709322</text:p>
          </table:table-cell>
          <table:table-cell office:value-type="float" office:value="6.28603119" calcext:value-type="float">
            <text:p>6.28603119</text:p>
          </table:table-cell>
          <table:table-cell table:formula="of:=POWER([.C126]-6.75;2)" office:value-type="float" office:value="0.215267056652816" calcext:value-type="float">
            <text:p>0.215267056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.92135" calcext:value-type="float">
            <text:p>5.92135</text:p>
          </table:table-cell>
          <table:table-cell office:value-type="float" office:value="6.29516676" calcext:value-type="float">
            <text:p>6.29516676</text:p>
          </table:table-cell>
          <table:table-cell table:formula="of:=POWER([.C127]-6.75;2)" office:value-type="float" office:value="0.206873276208898" calcext:value-type="float">
            <text:p>0.206873276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.990443" calcext:value-type="float">
            <text:p>5.990443</text:p>
          </table:table-cell>
          <table:table-cell office:value-type="float" office:value="6.29475954" calcext:value-type="float">
            <text:p>6.29475954</text:p>
          </table:table-cell>
          <table:table-cell table:formula="of:=POWER([.C128]-6.75;2)" office:value-type="float" office:value="0.207243876421011" calcext:value-type="float">
            <text:p>0.207243876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.24256" calcext:value-type="float">
            <text:p>5.24256</text:p>
          </table:table-cell>
          <table:table-cell office:value-type="float" office:value="6.29782837" calcext:value-type="float">
            <text:p>6.29782837</text:p>
          </table:table-cell>
          <table:table-cell table:formula="of:=POWER([.C129]-6.75;2)" office:value-type="float" office:value="0.204459182976856" calcext:value-type="float">
            <text:p>0.20445918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.652504" calcext:value-type="float">
            <text:p>3.652504</text:p>
          </table:table-cell>
          <table:table-cell office:value-type="float" office:value="6.31293237" calcext:value-type="float">
            <text:p>6.31293237</text:p>
          </table:table-cell>
          <table:table-cell table:formula="of:=POWER([.C130]-6.75;2)" office:value-type="float" office:value="0.191028113193817" calcext:value-type="float">
            <text:p>0.191028113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.652504" calcext:value-type="float">
            <text:p>3.652504</text:p>
          </table:table-cell>
          <table:table-cell office:value-type="float" office:value="6.34782382" calcext:value-type="float">
            <text:p>6.34782382</text:p>
          </table:table-cell>
          <table:table-cell table:formula="of:=POWER([.C131]-6.75;2)" office:value-type="float" office:value="0.161745679759392" calcext:value-type="float">
            <text:p>0.1617456798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.652504" calcext:value-type="float">
            <text:p>3.652504</text:p>
          </table:table-cell>
          <table:table-cell office:value-type="float" office:value="6.38524781" calcext:value-type="float">
            <text:p>6.38524781</text:p>
          </table:table-cell>
          <table:table-cell table:formula="of:=POWER([.C132]-6.75;2)" office:value-type="float" office:value="0.133044160109796" calcext:value-type="float">
            <text:p>0.133044160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.652504" calcext:value-type="float">
            <text:p>3.652504</text:p>
          </table:table-cell>
          <table:table-cell office:value-type="float" office:value="6.42359069" calcext:value-type="float">
            <text:p>6.42359069</text:p>
          </table:table-cell>
          <table:table-cell table:formula="of:=POWER([.C133]-6.75;2)" office:value-type="float" office:value="0.106543037654676" calcext:value-type="float">
            <text:p>0.106543037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.652504" calcext:value-type="float">
            <text:p>3.652504</text:p>
          </table:table-cell>
          <table:table-cell office:value-type="float" office:value="6.46136049" calcext:value-type="float">
            <text:p>6.46136049</text:p>
          </table:table-cell>
          <table:table-cell table:formula="of:=POWER([.C134]-6.75;2)" office:value-type="float" office:value="0.0833127667330403" calcext:value-type="float">
            <text:p>0.0833127667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.672173" calcext:value-type="float">
            <text:p>4.672173</text:p>
          </table:table-cell>
          <table:table-cell office:value-type="float" office:value="6.49747911" calcext:value-type="float">
            <text:p>6.49747911</text:p>
          </table:table-cell>
          <table:table-cell table:formula="of:=POWER([.C135]-6.75;2)" office:value-type="float" office:value="0.0637667998863919" calcext:value-type="float">
            <text:p>0.063766799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.777557" calcext:value-type="float">
            <text:p>7.777557</text:p>
          </table:table-cell>
          <table:table-cell office:value-type="float" office:value="6.52128275" calcext:value-type="float">
            <text:p>6.52128275</text:p>
          </table:table-cell>
          <table:table-cell table:formula="of:=POWER([.C136]-6.75;2)" office:value-type="float" office:value="0.0523115804475624" calcext:value-type="float">
            <text:p>0.052311580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.064429" calcext:value-type="float">
            <text:p>10.064429</text:p>
          </table:table-cell>
          <table:table-cell office:value-type="float" office:value="6.51215534" calcext:value-type="float">
            <text:p>6.51215534</text:p>
          </table:table-cell>
          <table:table-cell table:formula="of:=POWER([.C137]-6.75;2)" office:value-type="float" office:value="0.0565700822905158" calcext:value-type="float">
            <text:p>0.056570082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.565496" calcext:value-type="float">
            <text:p>11.565496</text:p>
          </table:table-cell>
          <table:table-cell office:value-type="float" office:value="6.47916801" calcext:value-type="float">
            <text:p>6.47916801</text:p>
          </table:table-cell>
          <table:table-cell table:formula="of:=POWER([.C138]-6.75;2)" office:value-type="float" office:value="0.0733499668073599" calcext:value-type="float">
            <text:p>0.0733499668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.237044" calcext:value-type="float">
            <text:p>12.237044</text:p>
          </table:table-cell>
          <table:table-cell office:value-type="float" office:value="6.43138907" calcext:value-type="float">
            <text:p>6.43138907</text:p>
          </table:table-cell>
          <table:table-cell table:formula="of:=POWER([.C139]-6.75;2)" office:value-type="float" office:value="0.101512924715465" calcext:value-type="float">
            <text:p>0.101512924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.085159" calcext:value-type="float">
            <text:p>12.085159</text:p>
          </table:table-cell>
          <table:table-cell office:value-type="float" office:value="6.37809742" calcext:value-type="float">
            <text:p>6.37809742</text:p>
          </table:table-cell>
          <table:table-cell table:formula="of:=POWER([.C140]-6.75;2)" office:value-type="float" office:value="0.138311529010657" calcext:value-type="float">
            <text:p>0.13831152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.176133" calcext:value-type="float">
            <text:p>11.176133</text:p>
          </table:table-cell>
          <table:table-cell office:value-type="float" office:value="6.32776305" calcext:value-type="float">
            <text:p>6.32776305</text:p>
          </table:table-cell>
          <table:table-cell table:formula="of:=POWER([.C141]-6.75;2)" office:value-type="float" office:value="0.178284041945303" calcext:value-type="float">
            <text:p>0.1782840419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.616294" calcext:value-type="float">
            <text:p>9.616294</text:p>
          </table:table-cell>
          <table:table-cell office:value-type="float" office:value="6.28725375" calcext:value-type="float">
            <text:p>6.28725375</text:p>
          </table:table-cell>
          <table:table-cell table:formula="of:=POWER([.C142]-6.75;2)" office:value-type="float" office:value="0.214134091889063" calcext:value-type="float">
            <text:p>0.214134091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.511951" calcext:value-type="float">
            <text:p>7.511951</text:p>
          </table:table-cell>
          <table:table-cell office:value-type="float" office:value="6.26166197" calcext:value-type="float">
            <text:p>6.26166197</text:p>
          </table:table-cell>
          <table:table-cell table:formula="of:=POWER([.C143]-6.75;2)" office:value-type="float" office:value="0.23847403154428" calcext:value-type="float">
            <text:p>0.2384740315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.871015" calcext:value-type="float">
            <text:p>4.871015</text:p>
          </table:table-cell>
          <table:table-cell office:value-type="float" office:value="6.25482026" calcext:value-type="float">
            <text:p>6.25482026</text:p>
          </table:table-cell>
          <table:table-cell table:formula="of:=POWER([.C144]-6.75;2)" office:value-type="float" office:value="0.245202974906468" calcext:value-type="float">
            <text:p>0.245202974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.871015" calcext:value-type="float">
            <text:p>4.871015</text:p>
          </table:table-cell>
          <table:table-cell office:value-type="float" office:value="6.27086221" calcext:value-type="float">
            <text:p>6.27086221</text:p>
          </table:table-cell>
          <table:table-cell table:formula="of:=POWER([.C145]-6.75;2)" office:value-type="float" office:value="0.229573021806084" calcext:value-type="float">
            <text:p>0.229573021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871015" calcext:value-type="float">
            <text:p>4.871015</text:p>
          </table:table-cell>
          <table:table-cell office:value-type="float" office:value="6.28291704" calcext:value-type="float">
            <text:p>6.28291704</text:p>
          </table:table-cell>
          <table:table-cell table:formula="of:=POWER([.C146]-6.75;2)" office:value-type="float" office:value="0.218166491522362" calcext:value-type="float">
            <text:p>0.218166491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.871015" calcext:value-type="float">
            <text:p>4.871015</text:p>
          </table:table-cell>
          <table:table-cell office:value-type="float" office:value="6.29128894" calcext:value-type="float">
            <text:p>6.29128894</text:p>
          </table:table-cell>
          <table:table-cell table:formula="of:=POWER([.C147]-6.75;2)" office:value-type="float" office:value="0.210415836566323" calcext:value-type="float">
            <text:p>0.210415836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.871015" calcext:value-type="float">
            <text:p>4.871015</text:p>
          </table:table-cell>
          <table:table-cell office:value-type="float" office:value="6.29662058" calcext:value-type="float">
            <text:p>6.29662058</text:p>
          </table:table-cell>
          <table:table-cell table:formula="of:=POWER([.C148]-6.75;2)" office:value-type="float" office:value="0.205552898479536" calcext:value-type="float">
            <text:p>0.205552898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831643" calcext:value-type="float">
            <text:p>1.831643</text:p>
          </table:table-cell>
          <table:table-cell office:value-type="float" office:value="6.29934836" calcext:value-type="float">
            <text:p>6.29934836</text:p>
          </table:table-cell>
          <table:table-cell table:formula="of:=POWER([.C149]-6.75;2)" office:value-type="float" office:value="0.20308690063469" calcext:value-type="float">
            <text:p>0.203086900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.830205" calcext:value-type="float">
            <text:p>4.830205</text:p>
          </table:table-cell>
          <table:table-cell office:value-type="float" office:value="6.32990114" calcext:value-type="float">
            <text:p>6.32990114</text:p>
          </table:table-cell>
          <table:table-cell table:formula="of:=POWER([.C150]-6.75;2)" office:value-type="float" office:value="0.1764830521733" calcext:value-type="float">
            <text:p>0.176483052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785423" calcext:value-type="float">
            <text:p>6.785423</text:p>
          </table:table-cell>
          <table:table-cell office:value-type="float" office:value="6.32791368" calcext:value-type="float">
            <text:p>6.32791368</text:p>
          </table:table-cell>
          <table:table-cell table:formula="of:=POWER([.C151]-6.75;2)" office:value-type="float" office:value="0.178156861531142" calcext:value-type="float">
            <text:p>0.1781568615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.258611" calcext:value-type="float">
            <text:p>8.258611</text:p>
          </table:table-cell>
          <table:table-cell office:value-type="float" office:value="6.3046107" calcext:value-type="float">
            <text:p>6.3046107</text:p>
          </table:table-cell>
          <table:table-cell table:formula="of:=POWER([.C152]-6.75;2)" office:value-type="float" office:value="0.19837162855449" calcext:value-type="float">
            <text:p>0.1983716286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.279388" calcext:value-type="float">
            <text:p>9.279388</text:p>
          </table:table-cell>
          <table:table-cell office:value-type="float" office:value="6.26708148" calcext:value-type="float">
            <text:p>6.26708148</text:p>
          </table:table-cell>
          <table:table-cell table:formula="of:=POWER([.C153]-6.75;2)" office:value-type="float" office:value="0.233210296958991" calcext:value-type="float">
            <text:p>0.233210297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.804007" calcext:value-type="float">
            <text:p>9.804007</text:p>
          </table:table-cell>
          <table:table-cell office:value-type="float" office:value="6.22336231" calcext:value-type="float">
            <text:p>6.22336231</text:p>
          </table:table-cell>
          <table:table-cell table:formula="of:=POWER([.C154]-6.75;2)" office:value-type="float" office:value="0.277347256528536" calcext:value-type="float">
            <text:p>0.277347256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.776805" calcext:value-type="float">
            <text:p>9.776805</text:p>
          </table:table-cell>
          <table:table-cell office:value-type="float" office:value="6.18182926" calcext:value-type="float">
            <text:p>6.18182926</text:p>
          </table:table-cell>
          <table:table-cell table:formula="of:=POWER([.C155]-6.75;2)" office:value-type="float" office:value="0.322817989792148" calcext:value-type="float">
            <text:p>0.3228179898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.155184" calcext:value-type="float">
            <text:p>9.155184</text:p>
          </table:table-cell>
          <table:table-cell office:value-type="float" office:value="6.15007978" calcext:value-type="float">
            <text:p>6.15007978</text:p>
          </table:table-cell>
          <table:table-cell table:formula="of:=POWER([.C156]-6.75;2)" office:value-type="float" office:value="0.359904270364848" calcext:value-type="float">
            <text:p>0.3599042704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.918999" calcext:value-type="float">
            <text:p>7.918999</text:p>
          </table:table-cell>
          <table:table-cell office:value-type="float" office:value="6.13442932" calcext:value-type="float">
            <text:p>6.13442932</text:p>
          </table:table-cell>
          <table:table-cell table:formula="of:=POWER([.C157]-6.75;2)" office:value-type="float" office:value="0.378927262075663" calcext:value-type="float">
            <text:p>0.378927262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053998" calcext:value-type="float">
            <text:p>6.053998</text:p>
          </table:table-cell>
          <table:table-cell office:value-type="float" office:value="6.13983553" calcext:value-type="float">
            <text:p>6.13983553</text:p>
          </table:table-cell>
          <table:table-cell table:formula="of:=POWER([.C158]-6.75;2)" office:value-type="float" office:value="0.372300680450381" calcext:value-type="float">
            <text:p>0.3723006805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.401853" calcext:value-type="float">
            <text:p>3.401853</text:p>
          </table:table-cell>
          <table:table-cell office:value-type="float" office:value="6.17013964" calcext:value-type="float">
            <text:p>6.17013964</text:p>
          </table:table-cell>
          <table:table-cell table:formula="of:=POWER([.C159]-6.75;2)" office:value-type="float" office:value="0.336238037099329" calcext:value-type="float">
            <text:p>0.336238037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.401853" calcext:value-type="float">
            <text:p>3.401853</text:p>
          </table:table-cell>
          <table:table-cell office:value-type="float" office:value="6.22985905" calcext:value-type="float">
            <text:p>6.22985905</text:p>
          </table:table-cell>
          <table:table-cell table:formula="of:=POWER([.C160]-6.75;2)" office:value-type="float" office:value="0.270546607866903" calcext:value-type="float">
            <text:p>0.270546607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401853" calcext:value-type="float">
            <text:p>3.401853</text:p>
          </table:table-cell>
          <table:table-cell office:value-type="float" office:value="6.28861315" calcext:value-type="float">
            <text:p>6.28861315</text:p>
          </table:table-cell>
          <table:table-cell table:formula="of:=POWER([.C161]-6.75;2)" office:value-type="float" office:value="0.212877825352923" calcext:value-type="float">
            <text:p>0.212877825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.401853" calcext:value-type="float">
            <text:p>3.401853</text:p>
          </table:table-cell>
          <table:table-cell office:value-type="float" office:value="6.34249855" calcext:value-type="float">
            <text:p>6.34249855</text:p>
          </table:table-cell>
          <table:table-cell table:formula="of:=POWER([.C162]-6.75;2)" office:value-type="float" office:value="0.166057431752102" calcext:value-type="float">
            <text:p>0.166057431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.689544" calcext:value-type="float">
            <text:p>2.689544</text:p>
          </table:table-cell>
          <table:table-cell office:value-type="float" office:value="6.38810295" calcext:value-type="float">
            <text:p>6.38810295</text:p>
          </table:table-cell>
          <table:table-cell table:formula="of:=POWER([.C163]-6.75;2)" office:value-type="float" office:value="0.130969474798702" calcext:value-type="float">
            <text:p>0.130969474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.338853" calcext:value-type="float">
            <text:p>5.338853</text:p>
          </table:table-cell>
          <table:table-cell office:value-type="float" office:value="6.43029035" calcext:value-type="float">
            <text:p>6.43029035</text:p>
          </table:table-cell>
          <table:table-cell table:formula="of:=POWER([.C164]-6.75;2)" office:value-type="float" office:value="0.102214260303123" calcext:value-type="float">
            <text:p>0.102214260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.077745" calcext:value-type="float">
            <text:p>7.077745</text:p>
          </table:table-cell>
          <table:table-cell office:value-type="float" office:value="6.43523986" calcext:value-type="float">
            <text:p>6.43523986</text:p>
          </table:table-cell>
          <table:table-cell table:formula="of:=POWER([.C165]-6.75;2)" office:value-type="float" office:value="0.0990739457328194" calcext:value-type="float">
            <text:p>0.0990739457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.228831" calcext:value-type="float">
            <text:p>8.228831</text:p>
          </table:table-cell>
          <table:table-cell office:value-type="float" office:value="6.41502027" calcext:value-type="float">
            <text:p>6.41502027</text:p>
          </table:table-cell>
          <table:table-cell table:formula="of:=POWER([.C166]-6.75;2)" office:value-type="float" office:value="0.112211419510873" calcext:value-type="float">
            <text:p>0.112211419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.901203" calcext:value-type="float">
            <text:p>8.901203</text:p>
          </table:table-cell>
          <table:table-cell office:value-type="float" office:value="6.38175649" calcext:value-type="float">
            <text:p>6.38175649</text:p>
          </table:table-cell>
          <table:table-cell table:formula="of:=POWER([.C167]-6.75;2)" office:value-type="float" office:value="0.13560328265712" calcext:value-type="float">
            <text:p>0.1356032827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.190159" calcext:value-type="float">
            <text:p>9.190159</text:p>
          </table:table-cell>
          <table:table-cell office:value-type="float" office:value="6.34671072" calcext:value-type="float">
            <text:p>6.34671072</text:p>
          </table:table-cell>
          <table:table-cell table:formula="of:=POWER([.C168]-6.75;2)" office:value-type="float" office:value="0.162642243362918" calcext:value-type="float">
            <text:p>0.1626422434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.160771" calcext:value-type="float">
            <text:p>9.160771</text:p>
          </table:table-cell>
          <table:table-cell office:value-type="float" office:value="6.31691181" calcext:value-type="float">
            <text:p>6.31691181</text:p>
          </table:table-cell>
          <table:table-cell table:formula="of:=POWER([.C169]-6.75;2)" office:value-type="float" office:value="0.187565380317476" calcext:value-type="float">
            <text:p>0.187565380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.811761" calcext:value-type="float">
            <text:p>8.811761</text:p>
          </table:table-cell>
          <table:table-cell office:value-type="float" office:value="6.29530156" calcext:value-type="float">
            <text:p>6.29530156</text:p>
          </table:table-cell>
          <table:table-cell table:formula="of:=POWER([.C170]-6.75;2)" office:value-type="float" office:value="0.206750671338433" calcext:value-type="float">
            <text:p>0.206750671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.065822" calcext:value-type="float">
            <text:p>8.065822</text:p>
          </table:table-cell>
          <table:table-cell office:value-type="float" office:value="6.28280379" calcext:value-type="float">
            <text:p>6.28280379</text:p>
          </table:table-cell>
          <table:table-cell table:formula="of:=POWER([.C171]-6.75;2)" office:value-type="float" office:value="0.218272298638364" calcext:value-type="float">
            <text:p>0.2182722986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790987" calcext:value-type="float">
            <text:p>6.790987</text:p>
          </table:table-cell>
          <table:table-cell office:value-type="float" office:value="6.28036696" calcext:value-type="float">
            <text:p>6.28036696</text:p>
          </table:table-cell>
          <table:table-cell table:formula="of:=POWER([.C172]-6.75;2)" office:value-type="float" office:value="0.220555192259641" calcext:value-type="float">
            <text:p>0.220555192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.787699" calcext:value-type="float">
            <text:p>4.787699</text:p>
          </table:table-cell>
          <table:table-cell office:value-type="float" office:value="6.2904701" calcext:value-type="float">
            <text:p>6.2904701</text:p>
          </table:table-cell>
          <table:table-cell table:formula="of:=POWER([.C173]-6.75;2)" office:value-type="float" office:value="0.21116772899401" calcext:value-type="float">
            <text:p>0.21116772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522055" calcext:value-type="float">
            <text:p>0.522055</text:p>
          </table:table-cell>
          <table:table-cell office:value-type="float" office:value="6.31845996" calcext:value-type="float">
            <text:p>6.31845996</text:p>
          </table:table-cell>
          <table:table-cell table:formula="of:=POWER([.C174]-6.75;2)" office:value-type="float" office:value="0.186226806123201" calcext:value-type="float">
            <text:p>0.186226806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22055" calcext:value-type="float">
            <text:p>0.522055</text:p>
          </table:table-cell>
          <table:table-cell office:value-type="float" office:value="6.38620785" calcext:value-type="float">
            <text:p>6.38620785</text:p>
          </table:table-cell>
          <table:table-cell table:formula="of:=POWER([.C175]-6.75;2)" office:value-type="float" office:value="0.132344728401623" calcext:value-type="float">
            <text:p>0.132344728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22055" calcext:value-type="float">
            <text:p>0.522055</text:p>
          </table:table-cell>
          <table:table-cell office:value-type="float" office:value="6.45139646" calcext:value-type="float">
            <text:p>6.45139646</text:p>
          </table:table-cell>
          <table:table-cell table:formula="of:=POWER([.C176]-6.75;2)" office:value-type="float" office:value="0.0891640741005317" calcext:value-type="float">
            <text:p>0.089164074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522055" calcext:value-type="float">
            <text:p>0.522055</text:p>
          </table:table-cell>
          <table:table-cell office:value-type="float" office:value="6.51501289" calcext:value-type="float">
            <text:p>6.51501289</text:p>
          </table:table-cell>
          <table:table-cell table:formula="of:=POWER([.C177]-6.75;2)" office:value-type="float" office:value="0.0552189418661519" calcext:value-type="float">
            <text:p>0.0552189419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.845303" calcext:value-type="float">
            <text:p>2.845303</text:p>
          </table:table-cell>
          <table:table-cell office:value-type="float" office:value="6.57814773" calcext:value-type="float">
            <text:p>6.57814773</text:p>
          </table:table-cell>
          <table:table-cell table:formula="of:=POWER([.C178]-6.75;2)" office:value-type="float" office:value="0.0295332027041531" calcext:value-type="float">
            <text:p>0.029533202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512119" calcext:value-type="float">
            <text:p>5.512119</text:p>
          </table:table-cell>
          <table:table-cell office:value-type="float" office:value="6.6184107" calcext:value-type="float">
            <text:p>6.6184107</text:p>
          </table:table-cell>
          <table:table-cell table:formula="of:=POWER([.C179]-6.75;2)" office:value-type="float" office:value="0.01731574387449" calcext:value-type="float">
            <text:p>0.017315743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.029096" calcext:value-type="float">
            <text:p>7.029096</text:p>
          </table:table-cell>
          <table:table-cell office:value-type="float" office:value="6.63288895" calcext:value-type="float">
            <text:p>6.63288895</text:p>
          </table:table-cell>
          <table:table-cell table:formula="of:=POWER([.C180]-6.75;2)" office:value-type="float" office:value="0.0137149980321025" calcext:value-type="float">
            <text:p>0.01371499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.771541" calcext:value-type="float">
            <text:p>7.771541</text:p>
          </table:table-cell>
          <table:table-cell office:value-type="float" office:value="6.63335721" calcext:value-type="float">
            <text:p>6.63335721</text:p>
          </table:table-cell>
          <table:table-cell table:formula="of:=POWER([.C181]-6.75;2)" office:value-type="float" office:value="0.0136055404589842" calcext:value-type="float">
            <text:p>0.0136055405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.854133" calcext:value-type="float">
            <text:p>7.854133</text:p>
          </table:table-cell>
          <table:table-cell office:value-type="float" office:value="6.62764335" calcext:value-type="float">
            <text:p>6.62764335</text:p>
          </table:table-cell>
          <table:table-cell table:formula="of:=POWER([.C182]-6.75;2)" office:value-type="float" office:value="0.0149711497992226" calcext:value-type="float">
            <text:p>0.014971149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.389202" calcext:value-type="float">
            <text:p>7.389202</text:p>
          </table:table-cell>
          <table:table-cell office:value-type="float" office:value="6.62221549" calcext:value-type="float">
            <text:p>6.62221549</text:p>
          </table:table-cell>
          <table:table-cell table:formula="of:=POWER([.C183]-6.75;2)" office:value-type="float" office:value="0.01632888099594" calcext:value-type="float">
            <text:p>0.01632888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531504" calcext:value-type="float">
            <text:p>6.531504</text:p>
          </table:table-cell>
          <table:table-cell office:value-type="float" office:value="6.62215935" calcext:value-type="float">
            <text:p>6.62215935</text:p>
          </table:table-cell>
          <table:table-cell table:formula="of:=POWER([.C184]-6.75;2)" office:value-type="float" office:value="0.0163432317924224" calcext:value-type="float">
            <text:p>0.0163432318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.533077" calcext:value-type="float">
            <text:p>5.533077</text:p>
          </table:table-cell>
          <table:table-cell office:value-type="float" office:value="6.63074003" calcext:value-type="float">
            <text:p>6.63074003</text:p>
          </table:table-cell>
          <table:table-cell table:formula="of:=POWER([.C185]-6.75;2)" office:value-type="float" office:value="0.0142229404444009" calcext:value-type="float">
            <text:p>0.014222940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.82103" calcext:value-type="float">
            <text:p>4.82103</text:p>
          </table:table-cell>
          <table:table-cell office:value-type="float" office:value="6.64847129" calcext:value-type="float">
            <text:p>6.64847129</text:p>
          </table:table-cell>
          <table:table-cell table:formula="of:=POWER([.C186]-6.75;2)" office:value-type="float" office:value="0.0103080789542641" calcext:value-type="float">
            <text:p>0.01030807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.888149" calcext:value-type="float">
            <text:p>4.888149</text:p>
          </table:table-cell>
          <table:table-cell office:value-type="float" office:value="6.67146247" calcext:value-type="float">
            <text:p>6.67146247</text:p>
          </table:table-cell>
          <table:table-cell table:formula="of:=POWER([.C187]-6.75;2)" office:value-type="float" office:value="0.00616814361850093" calcext:value-type="float">
            <text:p>0.006168143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.756075" calcext:value-type="float">
            <text:p>5.756075</text:p>
          </table:table-cell>
          <table:table-cell office:value-type="float" office:value="6.69092495" calcext:value-type="float">
            <text:p>6.69092495</text:p>
          </table:table-cell>
          <table:table-cell table:formula="of:=POWER([.C188]-6.75;2)" office:value-type="float" office:value="0.00348986153250246" calcext:value-type="float">
            <text:p>0.003489861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943858" calcext:value-type="float">
            <text:p>6.943858</text:p>
          </table:table-cell>
          <table:table-cell office:value-type="float" office:value="6.69814193" calcext:value-type="float">
            <text:p>6.69814193</text:p>
          </table:table-cell>
          <table:table-cell table:formula="of:=POWER([.C189]-6.75;2)" office:value-type="float" office:value="0.00268925942412487" calcext:value-type="float">
            <text:p>0.002689259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.9984" calcext:value-type="float">
            <text:p>7.9984</text:p>
          </table:table-cell>
          <table:table-cell office:value-type="float" office:value="6.68985651" calcext:value-type="float">
            <text:p>6.68985651</text:p>
          </table:table-cell>
          <table:table-cell table:formula="of:=POWER([.C190]-6.75;2)" office:value-type="float" office:value="0.00361723938938007" calcext:value-type="float">
            <text:p>0.0036172394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.649992" calcext:value-type="float">
            <text:p>8.649992</text:p>
          </table:table-cell>
          <table:table-cell office:value-type="float" office:value="6.66835339" calcext:value-type="float">
            <text:p>6.66835339</text:p>
          </table:table-cell>
          <table:table-cell table:formula="of:=POWER([.C191]-6.75;2)" office:value-type="float" office:value="0.00666616892449209" calcext:value-type="float">
            <text:p>0.006666168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.77511" calcext:value-type="float">
            <text:p>8.77511</text:p>
          </table:table-cell>
          <table:table-cell office:value-type="float" office:value="6.63967344" calcext:value-type="float">
            <text:p>6.63967344</text:p>
          </table:table-cell>
          <table:table-cell table:formula="of:=POWER([.C192]-6.75;2)" office:value-type="float" office:value="0.0121719498414336" calcext:value-type="float">
            <text:p>0.0121719498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.362187" calcext:value-type="float">
            <text:p>8.362187</text:p>
          </table:table-cell>
          <table:table-cell office:value-type="float" office:value="6.61155878" calcext:value-type="float">
            <text:p>6.61155878</text:p>
          </table:table-cell>
          <table:table-cell table:formula="of:=POWER([.C193]-6.75;2)" office:value-type="float" office:value="0.0191659713950883" calcext:value-type="float">
            <text:p>0.019165971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.486657" calcext:value-type="float">
            <text:p>7.486657</text:p>
          </table:table-cell>
          <table:table-cell office:value-type="float" office:value="6.59131376" calcext:value-type="float">
            <text:p>6.59131376</text:p>
          </table:table-cell>
          <table:table-cell table:formula="of:=POWER([.C194]-6.75;2)" office:value-type="float" office:value="0.0251813227653375" calcext:value-type="float">
            <text:p>0.0251813228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282026" calcext:value-type="float">
            <text:p>6.282026</text:p>
          </table:table-cell>
          <table:table-cell office:value-type="float" office:value="6.58422346" calcext:value-type="float">
            <text:p>6.58422346</text:p>
          </table:table-cell>
          <table:table-cell table:formula="of:=POWER([.C195]-6.75;2)" office:value-type="float" office:value="0.0274818612143714" calcext:value-type="float">
            <text:p>0.027481861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.895023" calcext:value-type="float">
            <text:p>4.895023</text:p>
          </table:table-cell>
          <table:table-cell office:value-type="float" office:value="6.59292843" calcext:value-type="float">
            <text:p>6.59292843</text:p>
          </table:table-cell>
          <table:table-cell table:formula="of:=POWER([.C196]-6.75;2)" office:value-type="float" office:value="0.024671478102265" calcext:value-type="float">
            <text:p>0.024671478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.397696" calcext:value-type="float">
            <text:p>3.397696</text:p>
          </table:table-cell>
          <table:table-cell office:value-type="float" office:value="6.61769997" calcext:value-type="float">
            <text:p>6.61769997</text:p>
          </table:table-cell>
          <table:table-cell table:formula="of:=POWER([.C197]-6.75;2)" office:value-type="float" office:value="0.0175032979380008" calcext:value-type="float">
            <text:p>0.017503297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434517" calcext:value-type="float">
            <text:p>1.434517</text:p>
          </table:table-cell>
          <table:table-cell office:value-type="float" office:value="6.65774428" calcext:value-type="float">
            <text:p>6.65774428</text:p>
          </table:table-cell>
          <table:table-cell table:formula="of:=POWER([.C198]-6.75;2)" office:value-type="float" office:value="0.00851111787271837" calcext:value-type="float">
            <text:p>0.008511117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434517" calcext:value-type="float">
            <text:p>1.434517</text:p>
          </table:table-cell>
          <table:table-cell office:value-type="float" office:value="6.71601223" calcext:value-type="float">
            <text:p>6.71601223</text:p>
          </table:table-cell>
          <table:table-cell table:formula="of:=POWER([.C199]-6.75;2)" office:value-type="float" office:value="0.00115516850957287" calcext:value-type="float">
            <text:p>0.001155168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434517" calcext:value-type="float">
            <text:p>1.434517</text:p>
          </table:table-cell>
          <table:table-cell office:value-type="float" office:value="6.77178359" calcext:value-type="float">
            <text:p>6.77178359</text:p>
          </table:table-cell>
          <table:table-cell table:formula="of:=POWER([.C200]-6.75;2)" office:value-type="float" office:value="0.000474524793288103" calcext:value-type="float">
            <text:p>0.000474524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34517" calcext:value-type="float">
            <text:p>1.434517</text:p>
          </table:table-cell>
          <table:table-cell office:value-type="float" office:value="6.82486619" calcext:value-type="float">
            <text:p>6.82486619</text:p>
          </table:table-cell>
          <table:table-cell table:formula="of:=POWER([.C201]-6.75;2)" office:value-type="float" office:value="0.00560494640511608" calcext:value-type="float">
            <text:p>0.0056049464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434517" calcext:value-type="float">
            <text:p>1.434517</text:p>
          </table:table-cell>
          <table:table-cell office:value-type="float" office:value="6.87603073" calcext:value-type="float">
            <text:p>6.87603073</text:p>
          </table:table-cell>
          <table:table-cell table:formula="of:=POWER([.C202]-6.75;2)" office:value-type="float" office:value="0.0158837449043329" calcext:value-type="float">
            <text:p>0.0158837449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434517" calcext:value-type="float">
            <text:p>1.434517</text:p>
          </table:table-cell>
          <table:table-cell office:value-type="float" office:value="6.92679579" calcext:value-type="float">
            <text:p>6.92679579</text:p>
          </table:table-cell>
          <table:table-cell table:formula="of:=POWER([.C203]-6.75;2)" office:value-type="float" office:value="0.0312567513617241" calcext:value-type="float">
            <text:p>0.0312567514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727701" calcext:value-type="float">
            <text:p>1.727701</text:p>
          </table:table-cell>
          <table:table-cell office:value-type="float" office:value="6.97893065" calcext:value-type="float">
            <text:p>6.97893065</text:p>
          </table:table-cell>
          <table:table-cell table:formula="of:=POWER([.C204]-6.75;2)" office:value-type="float" office:value="0.0524092425094224" calcext:value-type="float">
            <text:p>0.0524092425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.71046" calcext:value-type="float">
            <text:p>5.71046</text:p>
          </table:table-cell>
          <table:table-cell office:value-type="float" office:value="7.03091848" calcext:value-type="float">
            <text:p>7.03091848</text:p>
          </table:table-cell>
          <table:table-cell table:formula="of:=POWER([.C205]-6.75;2)" office:value-type="float" office:value="0.0789151924055106" calcext:value-type="float">
            <text:p>0.078915192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.361804" calcext:value-type="float">
            <text:p>8.361804</text:p>
          </table:table-cell>
          <table:table-cell office:value-type="float" office:value="7.0464679" calcext:value-type="float">
            <text:p>7.0464679</text:p>
          </table:table-cell>
          <table:table-cell table:formula="of:=POWER([.C206]-6.75;2)" office:value-type="float" office:value="0.0878932157304098" calcext:value-type="float">
            <text:p>0.0878932157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.382273" calcext:value-type="float">
            <text:p>10.382273</text:p>
          </table:table-cell>
          <table:table-cell office:value-type="float" office:value="7.03849894" calcext:value-type="float">
            <text:p>7.03849894</text:p>
          </table:table-cell>
          <table:table-cell table:formula="of:=POWER([.C207]-6.75;2)" office:value-type="float" office:value="0.0832316383811237" calcext:value-type="float">
            <text:p>0.0832316384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1.752433" calcext:value-type="float">
            <text:p>11.752433</text:p>
          </table:table-cell>
          <table:table-cell office:value-type="float" office:value="7.01196293" calcext:value-type="float">
            <text:p>7.01196293</text:p>
          </table:table-cell>
          <table:table-cell table:formula="of:=POWER([.C208]-6.75;2)" office:value-type="float" office:value="0.068624576694185" calcext:value-type="float">
            <text:p>0.0686245767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.430095" calcext:value-type="float">
            <text:p>12.430095</text:p>
          </table:table-cell>
          <table:table-cell office:value-type="float" office:value="6.97122017" calcext:value-type="float">
            <text:p>6.97122017</text:p>
          </table:table-cell>
          <table:table-cell table:formula="of:=POWER([.C209]-6.75;2)" office:value-type="float" office:value="0.0489383636148291" calcext:value-type="float">
            <text:p>0.0489383636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.420726" calcext:value-type="float">
            <text:p>12.420726</text:p>
          </table:table-cell>
          <table:table-cell office:value-type="float" office:value="6.92055527" calcext:value-type="float">
            <text:p>6.92055527</text:p>
          </table:table-cell>
          <table:table-cell table:formula="of:=POWER([.C210]-6.75;2)" office:value-type="float" office:value="0.029089100124773" calcext:value-type="float">
            <text:p>0.029089100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.792174" calcext:value-type="float">
            <text:p>11.792174</text:p>
          </table:table-cell>
          <table:table-cell office:value-type="float" office:value="6.8641207" calcext:value-type="float">
            <text:p>6.8641207</text:p>
          </table:table-cell>
          <table:table-cell table:formula="of:=POWER([.C211]-6.75;2)" office:value-type="float" office:value="0.01302353416849" calcext:value-type="float">
            <text:p>0.013023534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.674347" calcext:value-type="float">
            <text:p>10.674347</text:p>
          </table:table-cell>
          <table:table-cell office:value-type="float" office:value="6.80594089" calcext:value-type="float">
            <text:p>6.80594089</text:p>
          </table:table-cell>
          <table:table-cell table:formula="of:=POWER([.C212]-6.75;2)" office:value-type="float" office:value="0.00312938317399215" calcext:value-type="float">
            <text:p>0.0031293832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.256672" calcext:value-type="float">
            <text:p>9.256672</text:p>
          </table:table-cell>
          <table:table-cell office:value-type="float" office:value="6.75026148" calcext:value-type="float">
            <text:p>6.75026148</text:p>
          </table:table-cell>
          <table:table-cell table:formula="of:=POWER([.C213]-6.75;2)" office:value-type="float" office:value="0.0000000683717903999028" calcext:value-type="float">
            <text:p>6.83717903999028E-008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.789736" calcext:value-type="float">
            <text:p>7.789736</text:p>
          </table:table-cell>
          <table:table-cell office:value-type="float" office:value="6.70229351" calcext:value-type="float">
            <text:p>6.70229351</text:p>
          </table:table-cell>
          <table:table-cell table:formula="of:=POWER([.C214]-6.75;2)" office:value-type="float" office:value="0.00227590918812005" calcext:value-type="float">
            <text:p>0.0022759092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581667" calcext:value-type="float">
            <text:p>6.581667</text:p>
          </table:table-cell>
          <table:table-cell office:value-type="float" office:value="6.66813003" calcext:value-type="float">
            <text:p>6.66813003</text:p>
          </table:table-cell>
          <table:table-cell table:formula="of:=POWER([.C215]-6.75;2)" office:value-type="float" office:value="0.00670269198780084" calcext:value-type="float">
            <text:p>0.00670269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.927002" calcext:value-type="float">
            <text:p>5.927002</text:p>
          </table:table-cell>
          <table:table-cell office:value-type="float" office:value="6.65131758" calcext:value-type="float">
            <text:p>6.65131758</text:p>
          </table:table-cell>
          <table:table-cell table:formula="of:=POWER([.C216]-6.75;2)" office:value-type="float" office:value="0.00973822001705645" calcext:value-type="float">
            <text:p>0.00973822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.901045" calcext:value-type="float">
            <text:p>5.901045</text:p>
          </table:table-cell>
          <table:table-cell office:value-type="float" office:value="6.64923736" calcext:value-type="float">
            <text:p>6.64923736</text:p>
          </table:table-cell>
          <table:table-cell table:formula="of:=POWER([.C217]-6.75;2)" office:value-type="float" office:value="0.0101531096197696" calcext:value-type="float">
            <text:p>0.0101531096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258343" calcext:value-type="float">
            <text:p>6.258343</text:p>
          </table:table-cell>
          <table:table-cell office:value-type="float" office:value="6.65495841" calcext:value-type="float">
            <text:p>6.65495841</text:p>
          </table:table-cell>
          <table:table-cell table:formula="of:=POWER([.C218]-6.75;2)" office:value-type="float" office:value="0.00903290382972812" calcext:value-type="float">
            <text:p>0.0090329038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661286" calcext:value-type="float">
            <text:p>6.661286</text:p>
          </table:table-cell>
          <table:table-cell office:value-type="float" office:value="6.66182271" calcext:value-type="float">
            <text:p>6.66182271</text:p>
          </table:table-cell>
          <table:table-cell table:formula="of:=POWER([.C219]-6.75;2)" office:value-type="float" office:value="0.00777523447174409" calcext:value-type="float">
            <text:p>0.007775234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888769" calcext:value-type="float">
            <text:p>6.888769</text:p>
          </table:table-cell>
          <table:table-cell office:value-type="float" office:value="6.66575281" calcext:value-type="float">
            <text:p>6.66575281</text:p>
          </table:table-cell>
          <table:table-cell table:formula="of:=POWER([.C220]-6.75;2)" office:value-type="float" office:value="0.00709758902289612" calcext:value-type="float">
            <text:p>0.00709758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861455" calcext:value-type="float">
            <text:p>6.861455</text:p>
          </table:table-cell>
          <table:table-cell office:value-type="float" office:value="6.66531008" calcext:value-type="float">
            <text:p>6.66531008</text:p>
          </table:table-cell>
          <table:table-cell table:formula="of:=POWER([.C221]-6.75;2)" office:value-type="float" office:value="0.00717238254960636" calcext:value-type="float">
            <text:p>0.007172382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605874" calcext:value-type="float">
            <text:p>6.605874</text:p>
          </table:table-cell>
          <table:table-cell office:value-type="float" office:value="6.66135557" calcext:value-type="float">
            <text:p>6.66135557</text:p>
          </table:table-cell>
          <table:table-cell table:formula="of:=POWER([.C222]-6.75;2)" office:value-type="float" office:value="0.00785783497002498" calcext:value-type="float">
            <text:p>0.00785783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219422" calcext:value-type="float">
            <text:p>6.219422</text:p>
          </table:table-cell>
          <table:table-cell office:value-type="float" office:value="6.65671063" calcext:value-type="float">
            <text:p>6.65671063</text:p>
          </table:table-cell>
          <table:table-cell table:formula="of:=POWER([.C223]-6.75;2)" office:value-type="float" office:value="0.00870290655499689" calcext:value-type="float">
            <text:p>0.008702906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.840037" calcext:value-type="float">
            <text:p>5.840037</text:p>
          </table:table-cell>
          <table:table-cell office:value-type="float" office:value="6.65524337" calcext:value-type="float">
            <text:p>6.65524337</text:p>
          </table:table-cell>
          <table:table-cell table:formula="of:=POWER([.C224]-6.75;2)" office:value-type="float" office:value="0.0089788189289569" calcext:value-type="float">
            <text:p>0.008978818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.609742" calcext:value-type="float">
            <text:p>5.609742</text:p>
          </table:table-cell>
          <table:table-cell office:value-type="float" office:value="6.65997934" calcext:value-type="float">
            <text:p>6.65997934</text:p>
          </table:table-cell>
          <table:table-cell table:formula="of:=POWER([.C225]-6.75;2)" office:value-type="float" office:value="0.00810371922683568" calcext:value-type="float">
            <text:p>0.008103719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.622879" calcext:value-type="float">
            <text:p>5.622879</text:p>
          </table:table-cell>
          <table:table-cell office:value-type="float" office:value="6.67130019" calcext:value-type="float">
            <text:p>6.67130019</text:p>
          </table:table-cell>
          <table:table-cell table:formula="of:=POWER([.C226]-6.75;2)" office:value-type="float" office:value="0.00619366009403607" calcext:value-type="float">
            <text:p>0.006193660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.880628" calcext:value-type="float">
            <text:p>5.880628</text:p>
          </table:table-cell>
          <table:table-cell office:value-type="float" office:value="6.68677133" calcext:value-type="float">
            <text:p>6.68677133</text:p>
          </table:table-cell>
          <table:table-cell table:formula="of:=POWER([.C227]-6.75;2)" office:value-type="float" office:value="0.0039978647099689" calcext:value-type="float">
            <text:p>0.003997864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297326" calcext:value-type="float">
            <text:p>6.297326</text:p>
          </table:table-cell>
          <table:table-cell office:value-type="float" office:value="6.70249985" calcext:value-type="float">
            <text:p>6.70249985</text:p>
          </table:table-cell>
          <table:table-cell table:formula="of:=POWER([.C228]-6.75;2)" office:value-type="float" office:value="0.00225626425002253" calcext:value-type="float">
            <text:p>0.002256264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75296" calcext:value-type="float">
            <text:p>6.75296</text:p>
          </table:table-cell>
          <table:table-cell office:value-type="float" office:value="6.71479069" calcext:value-type="float">
            <text:p>6.71479069</text:p>
          </table:table-cell>
          <table:table-cell table:formula="of:=POWER([.C229]-6.75;2)" office:value-type="float" office:value="0.0012396955106761" calcext:value-type="float">
            <text:p>0.001239695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.141649" calcext:value-type="float">
            <text:p>7.141649</text:p>
          </table:table-cell>
          <table:table-cell office:value-type="float" office:value="6.72124274" calcext:value-type="float">
            <text:p>6.72124274</text:p>
          </table:table-cell>
          <table:table-cell table:formula="of:=POWER([.C230]-6.75;2)" office:value-type="float" office:value="0.000826980002707594" calcext:value-type="float">
            <text:p>0.0008269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.394903" calcext:value-type="float">
            <text:p>7.394903</text:p>
          </table:table-cell>
          <table:table-cell office:value-type="float" office:value="6.72121668" calcext:value-type="float">
            <text:p>6.72121668</text:p>
          </table:table-cell>
          <table:table-cell table:formula="of:=POWER([.C231]-6.75;2)" office:value-type="float" office:value="0.000828479510222378" calcext:value-type="float">
            <text:p>0.000828479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.486792" calcext:value-type="float">
            <text:p>7.486792</text:p>
          </table:table-cell>
          <table:table-cell office:value-type="float" office:value="6.71587231" calcext:value-type="float">
            <text:p>6.71587231</text:p>
          </table:table-cell>
          <table:table-cell table:formula="of:=POWER([.C232]-6.75;2)" office:value-type="float" office:value="0.0011646992247361" calcext:value-type="float">
            <text:p>0.001164699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.429484" calcext:value-type="float">
            <text:p>7.429484</text:p>
          </table:table-cell>
          <table:table-cell office:value-type="float" office:value="6.70782493" calcext:value-type="float">
            <text:p>6.70782493</text:p>
          </table:table-cell>
          <table:table-cell table:formula="of:=POWER([.C233]-6.75;2)" office:value-type="float" office:value="0.00177873652950489" calcext:value-type="float">
            <text:p>0.001778736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.264366" calcext:value-type="float">
            <text:p>7.264366</text:p>
          </table:table-cell>
          <table:table-cell office:value-type="float" office:value="6.7003454" calcext:value-type="float">
            <text:p>6.7003454</text:p>
          </table:table-cell>
          <table:table-cell table:formula="of:=POWER([.C234]-6.75;2)" office:value-type="float" office:value="0.00246557930116002" calcext:value-type="float">
            <text:p>0.002465579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.052537" calcext:value-type="float">
            <text:p>7.052537</text:p>
          </table:table-cell>
          <table:table-cell office:value-type="float" office:value="6.69621995" calcext:value-type="float">
            <text:p>6.69621995</text:p>
          </table:table-cell>
          <table:table-cell table:formula="of:=POWER([.C235]-6.75;2)" office:value-type="float" office:value="0.00289229377800253" calcext:value-type="float">
            <text:p>0.002892293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864816" calcext:value-type="float">
            <text:p>6.864816</text:p>
          </table:table-cell>
          <table:table-cell office:value-type="float" office:value="6.69675442" calcext:value-type="float">
            <text:p>6.69675442</text:p>
          </table:table-cell>
          <table:table-cell table:formula="of:=POWER([.C236]-6.75;2)" office:value-type="float" office:value="0.00283509178953645" calcext:value-type="float">
            <text:p>0.002835091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765696" calcext:value-type="float">
            <text:p>6.765696</text:p>
          </table:table-cell>
          <table:table-cell office:value-type="float" office:value="6.70138248" calcext:value-type="float">
            <text:p>6.70138248</text:p>
          </table:table-cell>
          <table:table-cell table:formula="of:=POWER([.C237]-6.75;2)" office:value-type="float" office:value="0.00236366325095036" calcext:value-type="float">
            <text:p>0.002363663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787602" calcext:value-type="float">
            <text:p>6.787602</text:p>
          </table:table-cell>
          <table:table-cell office:value-type="float" office:value="6.70796269" calcext:value-type="float">
            <text:p>6.70796269</text:p>
          </table:table-cell>
          <table:table-cell table:formula="of:=POWER([.C238]-6.75;2)" office:value-type="float" office:value="0.00176713543203606" calcext:value-type="float">
            <text:p>0.001767135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907879" calcext:value-type="float">
            <text:p>6.907879</text:p>
          </table:table-cell>
          <table:table-cell office:value-type="float" office:value="6.71362654" calcext:value-type="float">
            <text:p>6.71362654</text:p>
          </table:table-cell>
          <table:table-cell table:formula="of:=POWER([.C239]-6.75;2)" office:value-type="float" office:value="0.00132302859237161" calcext:value-type="float">
            <text:p>0.001323028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.051722" calcext:value-type="float">
            <text:p>7.051722</text:p>
          </table:table-cell>
          <table:table-cell office:value-type="float" office:value="6.71592228" calcext:value-type="float">
            <text:p>6.71592228</text:p>
          </table:table-cell>
          <table:table-cell table:formula="of:=POWER([.C240]-6.75;2)" office:value-type="float" office:value="0.0011612910003984" calcext:value-type="float">
            <text:p>0.00116129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.125203" calcext:value-type="float">
            <text:p>7.125203</text:p>
          </table:table-cell>
          <table:table-cell office:value-type="float" office:value="6.71382948" calcext:value-type="float">
            <text:p>6.71382948</text:p>
          </table:table-cell>
          <table:table-cell table:formula="of:=POWER([.C241]-6.75;2)" office:value-type="float" office:value="0.00130830651707038" calcext:value-type="float">
            <text:p>0.001308306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.057116" calcext:value-type="float">
            <text:p>7.057116</text:p>
          </table:table-cell>
          <table:table-cell office:value-type="float" office:value="6.70820807" calcext:value-type="float">
            <text:p>6.70820807</text:p>
          </table:table-cell>
          <table:table-cell table:formula="of:=POWER([.C242]-6.75;2)" office:value-type="float" office:value="0.00174656541312494" calcext:value-type="float">
            <text:p>0.001746565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82778" calcext:value-type="float">
            <text:p>6.82778</text:p>
          </table:table-cell>
          <table:table-cell office:value-type="float" office:value="6.70148938" calcext:value-type="float">
            <text:p>6.70148938</text:p>
          </table:table-cell>
          <table:table-cell table:formula="of:=POWER([.C243]-6.75;2)" office:value-type="float" office:value="0.00235328025278441" calcext:value-type="float">
            <text:p>0.0023532803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47521" calcext:value-type="float">
            <text:p>6.47521</text:p>
          </table:table-cell>
          <table:table-cell office:value-type="float" office:value="6.69674704" calcext:value-type="float">
            <text:p>6.69674704</text:p>
          </table:table-cell>
          <table:table-cell table:formula="of:=POWER([.C244]-6.75;2)" office:value-type="float" office:value="0.0028358777487616" calcext:value-type="float">
            <text:p>0.002835877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076498" calcext:value-type="float">
            <text:p>6.076498</text:p>
          </table:table-cell>
          <table:table-cell office:value-type="float" office:value="6.69658111" calcext:value-type="float">
            <text:p>6.69658111</text:p>
          </table:table-cell>
          <table:table-cell table:formula="of:=POWER([.C245]-6.75;2)" office:value-type="float" office:value="0.00285357780883206" calcext:value-type="float">
            <text:p>0.002853577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.708205" calcext:value-type="float">
            <text:p>5.708205</text:p>
          </table:table-cell>
          <table:table-cell office:value-type="float" office:value="6.70235979" calcext:value-type="float">
            <text:p>6.70235979</text:p>
          </table:table-cell>
          <table:table-cell table:formula="of:=POWER([.C246]-6.75;2)" office:value-type="float" office:value="0.0022695896088441" calcext:value-type="float">
            <text:p>0.002269589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.404179" calcext:value-type="float">
            <text:p>5.404179</text:p>
          </table:table-cell>
          <table:table-cell office:value-type="float" office:value="6.71416084" calcext:value-type="float">
            <text:p>6.71416084</text:p>
          </table:table-cell>
          <table:table-cell table:formula="of:=POWER([.C247]-6.75;2)" office:value-type="float" office:value="0.00128444538950561" calcext:value-type="float">
            <text:p>0.001284445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.143793" calcext:value-type="float">
            <text:p>5.143793</text:p>
          </table:table-cell>
          <table:table-cell office:value-type="float" office:value="6.73134863" calcext:value-type="float">
            <text:p>6.73134863</text:p>
          </table:table-cell>
          <table:table-cell table:formula="of:=POWER([.C248]-6.75;2)" office:value-type="float" office:value="0.00034787360287689" calcext:value-type="float">
            <text:p>0.000347873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.886921" calcext:value-type="float">
            <text:p>4.886921</text:p>
          </table:table-cell>
          <table:table-cell office:value-type="float" office:value="6.75331768" calcext:value-type="float">
            <text:p>6.75331768</text:p>
          </table:table-cell>
          <table:table-cell table:formula="of:=POWER([.C249]-6.75;2)" office:value-type="float" office:value="0.0000110070005824021" calcext:value-type="float">
            <text:p>0.00001100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.631459" calcext:value-type="float">
            <text:p>4.631459</text:p>
          </table:table-cell>
          <table:table-cell office:value-type="float" office:value="6.77981167" calcext:value-type="float">
            <text:p>6.77981167</text:p>
          </table:table-cell>
          <table:table-cell table:formula="of:=POWER([.C250]-6.75;2)" office:value-type="float" office:value="0.000888735668188897" calcext:value-type="float">
            <text:p>0.000888735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.455125" calcext:value-type="float">
            <text:p>4.455125</text:p>
          </table:table-cell>
          <table:table-cell office:value-type="float" office:value="6.8105464" calcext:value-type="float">
            <text:p>6.8105464</text:p>
          </table:table-cell>
          <table:table-cell table:formula="of:=POWER([.C251]-6.75;2)" office:value-type="float" office:value="0.00366586655295997" calcext:value-type="float">
            <text:p>0.003665866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.505689" calcext:value-type="float">
            <text:p>4.505689</text:p>
          </table:table-cell>
          <table:table-cell office:value-type="float" office:value="6.84433064" calcext:value-type="float">
            <text:p>6.84433064</text:p>
          </table:table-cell>
          <table:table-cell table:formula="of:=POWER([.C252]-6.75;2)" office:value-type="float" office:value="0.00889826964280958" calcext:value-type="float">
            <text:p>0.008898269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.907471" calcext:value-type="float">
            <text:p>4.907471</text:p>
          </table:table-cell>
          <table:table-cell office:value-type="float" office:value="6.87829125" calcext:value-type="float">
            <text:p>6.87829125</text:p>
          </table:table-cell>
          <table:table-cell table:formula="of:=POWER([.C253]-6.75;2)" office:value-type="float" office:value="0.0164586448265626" calcext:value-type="float">
            <text:p>0.016458644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.650702" calcext:value-type="float">
            <text:p>5.650702</text:p>
          </table:table-cell>
          <table:table-cell office:value-type="float" office:value="6.90811897" calcext:value-type="float">
            <text:p>6.90811897</text:p>
          </table:table-cell>
          <table:table-cell table:formula="of:=POWER([.C254]-6.75;2)" office:value-type="float" office:value="0.025001608673861" calcext:value-type="float">
            <text:p>0.025001608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601857" calcext:value-type="float">
            <text:p>6.601857</text:p>
          </table:table-cell>
          <table:table-cell office:value-type="float" office:value="6.92951907" calcext:value-type="float">
            <text:p>6.92951907</text:p>
          </table:table-cell>
          <table:table-cell table:formula="of:=POWER([.C255]-6.75;2)" office:value-type="float" office:value="0.0322270964936647" calcext:value-type="float">
            <text:p>0.0322270965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.590138" calcext:value-type="float">
            <text:p>7.590138</text:p>
          </table:table-cell>
          <table:table-cell office:value-type="float" office:value="6.93960436" calcext:value-type="float">
            <text:p>6.93960436</text:p>
          </table:table-cell>
          <table:table-cell table:formula="of:=POWER([.C256]-6.75;2)" office:value-type="float" office:value="0.0359498133310095" calcext:value-type="float">
            <text:p>0.035949813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.45962" calcext:value-type="float">
            <text:p>8.45962</text:p>
          </table:table-cell>
          <table:table-cell office:value-type="float" office:value="6.93739939" calcext:value-type="float">
            <text:p>6.93739939</text:p>
          </table:table-cell>
          <table:table-cell table:formula="of:=POWER([.C257]-6.75;2)" office:value-type="float" office:value="0.0351185313723722" calcext:value-type="float">
            <text:p>0.035118531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.084409" calcext:value-type="float">
            <text:p>9.084409</text:p>
          </table:table-cell>
          <table:table-cell office:value-type="float" office:value="6.92376558" calcext:value-type="float">
            <text:p>6.92376558</text:p>
          </table:table-cell>
          <table:table-cell table:formula="of:=POWER([.C258]-6.75;2)" office:value-type="float" office:value="0.0301944767927362" calcext:value-type="float">
            <text:p>0.030194476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.373794" calcext:value-type="float">
            <text:p>9.373794</text:p>
          </table:table-cell>
          <table:table-cell office:value-type="float" office:value="6.9011369" calcext:value-type="float">
            <text:p>6.9011369</text:p>
          </table:table-cell>
          <table:table-cell table:formula="of:=POWER([.C259]-6.75;2)" office:value-type="float" office:value="0.02284236254161" calcext:value-type="float">
            <text:p>0.022842362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.277263" calcext:value-type="float">
            <text:p>9.277263</text:p>
          </table:table-cell>
          <table:table-cell office:value-type="float" office:value="6.87320569" calcext:value-type="float">
            <text:p>6.87320569</text:p>
          </table:table-cell>
          <table:table-cell table:formula="of:=POWER([.C260]-6.75;2)" office:value-type="float" office:value="0.0151796420483761" calcext:value-type="float">
            <text:p>0.01517964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.790393" calcext:value-type="float">
            <text:p>8.790393</text:p>
          </table:table-cell>
          <table:table-cell office:value-type="float" office:value="6.84456009" calcext:value-type="float">
            <text:p>6.84456009</text:p>
          </table:table-cell>
          <table:table-cell table:formula="of:=POWER([.C261]-6.75;2)" office:value-type="float" office:value="0.00894161062080808" calcext:value-type="float">
            <text:p>0.008941610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.962293" calcext:value-type="float">
            <text:p>7.962293</text:p>
          </table:table-cell>
          <table:table-cell office:value-type="float" office:value="6.82019673" calcext:value-type="float">
            <text:p>6.82019673</text:p>
          </table:table-cell>
          <table:table-cell table:formula="of:=POWER([.C262]-6.75;2)" office:value-type="float" office:value="0.00492758090269292" calcext:value-type="float">
            <text:p>0.004927580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908284" calcext:value-type="float">
            <text:p>6.908284</text:p>
          </table:table-cell>
          <table:table-cell office:value-type="float" office:value="6.8048088" calcext:value-type="float">
            <text:p>6.8048088</text:p>
          </table:table-cell>
          <table:table-cell table:formula="of:=POWER([.C263]-6.75;2)" office:value-type="float" office:value="0.00300400455744" calcext:value-type="float">
            <text:p>0.003004004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.833804" calcext:value-type="float">
            <text:p>5.833804</text:p>
          </table:table-cell>
          <table:table-cell office:value-type="float" office:value="6.8017992" calcext:value-type="float">
            <text:p>6.8017992</text:p>
          </table:table-cell>
          <table:table-cell table:formula="of:=POWER([.C264]-6.75;2)" office:value-type="float" office:value="0.00268315712063996" calcext:value-type="float">
            <text:p>0.002683157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.055786" calcext:value-type="float">
            <text:p>5.055786</text:p>
          </table:table-cell>
          <table:table-cell office:value-type="float" office:value="6.81202546" calcext:value-type="float">
            <text:p>6.81202546</text:p>
          </table:table-cell>
          <table:table-cell table:formula="of:=POWER([.C265]-6.75;2)" office:value-type="float" office:value="0.00384715768821161" calcext:value-type="float">
            <text:p>0.003847157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.902453" calcext:value-type="float">
            <text:p>4.902453</text:p>
          </table:table-cell>
          <table:table-cell office:value-type="float" office:value="6.83243447" calcext:value-type="float">
            <text:p>6.83243447</text:p>
          </table:table-cell>
          <table:table-cell table:formula="of:=POWER([.C266]-6.75;2)" office:value-type="float" office:value="0.00679544184418089" calcext:value-type="float">
            <text:p>0.006795441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.396626" calcext:value-type="float">
            <text:p>5.396626</text:p>
          </table:table-cell>
          <table:table-cell office:value-type="float" office:value="6.85585085" calcext:value-type="float">
            <text:p>6.85585085</text:p>
          </table:table-cell>
          <table:table-cell table:formula="of:=POWER([.C267]-6.75;2)" office:value-type="float" office:value="0.0112044024457226" calcext:value-type="float">
            <text:p>0.011204402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210268" calcext:value-type="float">
            <text:p>6.210268</text:p>
          </table:table-cell>
          <table:table-cell office:value-type="float" office:value="6.87406742" calcext:value-type="float">
            <text:p>6.87406742</text:p>
          </table:table-cell>
          <table:table-cell table:formula="of:=POWER([.C268]-6.75;2)" office:value-type="float" office:value="0.0153927247054565" calcext:value-type="float">
            <text:p>0.015392724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999746" calcext:value-type="float">
            <text:p>6.999746</text:p>
          </table:table-cell>
          <table:table-cell office:value-type="float" office:value="6.88150945" calcext:value-type="float">
            <text:p>6.88150945</text:p>
          </table:table-cell>
          <table:table-cell table:formula="of:=POWER([.C269]-6.75;2)" office:value-type="float" office:value="0.0172947354393026" calcext:value-type="float">
            <text:p>0.017294735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.561984" calcext:value-type="float">
            <text:p>7.561984</text:p>
          </table:table-cell>
          <table:table-cell office:value-type="float" office:value="6.87567577" calcext:value-type="float">
            <text:p>6.87567577</text:p>
          </table:table-cell>
          <table:table-cell table:formula="of:=POWER([.C270]-6.75;2)" office:value-type="float" office:value="0.0157943991650929" calcext:value-type="float">
            <text:p>0.015794399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.822139" calcext:value-type="float">
            <text:p>7.822139</text:p>
          </table:table-cell>
          <table:table-cell office:value-type="float" office:value="6.85618058" calcext:value-type="float">
            <text:p>6.85618058</text:p>
          </table:table-cell>
          <table:table-cell table:formula="of:=POWER([.C271]-6.75;2)" office:value-type="float" office:value="0.0112743155691364" calcext:value-type="float">
            <text:p>0.0112743156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.801301" calcext:value-type="float">
            <text:p>7.801301</text:p>
          </table:table-cell>
          <table:table-cell office:value-type="float" office:value="6.82415856" calcext:value-type="float">
            <text:p>6.82415856</text:p>
          </table:table-cell>
          <table:table-cell table:formula="of:=POWER([.C272]-6.75;2)" office:value-type="float" office:value="0.00549949202127358" calcext:value-type="float">
            <text:p>0.00549949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.586685" calcext:value-type="float">
            <text:p>7.586685</text:p>
          </table:table-cell>
          <table:table-cell office:value-type="float" office:value="6.78246826" calcext:value-type="float">
            <text:p>6.78246826</text:p>
          </table:table-cell>
          <table:table-cell table:formula="of:=POWER([.C273]-6.75;2)" office:value-type="float" office:value="0.00105418790742759" calcext:value-type="float">
            <text:p>0.0010541879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.296844" calcext:value-type="float">
            <text:p>7.296844</text:p>
          </table:table-cell>
          <table:table-cell office:value-type="float" office:value="6.73696425" calcext:value-type="float">
            <text:p>6.73696425</text:p>
          </table:table-cell>
          <table:table-cell table:formula="of:=POWER([.C274]-6.75;2)" office:value-type="float" office:value="0.000169930778062506" calcext:value-type="float">
            <text:p>0.0001699308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.040916" calcext:value-type="float">
            <text:p>7.040916</text:p>
          </table:table-cell>
          <table:table-cell office:value-type="float" office:value="6.69638619" calcext:value-type="float">
            <text:p>6.69638619</text:p>
          </table:table-cell>
          <table:table-cell table:formula="of:=POWER([.C275]-6.75;2)" office:value-type="float" office:value="0.00287444062271609" calcext:value-type="float">
            <text:p>0.002874440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883698" calcext:value-type="float">
            <text:p>6.883698</text:p>
          </table:table-cell>
          <table:table-cell office:value-type="float" office:value="6.66677401" calcext:value-type="float">
            <text:p>6.66677401</text:p>
          </table:table-cell>
          <table:table-cell table:formula="of:=POWER([.C276]-6.75;2)" office:value-type="float" office:value="0.00692656541148008" calcext:value-type="float">
            <text:p>0.006926565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835539" calcext:value-type="float">
            <text:p>6.835539</text:p>
          </table:table-cell>
          <table:table-cell office:value-type="float" office:value="6.64907268" calcext:value-type="float">
            <text:p>6.64907268</text:p>
          </table:table-cell>
          <table:table-cell table:formula="of:=POWER([.C277]-6.75;2)" office:value-type="float" office:value="0.0101863239223825" calcext:value-type="float">
            <text:p>0.0101863239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8716" calcext:value-type="float">
            <text:p>6.8716</text:p>
          </table:table-cell>
          <table:table-cell office:value-type="float" office:value="6.64154856" calcext:value-type="float">
            <text:p>6.64154856</text:p>
          </table:table-cell>
          <table:table-cell table:formula="of:=POWER([.C278]-6.75;2)" office:value-type="float" office:value="0.0117617148380735" calcext:value-type="float">
            <text:p>0.011761714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959944" calcext:value-type="float">
            <text:p>6.959944</text:p>
          </table:table-cell>
          <table:table-cell office:value-type="float" office:value="6.64167815" calcext:value-type="float">
            <text:p>6.64167815</text:p>
          </table:table-cell>
          <table:table-cell table:formula="of:=POWER([.C279]-6.75;2)" office:value-type="float" office:value="0.0117336231874226" calcext:value-type="float">
            <text:p>0.011733623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.075922" calcext:value-type="float">
            <text:p>7.075922</text:p>
          </table:table-cell>
          <table:table-cell office:value-type="float" office:value="6.64689103" calcext:value-type="float">
            <text:p>6.64689103</text:p>
          </table:table-cell>
          <table:table-cell table:formula="of:=POWER([.C280]-6.75;2)" office:value-type="float" office:value="0.0106314596944609" calcext:value-type="float">
            <text:p>0.0106314597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.200155" calcext:value-type="float">
            <text:p>7.200155</text:p>
          </table:table-cell>
          <table:table-cell office:value-type="float" office:value="6.65468353" calcext:value-type="float">
            <text:p>6.65468353</text:p>
          </table:table-cell>
          <table:table-cell table:formula="of:=POWER([.C281]-6.75;2)" office:value-type="float" office:value="0.00908522945326094" calcext:value-type="float">
            <text:p>0.0090852295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.311347" calcext:value-type="float">
            <text:p>7.311347</text:p>
          </table:table-cell>
          <table:table-cell office:value-type="float" office:value="6.66254006" calcext:value-type="float">
            <text:p>6.66254006</text:p>
          </table:table-cell>
          <table:table-cell table:formula="of:=POWER([.C282]-6.75;2)" office:value-type="float" office:value="0.00764924110480368" calcext:value-type="float">
            <text:p>0.007649241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.383588" calcext:value-type="float">
            <text:p>7.383588</text:p>
          </table:table-cell>
          <table:table-cell office:value-type="float" office:value="6.667975" calcext:value-type="float">
            <text:p>6.667975</text:p>
          </table:table-cell>
          <table:table-cell table:formula="of:=POWER([.C283]-6.75;2)" office:value-type="float" office:value="0.00672810062499997" calcext:value-type="float">
            <text:p>0.0067281006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.389572" calcext:value-type="float">
            <text:p>7.389572</text:p>
          </table:table-cell>
          <table:table-cell office:value-type="float" office:value="6.66886774" calcext:value-type="float">
            <text:p>6.66886774</text:p>
          </table:table-cell>
          <table:table-cell table:formula="of:=POWER([.C284]-6.75;2)" office:value-type="float" office:value="0.00658244361270767" calcext:value-type="float">
            <text:p>0.0065824436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.306203" calcext:value-type="float">
            <text:p>7.306203</text:p>
          </table:table-cell>
          <table:table-cell office:value-type="float" office:value="6.66412939" calcext:value-type="float">
            <text:p>6.66412939</text:p>
          </table:table-cell>
          <table:table-cell table:formula="of:=POWER([.C285]-6.75;2)" office:value-type="float" office:value="0.00737376166177206" calcext:value-type="float">
            <text:p>0.0073737617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.120148" calcext:value-type="float">
            <text:p>7.120148</text:p>
          </table:table-cell>
          <table:table-cell office:value-type="float" office:value="6.65458102" calcext:value-type="float">
            <text:p>6.65458102</text:p>
          </table:table-cell>
          <table:table-cell table:formula="of:=POWER([.C286]-6.75;2)" office:value-type="float" office:value="0.00910478174424036" calcext:value-type="float">
            <text:p>0.0091047817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834397" calcext:value-type="float">
            <text:p>6.834397</text:p>
          </table:table-cell>
          <table:table-cell office:value-type="float" office:value="6.64354102" calcext:value-type="float">
            <text:p>6.64354102</text:p>
          </table:table-cell>
          <table:table-cell table:formula="of:=POWER([.C287]-6.75;2)" office:value-type="float" office:value="0.0113335144226404" calcext:value-type="float">
            <text:p>0.0113335144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477773" calcext:value-type="float">
            <text:p>6.477773</text:p>
          </table:table-cell>
          <table:table-cell office:value-type="float" office:value="6.63604338" calcext:value-type="float">
            <text:p>6.63604338</text:p>
          </table:table-cell>
          <table:table-cell table:formula="of:=POWER([.C288]-6.75;2)" office:value-type="float" office:value="0.0129861112418243" calcext:value-type="float">
            <text:p>0.0129861112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115316" calcext:value-type="float">
            <text:p>6.115316</text:p>
          </table:table-cell>
          <table:table-cell office:value-type="float" office:value="6.6363711" calcext:value-type="float">
            <text:p>6.6363711</text:p>
          </table:table-cell>
          <table:table-cell table:formula="of:=POWER([.C289]-6.75;2)" office:value-type="float" office:value="0.01291152691521" calcext:value-type="float">
            <text:p>0.0129115269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.848088" calcext:value-type="float">
            <text:p>5.848088</text:p>
          </table:table-cell>
          <table:table-cell office:value-type="float" office:value="6.6458557" calcext:value-type="float">
            <text:p>6.6458557</text:p>
          </table:table-cell>
          <table:table-cell table:formula="of:=POWER([.C290]-6.75;2)" office:value-type="float" office:value="0.0108460352224899" calcext:value-type="float">
            <text:p>0.0108460352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.781997" calcext:value-type="float">
            <text:p>5.781997</text:p>
          </table:table-cell>
          <table:table-cell office:value-type="float" office:value="6.66242779" calcext:value-type="float">
            <text:p>6.66242779</text:p>
          </table:table-cell>
          <table:table-cell table:formula="of:=POWER([.C291]-6.75;2)" office:value-type="float" office:value="0.00766889196428415" calcext:value-type="float">
            <text:p>0.007668892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.963644" calcext:value-type="float">
            <text:p>5.963644</text:p>
          </table:table-cell>
          <table:table-cell office:value-type="float" office:value="6.68149327" calcext:value-type="float">
            <text:p>6.68149327</text:p>
          </table:table-cell>
          <table:table-cell table:formula="of:=POWER([.C292]-6.75;2)" office:value-type="float" office:value="0.00469317205529292" calcext:value-type="float">
            <text:p>0.004693172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337685" calcext:value-type="float">
            <text:p>6.337685</text:p>
          </table:table-cell>
          <table:table-cell office:value-type="float" office:value="6.6975855" calcext:value-type="float">
            <text:p>6.6975855</text:p>
          </table:table-cell>
          <table:table-cell table:formula="of:=POWER([.C293]-6.75;2)" office:value-type="float" office:value="0.00274727981025003" calcext:value-type="float">
            <text:p>0.002747279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777627" calcext:value-type="float">
            <text:p>6.777627</text:p>
          </table:table-cell>
          <table:table-cell office:value-type="float" office:value="6.70623935" calcext:value-type="float">
            <text:p>6.70623935</text:p>
          </table:table-cell>
          <table:table-cell table:formula="of:=POWER([.C294]-6.75;2)" office:value-type="float" office:value="0.00191499448842253" calcext:value-type="float">
            <text:p>0.0019149945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.152523" calcext:value-type="float">
            <text:p>7.152523</text:p>
          </table:table-cell>
          <table:table-cell office:value-type="float" office:value="6.70525454" calcext:value-type="float">
            <text:p>6.70525454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.372177" calcext:value-type="float">
            <text:p>7.372177</text:p>
          </table:table-cell>
          <table:table-cell office:value-type="float" office:value="6.69496868" calcext:value-type="float">
            <text:p>6.69496868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.402127" calcext:value-type="float">
            <text:p>7.402127</text:p>
          </table:table-cell>
          <table:table-cell office:value-type="float" office:value="6.67777396" calcext:value-type="float">
            <text:p>6.67777396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.261312" calcext:value-type="float">
            <text:p>7.261312</text:p>
          </table:table-cell>
          <table:table-cell office:value-type="float" office:value="6.65722597" calcext:value-type="float">
            <text:p>6.65722597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.011653" calcext:value-type="float">
            <text:p>7.011653</text:p>
          </table:table-cell>
          <table:table-cell office:value-type="float" office:value="6.63701314" calcext:value-type="float">
            <text:p>6.63701314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742777" calcext:value-type="float">
            <text:p>6.742777</text:p>
          </table:table-cell>
          <table:table-cell office:value-type="float" office:value="6.62005638" calcext:value-type="float">
            <text:p>6.62005638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550971" calcext:value-type="float">
            <text:p>6.550971</text:p>
          </table:table-cell>
          <table:table-cell office:value-type="float" office:value="6.60799696" calcext:value-type="float">
            <text:p>6.60799696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511023" calcext:value-type="float">
            <text:p>6.511023</text:p>
          </table:table-cell>
          <table:table-cell office:value-type="float" office:value="6.60118035" calcext:value-type="float">
            <text:p>6.60118035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648003" calcext:value-type="float">
            <text:p>6.648003</text:p>
          </table:table-cell>
          <table:table-cell office:value-type="float" office:value="6.59904775" calcext:value-type="float">
            <text:p>6.59904775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926484" calcext:value-type="float">
            <text:p>6.926484</text:p>
          </table:table-cell>
          <table:table-cell office:value-type="float" office:value="6.60069469" calcext:value-type="float">
            <text:p>6.60069469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.265402" calcext:value-type="float">
            <text:p>7.265402</text:p>
          </table:table-cell>
          <table:table-cell office:value-type="float" office:value="6.60527289" calcext:value-type="float">
            <text:p>6.60527289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.564908" calcext:value-type="float">
            <text:p>7.564908</text:p>
          </table:table-cell>
          <table:table-cell office:value-type="float" office:value="6.6120395" calcext:value-type="float">
            <text:p>6.612039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.728672" calcext:value-type="float">
            <text:p>7.728672</text:p>
          </table:table-cell>
          <table:table-cell office:value-type="float" office:value="6.62015733" calcext:value-type="float">
            <text:p>6.62015733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.678157" calcext:value-type="float">
            <text:p>7.678157</text:p>
          </table:table-cell>
          <table:table-cell office:value-type="float" office:value="6.62850442" calcext:value-type="float">
            <text:p>6.62850442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.363605" calcext:value-type="float">
            <text:p>7.363605</text:p>
          </table:table-cell>
          <table:table-cell office:value-type="float" office:value="6.63566171" calcext:value-type="float">
            <text:p>6.63566171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777269" calcext:value-type="float">
            <text:p>6.777269</text:p>
          </table:table-cell>
          <table:table-cell office:value-type="float" office:value="6.6400906" calcext:value-type="float">
            <text:p>6.6400906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.974193" calcext:value-type="float">
            <text:p>5.974193</text:p>
          </table:table-cell>
          <table:table-cell office:value-type="float" office:value="6.64041869" calcext:value-type="float">
            <text:p>6.64041869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.106406" calcext:value-type="float">
            <text:p>5.106406</text:p>
          </table:table-cell>
          <table:table-cell office:value-type="float" office:value="6.63576549" calcext:value-type="float">
            <text:p>6.63576549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.459875" calcext:value-type="float">
            <text:p>4.459875</text:p>
          </table:table-cell>
          <table:table-cell office:value-type="float" office:value="6.62628671" calcext:value-type="float">
            <text:p>6.62628671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.373388" calcext:value-type="float">
            <text:p>4.373388</text:p>
          </table:table-cell>
          <table:table-cell office:value-type="float" office:value="6.6147574" calcext:value-type="float">
            <text:p>6.6147574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.900422" calcext:value-type="float">
            <text:p>4.900422</text:p>
          </table:table-cell>
          <table:table-cell office:value-type="float" office:value="6.60703437" calcext:value-type="float">
            <text:p>6.60703437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.71898" calcext:value-type="float">
            <text:p>5.71898</text:p>
          </table:table-cell>
          <table:table-cell office:value-type="float" office:value="6.6055302" calcext:value-type="float">
            <text:p>6.6055302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47315" calcext:value-type="float">
            <text:p>6.47315</text:p>
          </table:table-cell>
          <table:table-cell office:value-type="float" office:value="6.60902909" calcext:value-type="float">
            <text:p>6.60902909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944773" calcext:value-type="float">
            <text:p>6.944773</text:p>
          </table:table-cell>
          <table:table-cell office:value-type="float" office:value="6.6163525" calcext:value-type="float">
            <text:p>6.616352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.054296" calcext:value-type="float">
            <text:p>7.054296</text:p>
          </table:table-cell>
          <table:table-cell office:value-type="float" office:value="6.6270483" calcext:value-type="float">
            <text:p>6.6270483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844496" calcext:value-type="float">
            <text:p>6.844496</text:p>
          </table:table-cell>
          <table:table-cell office:value-type="float" office:value="6.64096839" calcext:value-type="float">
            <text:p>6.64096839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466004" calcext:value-type="float">
            <text:p>6.466004</text:p>
          </table:table-cell>
          <table:table-cell office:value-type="float" office:value="6.65761933" calcext:value-type="float">
            <text:p>6.65761933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14138" calcext:value-type="float">
            <text:p>6.14138</text:p>
          </table:table-cell>
          <table:table-cell office:value-type="float" office:value="6.67550998" calcext:value-type="float">
            <text:p>6.67550998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072696" calcext:value-type="float">
            <text:p>6.072696</text:p>
          </table:table-cell>
          <table:table-cell office:value-type="float" office:value="6.69181031" calcext:value-type="float">
            <text:p>6.69181031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313634" calcext:value-type="float">
            <text:p>6.313634</text:p>
          </table:table-cell>
          <table:table-cell office:value-type="float" office:value="6.70292817" calcext:value-type="float">
            <text:p>6.70292817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741827" calcext:value-type="float">
            <text:p>6.741827</text:p>
          </table:table-cell>
          <table:table-cell office:value-type="float" office:value="6.70630573" calcext:value-type="float">
            <text:p>6.70630573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.169993" calcext:value-type="float">
            <text:p>7.169993</text:p>
          </table:table-cell>
          <table:table-cell office:value-type="float" office:value="6.70218582" calcext:value-type="float">
            <text:p>6.70218582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.45348" calcext:value-type="float">
            <text:p>7.45348</text:p>
          </table:table-cell>
          <table:table-cell office:value-type="float" office:value="6.69358628" calcext:value-type="float">
            <text:p>6.69358628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.52641" calcext:value-type="float">
            <text:p>7.52641</text:p>
          </table:table-cell>
          <table:table-cell office:value-type="float" office:value="6.68460073" calcext:value-type="float">
            <text:p>6.68460073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.398165" calcext:value-type="float">
            <text:p>7.398165</text:p>
          </table:table-cell>
          <table:table-cell office:value-type="float" office:value="6.67856855" calcext:value-type="float">
            <text:p>6.67856855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.139043" calcext:value-type="float">
            <text:p>7.139043</text:p>
          </table:table-cell>
          <table:table-cell office:value-type="float" office:value="6.67708745" calcext:value-type="float">
            <text:p>6.6770874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860466" calcext:value-type="float">
            <text:p>6.860466</text:p>
          </table:table-cell>
          <table:table-cell office:value-type="float" office:value="6.67977996" calcext:value-type="float">
            <text:p>6.67977996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682054" calcext:value-type="float">
            <text:p>6.682054</text:p>
          </table:table-cell>
          <table:table-cell office:value-type="float" office:value="6.68452496" calcext:value-type="float">
            <text:p>6.68452496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681531" calcext:value-type="float">
            <text:p>6.681531</text:p>
          </table:table-cell>
          <table:table-cell office:value-type="float" office:value="6.68814816" calcext:value-type="float">
            <text:p>6.68814816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851821" calcext:value-type="float">
            <text:p>6.851821</text:p>
          </table:table-cell>
          <table:table-cell office:value-type="float" office:value="6.68769227" calcext:value-type="float">
            <text:p>6.68769227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.105984" calcext:value-type="float">
            <text:p>7.105984</text:p>
          </table:table-cell>
          <table:table-cell office:value-type="float" office:value="6.68198795" calcext:value-type="float">
            <text:p>6.6819879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.327622" calcext:value-type="float">
            <text:p>7.327622</text:p>
          </table:table-cell>
          <table:table-cell office:value-type="float" office:value="6.6724348" calcext:value-type="float">
            <text:p>6.6724348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.423717" calcext:value-type="float">
            <text:p>7.423717</text:p>
          </table:table-cell>
          <table:table-cell office:value-type="float" office:value="6.661871" calcext:value-type="float">
            <text:p>6.661871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.353987" calcext:value-type="float">
            <text:p>7.353987</text:p>
          </table:table-cell>
          <table:table-cell office:value-type="float" office:value="6.65207305" calcext:value-type="float">
            <text:p>6.65207305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.137453" calcext:value-type="float">
            <text:p>7.137453</text:p>
          </table:table-cell>
          <table:table-cell office:value-type="float" office:value="6.64147339" calcext:value-type="float">
            <text:p>6.64147339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842442" calcext:value-type="float">
            <text:p>6.842442</text:p>
          </table:table-cell>
          <table:table-cell office:value-type="float" office:value="6.62292892" calcext:value-type="float">
            <text:p>6.62292892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563062" calcext:value-type="float">
            <text:p>6.563062</text:p>
          </table:table-cell>
          <table:table-cell office:value-type="float" office:value="6.57015228" calcext:value-type="float">
            <text:p>6.57015228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385247" calcext:value-type="float">
            <text:p>6.385247</text:p>
          </table:table-cell>
          <table:table-cell office:value-type="float" office:value="6.52016944" calcext:value-type="float">
            <text:p>6.52016944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353546" calcext:value-type="float">
            <text:p>6.353546</text:p>
          </table:table-cell>
          <table:table-cell office:value-type="float" office:value="6.47196475" calcext:value-type="float">
            <text:p>6.47196475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458617" calcext:value-type="float">
            <text:p>6.458617</text:p>
          </table:table-cell>
          <table:table-cell office:value-type="float" office:value="6.42407707" calcext:value-type="float">
            <text:p>6.42407707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654366" calcext:value-type="float">
            <text:p>6.654366</text:p>
          </table:table-cell>
          <table:table-cell office:value-type="float" office:value="6.37513868" calcext:value-type="float">
            <text:p>6.37513868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88831" calcext:value-type="float">
            <text:p>6.88831</text:p>
          </table:table-cell>
          <table:table-cell office:value-type="float" office:value="6.3242428" calcext:value-type="float">
            <text:p>6.3242428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.122958" calcext:value-type="float">
            <text:p>7.122958</text:p>
          </table:table-cell>
          <table:table-cell office:value-type="float" office:value="6.27100748" calcext:value-type="float">
            <text:p>6.27100748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.340698" calcext:value-type="float">
            <text:p>7.340698</text:p>
          </table:table-cell>
          <table:table-cell office:value-type="float" office:value="6.28721623" calcext:value-type="float">
            <text:p>6.28721623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.53632" calcext:value-type="float">
            <text:p>7.53632</text:p>
          </table:table-cell>
          <table:table-cell office:value-type="float" office:value="6.34235819" calcext:value-type="float">
            <text:p>6.34235819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.704932" calcext:value-type="float">
            <text:p>7.704932</text:p>
          </table:table-cell>
          <table:table-cell office:value-type="float" office:value="6.41586284" calcext:value-type="float">
            <text:p>6.4158628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.833549" calcext:value-type="float">
            <text:p>7.833549</text:p>
          </table:table-cell>
          <table:table-cell office:value-type="float" office:value="6.49041126" calcext:value-type="float">
            <text:p>6.49041126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.90175" calcext:value-type="float">
            <text:p>7.90175</text:p>
          </table:table-cell>
          <table:table-cell office:value-type="float" office:value="6.55089499" calcext:value-type="float">
            <text:p>6.55089499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.890243" calcext:value-type="float">
            <text:p>7.890243</text:p>
          </table:table-cell>
          <table:table-cell office:value-type="float" office:value="6.5855812" calcext:value-type="float">
            <text:p>6.5855812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.790712" calcext:value-type="float">
            <text:p>7.790712</text:p>
          </table:table-cell>
          <table:table-cell office:value-type="float" office:value="6.58727713" calcext:value-type="float">
            <text:p>6.58727713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.610386" calcext:value-type="float">
            <text:p>7.610386</text:p>
          </table:table-cell>
          <table:table-cell office:value-type="float" office:value="6.55434576" calcext:value-type="float">
            <text:p>6.55434576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.369641" calcext:value-type="float">
            <text:p>7.369641</text:p>
          </table:table-cell>
          <table:table-cell office:value-type="float" office:value="6.49705179" calcext:value-type="float">
            <text:p>6.49705179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.096239" calcext:value-type="float">
            <text:p>7.096239</text:p>
          </table:table-cell>
          <table:table-cell office:value-type="float" office:value="6.45633306" calcext:value-type="float">
            <text:p>6.45633306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821541" calcext:value-type="float">
            <text:p>6.821541</text:p>
          </table:table-cell>
          <table:table-cell office:value-type="float" office:value="6.44068045" calcext:value-type="float">
            <text:p>6.44068045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580673" calcext:value-type="float">
            <text:p>6.580673</text:p>
          </table:table-cell>
          <table:table-cell office:value-type="float" office:value="6.44312303" calcext:value-type="float">
            <text:p>6.44312303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412703" calcext:value-type="float">
            <text:p>6.412703</text:p>
          </table:table-cell>
          <table:table-cell office:value-type="float" office:value="6.45476389" calcext:value-type="float">
            <text:p>6.45476389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354057" calcext:value-type="float">
            <text:p>6.354057</text:p>
          </table:table-cell>
          <table:table-cell office:value-type="float" office:value="6.46661975" calcext:value-type="float">
            <text:p>6.46661975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4235" calcext:value-type="float">
            <text:p>6.4235</text:p>
          </table:table-cell>
          <table:table-cell office:value-type="float" office:value="6.47043401" calcext:value-type="float">
            <text:p>6.47043401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607324" calcext:value-type="float">
            <text:p>6.607324</text:p>
          </table:table-cell>
          <table:table-cell office:value-type="float" office:value="6.45924949" calcext:value-type="float">
            <text:p>6.45924949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85643" calcext:value-type="float">
            <text:p>6.85643</text:p>
          </table:table-cell>
          <table:table-cell office:value-type="float" office:value="6.42786343" calcext:value-type="float">
            <text:p>6.42786343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.096687" calcext:value-type="float">
            <text:p>7.096687</text:p>
          </table:table-cell>
          <table:table-cell office:value-type="float" office:value="6.37278662" calcext:value-type="float">
            <text:p>6.37278662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.244091" calcext:value-type="float">
            <text:p>7.244091</text:p>
          </table:table-cell>
          <table:table-cell office:value-type="float" office:value="6.31530724" calcext:value-type="float">
            <text:p>6.31530724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.218283" calcext:value-type="float">
            <text:p>7.218283</text:p>
          </table:table-cell>
          <table:table-cell office:value-type="float" office:value="6.26739461" calcext:value-type="float">
            <text:p>6.26739461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954471" calcext:value-type="float">
            <text:p>6.954471</text:p>
          </table:table-cell>
          <table:table-cell office:value-type="float" office:value="6.2363867" calcext:value-type="float">
            <text:p>6.2363867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416378" calcext:value-type="float">
            <text:p>6.416378</text:p>
          </table:table-cell>
          <table:table-cell office:value-type="float" office:value="6.21968069" calcext:value-type="float">
            <text:p>6.21968069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.612465" calcext:value-type="float">
            <text:p>5.612465</text:p>
          </table:table-cell>
          <table:table-cell office:value-type="float" office:value="6.2138289" calcext:value-type="float">
            <text:p>6.2138289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.619937" calcext:value-type="float">
            <text:p>4.619937</text:p>
          </table:table-cell>
          <table:table-cell office:value-type="float" office:value="6.21454119" calcext:value-type="float">
            <text:p>6.21454119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.632271" calcext:value-type="float">
            <text:p>3.632271</text:p>
          </table:table-cell>
          <table:table-cell office:value-type="float" office:value="6.21685544" calcext:value-type="float">
            <text:p>6.21685544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.036284" calcext:value-type="float">
            <text:p>3.036284</text:p>
          </table:table-cell>
          <table:table-cell office:value-type="float" office:value="6.21544549" calcext:value-type="float">
            <text:p>6.21544549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.239038" calcext:value-type="float">
            <text:p>3.239038</text:p>
          </table:table-cell>
          <table:table-cell office:value-type="float" office:value="6.20717372" calcext:value-type="float">
            <text:p>6.20717372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.079698" calcext:value-type="float">
            <text:p>4.079698</text:p>
          </table:table-cell>
          <table:table-cell office:value-type="float" office:value="6.20207755" calcext:value-type="float">
            <text:p>6.2020775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.113565" calcext:value-type="float">
            <text:p>5.113565</text:p>
          </table:table-cell>
          <table:table-cell office:value-type="float" office:value="6.20835892" calcext:value-type="float">
            <text:p>6.20835892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083127" calcext:value-type="float">
            <text:p>6.083127</text:p>
          </table:table-cell>
          <table:table-cell office:value-type="float" office:value="6.22533376" calcext:value-type="float">
            <text:p>6.22533376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884559" calcext:value-type="float">
            <text:p>6.884559</text:p>
          </table:table-cell>
          <table:table-cell office:value-type="float" office:value="6.2501866" calcext:value-type="float">
            <text:p>6.2501866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.481232" calcext:value-type="float">
            <text:p>7.481232</text:p>
          </table:table-cell>
          <table:table-cell office:value-type="float" office:value="6.27883757" calcext:value-type="float">
            <text:p>6.27883757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.855172" calcext:value-type="float">
            <text:p>7.855172</text:p>
          </table:table-cell>
          <table:table-cell office:value-type="float" office:value="6.30643808" calcext:value-type="float">
            <text:p>6.30643808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.985808" calcext:value-type="float">
            <text:p>7.985808</text:p>
          </table:table-cell>
          <table:table-cell office:value-type="float" office:value="6.32826568" calcext:value-type="float">
            <text:p>6.32826568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.854841" calcext:value-type="float">
            <text:p>7.854841</text:p>
          </table:table-cell>
          <table:table-cell office:value-type="float" office:value="6.34091139" calcext:value-type="float">
            <text:p>6.34091139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.472862" calcext:value-type="float">
            <text:p>7.472862</text:p>
          </table:table-cell>
          <table:table-cell office:value-type="float" office:value="6.34358521" calcext:value-type="float">
            <text:p>6.34358521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915737" calcext:value-type="float">
            <text:p>6.915737</text:p>
          </table:table-cell>
          <table:table-cell office:value-type="float" office:value="6.33941699" calcext:value-type="float">
            <text:p>6.33941699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351366" calcext:value-type="float">
            <text:p>6.351366</text:p>
          </table:table-cell>
          <table:table-cell office:value-type="float" office:value="6.3360168" calcext:value-type="float">
            <text:p>6.3360168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016148" calcext:value-type="float">
            <text:p>6.016148</text:p>
          </table:table-cell>
          <table:table-cell office:value-type="float" office:value="6.34255731" calcext:value-type="float">
            <text:p>6.34255731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084633" calcext:value-type="float">
            <text:p>6.084633</text:p>
          </table:table-cell>
          <table:table-cell office:value-type="float" office:value="6.36365563" calcext:value-type="float">
            <text:p>6.36365563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510545" calcext:value-type="float">
            <text:p>6.510545</text:p>
          </table:table-cell>
          <table:table-cell office:value-type="float" office:value="6.39734282" calcext:value-type="float">
            <text:p>6.39734282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.063776" calcext:value-type="float">
            <text:p>7.063776</text:p>
          </table:table-cell>
          <table:table-cell office:value-type="float" office:value="6.43807829" calcext:value-type="float">
            <text:p>6.43807829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.505297" calcext:value-type="float">
            <text:p>7.505297</text:p>
          </table:table-cell>
          <table:table-cell office:value-type="float" office:value="6.47979264" calcext:value-type="float">
            <text:p>6.47979264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.688545" calcext:value-type="float">
            <text:p>7.688545</text:p>
          </table:table-cell>
          <table:table-cell office:value-type="float" office:value="6.5167861" calcext:value-type="float">
            <text:p>6.5167861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.572867" calcext:value-type="float">
            <text:p>7.572867</text:p>
          </table:table-cell>
          <table:table-cell office:value-type="float" office:value="6.54339749" calcext:value-type="float">
            <text:p>6.54339749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.20307" calcext:value-type="float">
            <text:p>7.20307</text:p>
          </table:table-cell>
          <table:table-cell office:value-type="float" office:value="6.55331692" calcext:value-type="float">
            <text:p>6.55331692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679146" calcext:value-type="float">
            <text:p>6.679146</text:p>
          </table:table-cell>
          <table:table-cell office:value-type="float" office:value="6.53777161" calcext:value-type="float">
            <text:p>6.53777161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123937" calcext:value-type="float">
            <text:p>6.123937</text:p>
          </table:table-cell>
          <table:table-cell office:value-type="float" office:value="6.52746554" calcext:value-type="float">
            <text:p>6.52746554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.652705" calcext:value-type="float">
            <text:p>5.652705</text:p>
          </table:table-cell>
          <table:table-cell office:value-type="float" office:value="6.52271156" calcext:value-type="float">
            <text:p>6.52271156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.347328" calcext:value-type="float">
            <text:p>5.347328</text:p>
          </table:table-cell>
          <table:table-cell office:value-type="float" office:value="6.5226699" calcext:value-type="float">
            <text:p>6.5226699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.240029" calcext:value-type="float">
            <text:p>5.240029</text:p>
          </table:table-cell>
          <table:table-cell office:value-type="float" office:value="6.52568201" calcext:value-type="float">
            <text:p>6.52568201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.315977" calcext:value-type="float">
            <text:p>5.315977</text:p>
          </table:table-cell>
          <table:table-cell office:value-type="float" office:value="6.52976711" calcext:value-type="float">
            <text:p>6.52976711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.536835" calcext:value-type="float">
            <text:p>5.536835</text:p>
          </table:table-cell>
          <table:table-cell office:value-type="float" office:value="6.5048498" calcext:value-type="float">
            <text:p>6.504849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.86931" calcext:value-type="float">
            <text:p>5.86931</text:p>
          </table:table-cell>
          <table:table-cell office:value-type="float" office:value="6.50143822" calcext:value-type="float">
            <text:p>6.50143822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297763" calcext:value-type="float">
            <text:p>6.297763</text:p>
          </table:table-cell>
          <table:table-cell office:value-type="float" office:value="6.50699197" calcext:value-type="float">
            <text:p>6.50699197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812697" calcext:value-type="float">
            <text:p>6.812697</text:p>
          </table:table-cell>
          <table:table-cell office:value-type="float" office:value="6.51618536" calcext:value-type="float">
            <text:p>6.51618536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7.384304" calcext:value-type="float">
            <text:p>7.384304</text:p>
          </table:table-cell>
          <table:table-cell office:value-type="float" office:value="6.52666007" calcext:value-type="float">
            <text:p>6.52666007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7.942063" calcext:value-type="float">
            <text:p>7.942063</text:p>
          </table:table-cell>
          <table:table-cell office:value-type="float" office:value="6.53731277" calcext:value-type="float">
            <text:p>6.53731277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.376691" calcext:value-type="float">
            <text:p>8.376691</text:p>
          </table:table-cell>
          <table:table-cell office:value-type="float" office:value="6.54691678" calcext:value-type="float">
            <text:p>6.54691678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.563381" calcext:value-type="float">
            <text:p>8.563381</text:p>
          </table:table-cell>
          <table:table-cell office:value-type="float" office:value="6.55326635" calcext:value-type="float">
            <text:p>6.5532663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.393886" calcext:value-type="float">
            <text:p>8.393886</text:p>
          </table:table-cell>
          <table:table-cell office:value-type="float" office:value="6.55258569" calcext:value-type="float">
            <text:p>6.55258569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7.806494" calcext:value-type="float">
            <text:p>7.806494</text:p>
          </table:table-cell>
          <table:table-cell office:value-type="float" office:value="6.53798793" calcext:value-type="float">
            <text:p>6.53798793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810078" calcext:value-type="float">
            <text:p>6.810078</text:p>
          </table:table-cell>
          <table:table-cell office:value-type="float" office:value="6.48720806" calcext:value-type="float">
            <text:p>6.48720806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.508873" calcext:value-type="float">
            <text:p>5.508873</text:p>
          </table:table-cell>
          <table:table-cell office:value-type="float" office:value="6.44639235" calcext:value-type="float">
            <text:p>6.4463923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.158528" calcext:value-type="float">
            <text:p>4.158528</text:p>
          </table:table-cell>
          <table:table-cell office:value-type="float" office:value="6.41858869" calcext:value-type="float">
            <text:p>6.41858869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.306944" calcext:value-type="float">
            <text:p>3.306944</text:p>
          </table:table-cell>
          <table:table-cell office:value-type="float" office:value="6.40428848" calcext:value-type="float">
            <text:p>6.40428848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.601085" calcext:value-type="float">
            <text:p>3.601085</text:p>
          </table:table-cell>
          <table:table-cell office:value-type="float" office:value="6.39850411" calcext:value-type="float">
            <text:p>6.39850411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.750005" calcext:value-type="float">
            <text:p>4.750005</text:p>
          </table:table-cell>
          <table:table-cell office:value-type="float" office:value="6.38977833" calcext:value-type="float">
            <text:p>6.38977833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068869" calcext:value-type="float">
            <text:p>6.068869</text:p>
          </table:table-cell>
          <table:table-cell office:value-type="float" office:value="6.36956335" calcext:value-type="float">
            <text:p>6.36956335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.205491" calcext:value-type="float">
            <text:p>7.205491</text:p>
          </table:table-cell>
          <table:table-cell office:value-type="float" office:value="6.88364211" calcext:value-type="float">
            <text:p>6.88364211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8.014353" calcext:value-type="float">
            <text:p>8.014353</text:p>
          </table:table-cell>
          <table:table-cell office:value-type="float" office:value="7.1114658" calcext:value-type="float">
            <text:p>7.1114658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8.446305" calcext:value-type="float">
            <text:p>8.446305</text:p>
          </table:table-cell>
          <table:table-cell office:value-type="float" office:value="7.26834903" calcext:value-type="float">
            <text:p>7.26834903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.50959" calcext:value-type="float">
            <text:p>8.50959</text:p>
          </table:table-cell>
          <table:table-cell office:value-type="float" office:value="7.37794384" calcext:value-type="float">
            <text:p>7.37794384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.255069" calcext:value-type="float">
            <text:p>8.255069</text:p>
          </table:table-cell>
          <table:table-cell office:value-type="float" office:value="7.43696058" calcext:value-type="float">
            <text:p>7.43696058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.771413" calcext:value-type="float">
            <text:p>7.771413</text:p>
          </table:table-cell>
          <table:table-cell office:value-type="float" office:value="7.41418145" calcext:value-type="float">
            <text:p>7.41418145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.184482" calcext:value-type="float">
            <text:p>7.184482</text:p>
          </table:table-cell>
          <table:table-cell office:value-type="float" office:value="7.39623888" calcext:value-type="float">
            <text:p>7.39623888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65139" calcext:value-type="float">
            <text:p>6.65139</text:p>
          </table:table-cell>
          <table:table-cell office:value-type="float" office:value="7.38416562" calcext:value-type="float">
            <text:p>7.38416562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329836" calcext:value-type="float">
            <text:p>6.329836</text:p>
          </table:table-cell>
          <table:table-cell office:value-type="float" office:value="7.37742328" calcext:value-type="float">
            <text:p>7.37742328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310039" calcext:value-type="float">
            <text:p>6.310039</text:p>
          </table:table-cell>
          <table:table-cell office:value-type="float" office:value="7.37389648" calcext:value-type="float">
            <text:p>7.37389648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554925" calcext:value-type="float">
            <text:p>6.554925</text:p>
          </table:table-cell>
          <table:table-cell office:value-type="float" office:value="7.37056765" calcext:value-type="float">
            <text:p>7.37056765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923192" calcext:value-type="float">
            <text:p>6.923192</text:p>
          </table:table-cell>
          <table:table-cell office:value-type="float" office:value="7.36478996" calcext:value-type="float">
            <text:p>7.36478996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7.250055" calcext:value-type="float">
            <text:p>7.250055</text:p>
          </table:table-cell>
          <table:table-cell office:value-type="float" office:value="7.41820246" calcext:value-type="float">
            <text:p>7.41820246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.408294" calcext:value-type="float">
            <text:p>7.408294</text:p>
          </table:table-cell>
          <table:table-cell office:value-type="float" office:value="7.51865393" calcext:value-type="float">
            <text:p>7.51865393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.334966" calcext:value-type="float">
            <text:p>7.334966</text:p>
          </table:table-cell>
          <table:table-cell office:value-type="float" office:value="7.64062015" calcext:value-type="float">
            <text:p>7.6406201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.044374" calcext:value-type="float">
            <text:p>7.044374</text:p>
          </table:table-cell>
          <table:table-cell office:value-type="float" office:value="7.76521995" calcext:value-type="float">
            <text:p>7.7652199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635942" calcext:value-type="float">
            <text:p>6.635942</text:p>
          </table:table-cell>
          <table:table-cell office:value-type="float" office:value="7.87696954" calcext:value-type="float">
            <text:p>7.87696954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281389" calcext:value-type="float">
            <text:p>6.281389</text:p>
          </table:table-cell>
          <table:table-cell office:value-type="float" office:value="7.96329182" calcext:value-type="float">
            <text:p>7.96329182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150669" calcext:value-type="float">
            <text:p>6.150669</text:p>
          </table:table-cell>
          <table:table-cell office:value-type="float" office:value="8.01398349" calcext:value-type="float">
            <text:p>8.01398349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271242" calcext:value-type="float">
            <text:p>6.271242</text:p>
          </table:table-cell>
          <table:table-cell office:value-type="float" office:value="8.01904193" calcext:value-type="float">
            <text:p>8.01904193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443922" calcext:value-type="float">
            <text:p>6.443922</text:p>
          </table:table-cell>
          <table:table-cell office:value-type="float" office:value="8.02289464" calcext:value-type="float">
            <text:p>8.02289464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294021" calcext:value-type="float">
            <text:p>6.294021</text:p>
          </table:table-cell>
          <table:table-cell office:value-type="float" office:value="8.02502055" calcext:value-type="float">
            <text:p>8.0250205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.283006" calcext:value-type="float">
            <text:p>5.283006</text:p>
          </table:table-cell>
          <table:table-cell office:value-type="float" office:value="8.02864547" calcext:value-type="float">
            <text:p>8.02864547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564778" calcext:value-type="float">
            <text:p>1.564778</text:p>
          </table:table-cell>
          <table:table-cell office:value-type="float" office:value="8.04238054" calcext:value-type="float">
            <text:p>8.04238054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564778" calcext:value-type="float">
            <text:p>1.564778</text:p>
          </table:table-cell>
          <table:table-cell office:value-type="float" office:value="8.09329789" calcext:value-type="float">
            <text:p>8.09329789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564778" calcext:value-type="float">
            <text:p>1.564778</text:p>
          </table:table-cell>
          <table:table-cell office:value-type="float" office:value="8.14421524" calcext:value-type="float">
            <text:p>8.14421524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564778" calcext:value-type="float">
            <text:p>1.564778</text:p>
          </table:table-cell>
          <table:table-cell office:value-type="float" office:value="8.19513259" calcext:value-type="float">
            <text:p>8.19513259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564778" calcext:value-type="float">
            <text:p>1.564778</text:p>
          </table:table-cell>
          <table:table-cell office:value-type="float" office:value="8.24604994" calcext:value-type="float">
            <text:p>8.24604994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564778" calcext:value-type="float">
            <text:p>1.564778</text:p>
          </table:table-cell>
          <table:table-cell office:value-type="float" office:value="8.25365724" calcext:value-type="float">
            <text:p>8.25365724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564778" calcext:value-type="float">
            <text:p>1.564778</text:p>
          </table:table-cell>
          <table:table-cell office:value-type="float" office:value="8.31741793" calcext:value-type="float">
            <text:p>8.31741793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.743833" calcext:value-type="float">
            <text:p>8.743833</text:p>
          </table:table-cell>
          <table:table-cell office:value-type="float" office:value="8.4088176" calcext:value-type="float">
            <text:p>8.4088176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2.854894" calcext:value-type="float">
            <text:p>12.854894</text:p>
          </table:table-cell>
          <table:table-cell office:value-type="float" office:value="8.4429734" calcext:value-type="float">
            <text:p>8.4429734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.886785" calcext:value-type="float">
            <text:p>14.886785</text:p>
          </table:table-cell>
          <table:table-cell office:value-type="float" office:value="8.43911606" calcext:value-type="float">
            <text:p>8.43911606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5.159774" calcext:value-type="float">
            <text:p>15.159774</text:p>
          </table:table-cell>
          <table:table-cell office:value-type="float" office:value="8.40734094" calcext:value-type="float">
            <text:p>8.40734094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3.881922" calcext:value-type="float">
            <text:p>13.881922</text:p>
          </table:table-cell>
          <table:table-cell office:value-type="float" office:value="8.35552263" calcext:value-type="float">
            <text:p>8.35552263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1.370371" calcext:value-type="float">
            <text:p>11.370371</text:p>
          </table:table-cell>
          <table:table-cell office:value-type="float" office:value="8.29078064" calcext:value-type="float">
            <text:p>8.29078064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8.059836" calcext:value-type="float">
            <text:p>8.059836</text:p>
          </table:table-cell>
          <table:table-cell office:value-type="float" office:value="8.21756868" calcext:value-type="float">
            <text:p>8.21756868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.497575" calcext:value-type="float">
            <text:p>4.497575</text:p>
          </table:table-cell>
          <table:table-cell office:value-type="float" office:value="8.17746207" calcext:value-type="float">
            <text:p>8.17746207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880989" calcext:value-type="float">
            <text:p>1.880989</text:p>
          </table:table-cell>
          <table:table-cell office:value-type="float" office:value="8.17297807" calcext:value-type="float">
            <text:p>8.17297807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.297768" calcext:value-type="float">
            <text:p>3.297768</text:p>
          </table:table-cell>
          <table:table-cell office:value-type="float" office:value="8.16806672" calcext:value-type="float">
            <text:p>8.16806672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.530978" calcext:value-type="float">
            <text:p>5.530978</text:p>
          </table:table-cell>
          <table:table-cell office:value-type="float" office:value="8.17663897" calcext:value-type="float">
            <text:p>8.17663897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.065799" calcext:value-type="float">
            <text:p>7.065799</text:p>
          </table:table-cell>
          <table:table-cell office:value-type="float" office:value="8.17299463" calcext:value-type="float">
            <text:p>8.17299463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.744759" calcext:value-type="float">
            <text:p>7.744759</text:p>
          </table:table-cell>
          <table:table-cell office:value-type="float" office:value="8.15193526" calcext:value-type="float">
            <text:p>8.15193526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.598289" calcext:value-type="float">
            <text:p>7.598289</text:p>
          </table:table-cell>
          <table:table-cell office:value-type="float" office:value="8.10922176" calcext:value-type="float">
            <text:p>8.10922176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735483" calcext:value-type="float">
            <text:p>6.735483</text:p>
          </table:table-cell>
          <table:table-cell office:value-type="float" office:value="8.06797296" calcext:value-type="float">
            <text:p>8.06797296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.305048" calcext:value-type="float">
            <text:p>5.305048</text:p>
          </table:table-cell>
          <table:table-cell office:value-type="float" office:value="8.03535222" calcext:value-type="float">
            <text:p>8.03535222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.468718" calcext:value-type="float">
            <text:p>3.468718</text:p>
          </table:table-cell>
          <table:table-cell office:value-type="float" office:value="8.01703583" calcext:value-type="float">
            <text:p>8.01703583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348749" calcext:value-type="float">
            <text:p>1.348749</text:p>
          </table:table-cell>
          <table:table-cell office:value-type="float" office:value="8.01708274" calcext:value-type="float">
            <text:p>8.01708274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348749" calcext:value-type="float">
            <text:p>1.348749</text:p>
          </table:table-cell>
          <table:table-cell office:value-type="float" office:value="8.03832934" calcext:value-type="float">
            <text:p>8.03832934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.452828" calcext:value-type="float">
            <text:p>2.452828</text:p>
          </table:table-cell>
          <table:table-cell office:value-type="float" office:value="8.06278074" calcext:value-type="float">
            <text:p>8.06278074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.117492" calcext:value-type="float">
            <text:p>4.117492</text:p>
          </table:table-cell>
          <table:table-cell office:value-type="float" office:value="8.09493494" calcext:value-type="float">
            <text:p>8.09493494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.28387" calcext:value-type="float">
            <text:p>5.28387</text:p>
          </table:table-cell>
          <table:table-cell office:value-type="float" office:value="8.1241744" calcext:value-type="float">
            <text:p>8.1241744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.831199" calcext:value-type="float">
            <text:p>5.831199</text:p>
          </table:table-cell>
          <table:table-cell office:value-type="float" office:value="8.15264969" calcext:value-type="float">
            <text:p>8.15264969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.683694" calcext:value-type="float">
            <text:p>5.683694</text:p>
          </table:table-cell>
          <table:table-cell office:value-type="float" office:value="8.18408739" calcext:value-type="float">
            <text:p>8.18408739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.851362" calcext:value-type="float">
            <text:p>4.851362</text:p>
          </table:table-cell>
          <table:table-cell office:value-type="float" office:value="8.22256094" calcext:value-type="float">
            <text:p>8.22256094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.491276" calcext:value-type="float">
            <text:p>3.491276</text:p>
          </table:table-cell>
          <table:table-cell office:value-type="float" office:value="8.27146311" calcext:value-type="float">
            <text:p>8.27146311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.209107" calcext:value-type="float">
            <text:p>2.209107</text:p>
          </table:table-cell>
          <table:table-cell office:value-type="float" office:value="8.33230044" calcext:value-type="float">
            <text:p>8.33230044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.729421" calcext:value-type="float">
            <text:p>2.729421</text:p>
          </table:table-cell>
          <table:table-cell office:value-type="float" office:value="8.40062385" calcext:value-type="float">
            <text:p>8.40062385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.707835" calcext:value-type="float">
            <text:p>4.707835</text:p>
          </table:table-cell>
          <table:table-cell office:value-type="float" office:value="8.45514661" calcext:value-type="float">
            <text:p>8.45514661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811049" calcext:value-type="float">
            <text:p>6.811049</text:p>
          </table:table-cell>
          <table:table-cell office:value-type="float" office:value="8.47851492" calcext:value-type="float">
            <text:p>8.47851492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8.568411" calcext:value-type="float">
            <text:p>8.568411</text:p>
          </table:table-cell>
          <table:table-cell office:value-type="float" office:value="8.46713332" calcext:value-type="float">
            <text:p>8.46713332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.749656" calcext:value-type="float">
            <text:p>9.749656</text:p>
          </table:table-cell>
          <table:table-cell office:value-type="float" office:value="8.42259727" calcext:value-type="float">
            <text:p>8.42259727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0.241283" calcext:value-type="float">
            <text:p>10.241283</text:p>
          </table:table-cell>
          <table:table-cell office:value-type="float" office:value="8.35012498" calcext:value-type="float">
            <text:p>8.35012498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0.037932" calcext:value-type="float">
            <text:p>10.037932</text:p>
          </table:table-cell>
          <table:table-cell office:value-type="float" office:value="8.26302269" calcext:value-type="float">
            <text:p>8.26302269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.250379" calcext:value-type="float">
            <text:p>9.250379</text:p>
          </table:table-cell>
          <table:table-cell office:value-type="float" office:value="8.18782914" calcext:value-type="float">
            <text:p>8.18782914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.122223" calcext:value-type="float">
            <text:p>8.122223</text:p>
          </table:table-cell>
          <table:table-cell office:value-type="float" office:value="8.1372063" calcext:value-type="float">
            <text:p>8.1372063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.05604" calcext:value-type="float">
            <text:p>7.05604</text:p>
          </table:table-cell>
          <table:table-cell office:value-type="float" office:value="8.1134926" calcext:value-type="float">
            <text:p>8.1134926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575718" calcext:value-type="float">
            <text:p>6.575718</text:p>
          </table:table-cell>
          <table:table-cell office:value-type="float" office:value="8.11273043" calcext:value-type="float">
            <text:p>8.11273043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.005417" calcext:value-type="float">
            <text:p>7.005417</text:p>
          </table:table-cell>
          <table:table-cell office:value-type="float" office:value="8.12474043" calcext:value-type="float">
            <text:p>8.12474043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.12598" calcext:value-type="float">
            <text:p>8.12598</text:p>
          </table:table-cell>
          <table:table-cell office:value-type="float" office:value="8.13601326" calcext:value-type="float">
            <text:p>8.13601326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.453352" calcext:value-type="float">
            <text:p>9.453352</text:p>
          </table:table-cell>
          <table:table-cell office:value-type="float" office:value="8.13597932" calcext:value-type="float">
            <text:p>8.13597932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.584092" calcext:value-type="float">
            <text:p>10.584092</text:p>
          </table:table-cell>
          <table:table-cell office:value-type="float" office:value="8.1202986" calcext:value-type="float">
            <text:p>8.1202986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1.235211" calcext:value-type="float">
            <text:p>11.235211</text:p>
          </table:table-cell>
          <table:table-cell office:value-type="float" office:value="8.09025274" calcext:value-type="float">
            <text:p>8.09025274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1.204643" calcext:value-type="float">
            <text:p>11.204643</text:p>
          </table:table-cell>
          <table:table-cell office:value-type="float" office:value="8.05110858" calcext:value-type="float">
            <text:p>8.05110858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.349684" calcext:value-type="float">
            <text:p>10.349684</text:p>
          </table:table-cell>
          <table:table-cell office:value-type="float" office:value="8.01041072" calcext:value-type="float">
            <text:p>8.01041072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.56481" calcext:value-type="float">
            <text:p>8.56481</text:p>
          </table:table-cell>
          <table:table-cell office:value-type="float" office:value="7.97662876" calcext:value-type="float">
            <text:p>7.97662876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.648539" calcext:value-type="float">
            <text:p>5.648539</text:p>
          </table:table-cell>
          <table:table-cell office:value-type="float" office:value="7.95871363" calcext:value-type="float">
            <text:p>7.95871363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.648539" calcext:value-type="float">
            <text:p>5.648539</text:p>
          </table:table-cell>
          <table:table-cell office:value-type="float" office:value="7.96767047" calcext:value-type="float">
            <text:p>7.96767047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.648539" calcext:value-type="float">
            <text:p>5.648539</text:p>
          </table:table-cell>
          <table:table-cell office:value-type="float" office:value="7.97490575" calcext:value-type="float">
            <text:p>7.97490575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.648539" calcext:value-type="float">
            <text:p>5.648539</text:p>
          </table:table-cell>
          <table:table-cell office:value-type="float" office:value="7.98225393" calcext:value-type="float">
            <text:p>7.98225393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.648539" calcext:value-type="float">
            <text:p>5.648539</text:p>
          </table:table-cell>
          <table:table-cell office:value-type="float" office:value="7.99218905" calcext:value-type="float">
            <text:p>7.9921890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.648539" calcext:value-type="float">
            <text:p>5.648539</text:p>
          </table:table-cell>
          <table:table-cell office:value-type="float" office:value="8.00648337" calcext:value-type="float">
            <text:p>8.00648337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.824246" calcext:value-type="float">
            <text:p>2.824246</text:p>
          </table:table-cell>
          <table:table-cell office:value-type="float" office:value="8.02522744" calcext:value-type="float">
            <text:p>8.02522744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.195677" calcext:value-type="float">
            <text:p>5.195677</text:p>
          </table:table-cell>
          <table:table-cell office:value-type="float" office:value="8.07499185" calcext:value-type="float">
            <text:p>8.0749918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424685" calcext:value-type="float">
            <text:p>6.424685</text:p>
          </table:table-cell>
          <table:table-cell office:value-type="float" office:value="8.10092425" calcext:value-type="float">
            <text:p>8.10092425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.217102" calcext:value-type="float">
            <text:p>7.217102</text:p>
          </table:table-cell>
          <table:table-cell office:value-type="float" office:value="8.11110116" calcext:value-type="float">
            <text:p>8.11110116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.860168" calcext:value-type="float">
            <text:p>7.860168</text:p>
          </table:table-cell>
          <table:table-cell office:value-type="float" office:value="8.1068798" calcext:value-type="float">
            <text:p>8.1068798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8.449574" calcext:value-type="float">
            <text:p>8.449574</text:p>
          </table:table-cell>
          <table:table-cell office:value-type="float" office:value="8.08783814" calcext:value-type="float">
            <text:p>8.08783814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8.902464" calcext:value-type="float">
            <text:p>8.902464</text:p>
          </table:table-cell>
          <table:table-cell office:value-type="float" office:value="8.05444832" calcext:value-type="float">
            <text:p>8.05444832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.011648" calcext:value-type="float">
            <text:p>9.011648</text:p>
          </table:table-cell>
          <table:table-cell office:value-type="float" office:value="8.01058247" calcext:value-type="float">
            <text:p>8.01058247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8.495315" calcext:value-type="float">
            <text:p>8.495315</text:p>
          </table:table-cell>
          <table:table-cell office:value-type="float" office:value="7.96464986" calcext:value-type="float">
            <text:p>7.96464986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93411" calcext:value-type="float">
            <text:p>6.93411</text:p>
          </table:table-cell>
          <table:table-cell office:value-type="float" office:value="7.9282252" calcext:value-type="float">
            <text:p>7.9282252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.728507" calcext:value-type="float">
            <text:p>2.728507</text:p>
          </table:table-cell>
          <table:table-cell office:value-type="float" office:value="7.91504902" calcext:value-type="float">
            <text:p>7.91504902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.728507" calcext:value-type="float">
            <text:p>2.728507</text:p>
          </table:table-cell>
          <table:table-cell office:value-type="float" office:value="7.9525505" calcext:value-type="float">
            <text:p>7.952550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.728507" calcext:value-type="float">
            <text:p>2.728507</text:p>
          </table:table-cell>
          <table:table-cell office:value-type="float" office:value="7.99814837" calcext:value-type="float">
            <text:p>7.99814837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.728507" calcext:value-type="float">
            <text:p>2.728507</text:p>
          </table:table-cell>
          <table:table-cell office:value-type="float" office:value="8.05049241" calcext:value-type="float">
            <text:p>8.05049241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728507" calcext:value-type="float">
            <text:p>2.728507</text:p>
          </table:table-cell>
          <table:table-cell office:value-type="float" office:value="8.10776785" calcext:value-type="float">
            <text:p>8.10776785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.728507" calcext:value-type="float">
            <text:p>2.728507</text:p>
          </table:table-cell>
          <table:table-cell office:value-type="float" office:value="8.16778851" calcext:value-type="float">
            <text:p>8.16778851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.728507" calcext:value-type="float">
            <text:p>2.728507</text:p>
          </table:table-cell>
          <table:table-cell office:value-type="float" office:value="8.22793516" calcext:value-type="float">
            <text:p>8.22793516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7.476745" calcext:value-type="float">
            <text:p>57.476745</text:p>
          </table:table-cell>
          <table:table-cell office:value-type="float" office:value="8.2850922" calcext:value-type="float">
            <text:p>8.2850922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9.98786" calcext:value-type="float">
            <text:p>29.98786</text:p>
          </table:table-cell>
          <table:table-cell office:value-type="float" office:value="7.78824475" calcext:value-type="float">
            <text:p>7.78824475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3.702676" calcext:value-type="float">
            <text:p>23.702676</text:p>
          </table:table-cell>
          <table:table-cell office:value-type="float" office:value="7.55610729" calcext:value-type="float">
            <text:p>7.55610729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9.405786" calcext:value-type="float">
            <text:p>19.405786</text:p>
          </table:table-cell>
          <table:table-cell office:value-type="float" office:value="7.37335043" calcext:value-type="float">
            <text:p>7.37335043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.411264" calcext:value-type="float">
            <text:p>14.411264</text:p>
          </table:table-cell>
          <table:table-cell office:value-type="float" office:value="7.21782927" calcext:value-type="float">
            <text:p>7.21782927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.977156" calcext:value-type="float">
            <text:p>5.977156</text:p>
          </table:table-cell>
          <table:table-cell office:value-type="float" office:value="7.09655044" calcext:value-type="float">
            <text:p>7.09655044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.977156" calcext:value-type="float">
            <text:p>5.977156</text:p>
          </table:table-cell>
          <table:table-cell office:value-type="float" office:value="7.05168137" calcext:value-type="float">
            <text:p>7.05168137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.977156" calcext:value-type="float">
            <text:p>5.977156</text:p>
          </table:table-cell>
          <table:table-cell office:value-type="float" office:value="7.01541969" calcext:value-type="float">
            <text:p>7.01541969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.977156" calcext:value-type="float">
            <text:p>5.977156</text:p>
          </table:table-cell>
          <table:table-cell office:value-type="float" office:value="6.99172334" calcext:value-type="float">
            <text:p>6.99172334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.977156" calcext:value-type="float">
            <text:p>5.977156</text:p>
          </table:table-cell>
          <table:table-cell office:value-type="float" office:value="6.97855973" calcext:value-type="float">
            <text:p>6.97855973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.977156" calcext:value-type="float">
            <text:p>5.977156</text:p>
          </table:table-cell>
          <table:table-cell office:value-type="float" office:value="6.97268404" calcext:value-type="float">
            <text:p>6.97268404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.977156" calcext:value-type="float">
            <text:p>5.977156</text:p>
          </table:table-cell>
          <table:table-cell office:value-type="float" office:value="6.97095601" calcext:value-type="float">
            <text:p>6.97095601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2.264442" calcext:value-type="float">
            <text:p>12.264442</text:p>
          </table:table-cell>
          <table:table-cell office:value-type="float" office:value="6.9711724" calcext:value-type="float">
            <text:p>6.9711724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7.295202" calcext:value-type="float">
            <text:p>17.295202</text:p>
          </table:table-cell>
          <table:table-cell office:value-type="float" office:value="6.90972031" calcext:value-type="float">
            <text:p>6.90972031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9.604916" calcext:value-type="float">
            <text:p>19.604916</text:p>
          </table:table-cell>
          <table:table-cell office:value-type="float" office:value="6.79980563" calcext:value-type="float">
            <text:p>6.79980563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9.794946" calcext:value-type="float">
            <text:p>19.794946</text:p>
          </table:table-cell>
          <table:table-cell office:value-type="float" office:value="6.66980415" calcext:value-type="float">
            <text:p>6.66980415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8.219333" calcext:value-type="float">
            <text:p>18.219333</text:p>
          </table:table-cell>
          <table:table-cell office:value-type="float" office:value="6.54147046" calcext:value-type="float">
            <text:p>6.54147046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5.26817" calcext:value-type="float">
            <text:p>15.26817</text:p>
          </table:table-cell>
          <table:table-cell office:value-type="float" office:value="6.43180727" calcext:value-type="float">
            <text:p>6.43180727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1.350556" calcext:value-type="float">
            <text:p>11.350556</text:p>
          </table:table-cell>
          <table:table-cell office:value-type="float" office:value="6.35289572" calcext:value-type="float">
            <text:p>6.35289572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656513" calcext:value-type="float">
            <text:p>6.656513</text:p>
          </table:table-cell>
          <table:table-cell office:value-type="float" office:value="6.31241474" calcext:value-type="float">
            <text:p>6.31241474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656513" calcext:value-type="float">
            <text:p>6.656513</text:p>
          </table:table-cell>
          <table:table-cell office:value-type="float" office:value="6.31668489" calcext:value-type="float">
            <text:p>6.31668489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656513" calcext:value-type="float">
            <text:p>6.656513</text:p>
          </table:table-cell>
          <table:table-cell office:value-type="float" office:value="6.31853616" calcext:value-type="float">
            <text:p>6.31853616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656513" calcext:value-type="float">
            <text:p>6.656513</text:p>
          </table:table-cell>
          <table:table-cell office:value-type="float" office:value="6.31912747" calcext:value-type="float">
            <text:p>6.31912747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656513" calcext:value-type="float">
            <text:p>6.656513</text:p>
          </table:table-cell>
          <table:table-cell office:value-type="float" office:value="6.32047455" calcext:value-type="float">
            <text:p>6.32047455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656513" calcext:value-type="float">
            <text:p>6.656513</text:p>
          </table:table-cell>
          <table:table-cell office:value-type="float" office:value="6.32445161" calcext:value-type="float">
            <text:p>6.32445161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656513" calcext:value-type="float">
            <text:p>6.656513</text:p>
          </table:table-cell>
          <table:table-cell office:value-type="float" office:value="6.33197745" calcext:value-type="float">
            <text:p>6.33197745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656513" calcext:value-type="float">
            <text:p>6.656513</text:p>
          </table:table-cell>
          <table:table-cell office:value-type="float" office:value="6.34277274" calcext:value-type="float">
            <text:p>6.34277274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656513" calcext:value-type="float">
            <text:p>6.656513</text:p>
          </table:table-cell>
          <table:table-cell office:value-type="float" office:value="6.35556917" calcext:value-type="float">
            <text:p>6.35556917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.325508" calcext:value-type="float">
            <text:p>2.325508</text:p>
          </table:table-cell>
          <table:table-cell office:value-type="float" office:value="6.36853884" calcext:value-type="float">
            <text:p>6.36853884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.940847" calcext:value-type="float">
            <text:p>7.940847</text:p>
          </table:table-cell>
          <table:table-cell office:value-type="float" office:value="6.42313908" calcext:value-type="float">
            <text:p>6.42313908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.704745" calcext:value-type="float">
            <text:p>10.704745</text:p>
          </table:table-cell>
          <table:table-cell office:value-type="float" office:value="6.41860226" calcext:value-type="float">
            <text:p>6.41860226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2.159413" calcext:value-type="float">
            <text:p>12.159413</text:p>
          </table:table-cell>
          <table:table-cell office:value-type="float" office:value="6.38315528" calcext:value-type="float">
            <text:p>6.38315528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2.46916" calcext:value-type="float">
            <text:p>12.46916</text:p>
          </table:table-cell>
          <table:table-cell office:value-type="float" office:value="6.33071179" calcext:value-type="float">
            <text:p>6.33071179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1.709273" calcext:value-type="float">
            <text:p>11.709273</text:p>
          </table:table-cell>
          <table:table-cell office:value-type="float" office:value="6.27413233" calcext:value-type="float">
            <text:p>6.27413233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9.977943" calcext:value-type="float">
            <text:p>9.977943</text:p>
          </table:table-cell>
          <table:table-cell office:value-type="float" office:value="6.22517785" calcext:value-type="float">
            <text:p>6.2251778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.407723" calcext:value-type="float">
            <text:p>7.407723</text:p>
          </table:table-cell>
          <table:table-cell office:value-type="float" office:value="6.19358095" calcext:value-type="float">
            <text:p>6.1935809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.049175" calcext:value-type="float">
            <text:p>4.049175</text:p>
          </table:table-cell>
          <table:table-cell office:value-type="float" office:value="6.18670261" calcext:value-type="float">
            <text:p>6.18670261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.049175" calcext:value-type="float">
            <text:p>4.049175</text:p>
          </table:table-cell>
          <table:table-cell office:value-type="float" office:value="6.21095968" calcext:value-type="float">
            <text:p>6.21095968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.049175" calcext:value-type="float">
            <text:p>4.049175</text:p>
          </table:table-cell>
          <table:table-cell office:value-type="float" office:value="6.23173325" calcext:value-type="float">
            <text:p>6.23173325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389854" calcext:value-type="float">
            <text:p>1.389854</text:p>
          </table:table-cell>
          <table:table-cell office:value-type="float" office:value="6.24920598" calcext:value-type="float">
            <text:p>6.24920598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.154993" calcext:value-type="float">
            <text:p>4.154993</text:p>
          </table:table-cell>
          <table:table-cell office:value-type="float" office:value="6.29164787" calcext:value-type="float">
            <text:p>6.29164787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.166544" calcext:value-type="float">
            <text:p>5.166544</text:p>
          </table:table-cell>
          <table:table-cell office:value-type="float" office:value="6.30737771" calcext:value-type="float">
            <text:p>6.30737771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.959862" calcext:value-type="float">
            <text:p>4.959862</text:p>
          </table:table-cell>
          <table:table-cell office:value-type="float" office:value="6.31617782" calcext:value-type="float">
            <text:p>6.31617782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.473409" calcext:value-type="float">
            <text:p>3.473409</text:p>
          </table:table-cell>
          <table:table-cell office:value-type="float" office:value="6.33134501" calcext:value-type="float">
            <text:p>6.33134501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.473409" calcext:value-type="float">
            <text:p>3.473409</text:p>
          </table:table-cell>
          <table:table-cell office:value-type="float" office:value="6.36567081" calcext:value-type="float">
            <text:p>6.36567081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.473409" calcext:value-type="float">
            <text:p>3.473409</text:p>
          </table:table-cell>
          <table:table-cell office:value-type="float" office:value="6.4036038" calcext:value-type="float">
            <text:p>6.4036038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.473409" calcext:value-type="float">
            <text:p>3.473409</text:p>
          </table:table-cell>
          <table:table-cell office:value-type="float" office:value="6.44418541" calcext:value-type="float">
            <text:p>6.44418541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.473409" calcext:value-type="float">
            <text:p>3.473409</text:p>
          </table:table-cell>
          <table:table-cell office:value-type="float" office:value="6.48637985" calcext:value-type="float">
            <text:p>6.48637985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.473409" calcext:value-type="float">
            <text:p>3.473409</text:p>
          </table:table-cell>
          <table:table-cell office:value-type="float" office:value="6.52908691" calcext:value-type="float">
            <text:p>6.52908691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.793889" calcext:value-type="float">
            <text:p>3.793889</text:p>
          </table:table-cell>
          <table:table-cell office:value-type="float" office:value="6.57111521" calcext:value-type="float">
            <text:p>6.57111521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.668248" calcext:value-type="float">
            <text:p>5.668248</text:p>
          </table:table-cell>
          <table:table-cell office:value-type="float" office:value="6.60805411" calcext:value-type="float">
            <text:p>6.60805411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7.041438" calcext:value-type="float">
            <text:p>7.041438</text:p>
          </table:table-cell>
          <table:table-cell office:value-type="float" office:value="6.62338319" calcext:value-type="float">
            <text:p>6.62338319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8.131399" calcext:value-type="float">
            <text:p>8.131399</text:p>
          </table:table-cell>
          <table:table-cell office:value-type="float" office:value="6.62169849" calcext:value-type="float">
            <text:p>6.62169849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8.974969" calcext:value-type="float">
            <text:p>8.974969</text:p>
          </table:table-cell>
          <table:table-cell office:value-type="float" office:value="6.60625379" calcext:value-type="float">
            <text:p>6.60625379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9.531049" calcext:value-type="float">
            <text:p>9.531049</text:p>
          </table:table-cell>
          <table:table-cell office:value-type="float" office:value="6.58072425" calcext:value-type="float">
            <text:p>6.58072425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9.741579" calcext:value-type="float">
            <text:p>9.741579</text:p>
          </table:table-cell>
          <table:table-cell office:value-type="float" office:value="6.54947141" calcext:value-type="float">
            <text:p>6.54947141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9.575009" calcext:value-type="float">
            <text:p>9.575009</text:p>
          </table:table-cell>
          <table:table-cell office:value-type="float" office:value="6.51694798" calcext:value-type="float">
            <text:p>6.51694798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9.041448" calcext:value-type="float">
            <text:p>9.041448</text:p>
          </table:table-cell>
          <table:table-cell office:value-type="float" office:value="6.48690882" calcext:value-type="float">
            <text:p>6.48690882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8.181697" calcext:value-type="float">
            <text:p>8.181697</text:p>
          </table:table-cell>
          <table:table-cell office:value-type="float" office:value="6.46199988" calcext:value-type="float">
            <text:p>6.46199988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.044666" calcext:value-type="float">
            <text:p>7.044666</text:p>
          </table:table-cell>
          <table:table-cell office:value-type="float" office:value="6.44391651" calcext:value-type="float">
            <text:p>6.44391651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.672889" calcext:value-type="float">
            <text:p>5.672889</text:p>
          </table:table-cell>
          <table:table-cell office:value-type="float" office:value="6.43405723" calcext:value-type="float">
            <text:p>6.43405723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.114806" calcext:value-type="float">
            <text:p>4.114806</text:p>
          </table:table-cell>
          <table:table-cell office:value-type="float" office:value="6.43441507" calcext:value-type="float">
            <text:p>6.43441507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.502427" calcext:value-type="float">
            <text:p>2.502427</text:p>
          </table:table-cell>
          <table:table-cell office:value-type="float" office:value="6.44814766" calcext:value-type="float">
            <text:p>6.44814766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531054" calcext:value-type="float">
            <text:p>1.531054</text:p>
          </table:table-cell>
          <table:table-cell office:value-type="float" office:value="6.4785897" calcext:value-type="float">
            <text:p>6.4785897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.518577" calcext:value-type="float">
            <text:p>2.518577</text:p>
          </table:table-cell>
          <table:table-cell office:value-type="float" office:value="6.52233805" calcext:value-type="float">
            <text:p>6.52233805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.188095" calcext:value-type="float">
            <text:p>4.188095</text:p>
          </table:table-cell>
          <table:table-cell office:value-type="float" office:value="6.56151127" calcext:value-type="float">
            <text:p>6.56151127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.750853" calcext:value-type="float">
            <text:p>5.750853</text:p>
          </table:table-cell>
          <table:table-cell office:value-type="float" office:value="6.58911862" calcext:value-type="float">
            <text:p>6.58911862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979823" calcext:value-type="float">
            <text:p>6.979823</text:p>
          </table:table-cell>
          <table:table-cell office:value-type="float" office:value="6.60451933" calcext:value-type="float">
            <text:p>6.60451933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7.776718" calcext:value-type="float">
            <text:p>7.776718</text:p>
          </table:table-cell>
          <table:table-cell office:value-type="float" office:value="6.60855352" calcext:value-type="float">
            <text:p>6.60855352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8.1327" calcext:value-type="float">
            <text:p>8.1327</text:p>
          </table:table-cell>
          <table:table-cell office:value-type="float" office:value="6.60311867" calcext:value-type="float">
            <text:p>6.60311867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.122586" calcext:value-type="float">
            <text:p>8.122586</text:p>
          </table:table-cell>
          <table:table-cell office:value-type="float" office:value="6.59110231" calcext:value-type="float">
            <text:p>6.59110231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7.88528" calcext:value-type="float">
            <text:p>7.88528</text:p>
          </table:table-cell>
          <table:table-cell office:value-type="float" office:value="6.57611955" calcext:value-type="float">
            <text:p>6.57611955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7.579506" calcext:value-type="float">
            <text:p>7.579506</text:p>
          </table:table-cell>
          <table:table-cell office:value-type="float" office:value="6.56184199" calcext:value-type="float">
            <text:p>6.56184199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.320795" calcext:value-type="float">
            <text:p>7.320795</text:p>
          </table:table-cell>
          <table:table-cell office:value-type="float" office:value="6.55095563" calcext:value-type="float">
            <text:p>6.55095563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.134857" calcext:value-type="float">
            <text:p>7.134857</text:p>
          </table:table-cell>
          <table:table-cell office:value-type="float" office:value="6.54440881" calcext:value-type="float">
            <text:p>6.54440881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971488" calcext:value-type="float">
            <text:p>6.971488</text:p>
          </table:table-cell>
          <table:table-cell office:value-type="float" office:value="6.5416621" calcext:value-type="float">
            <text:p>6.5416621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773297" calcext:value-type="float">
            <text:p>6.773297</text:p>
          </table:table-cell>
          <table:table-cell office:value-type="float" office:value="6.5415987" calcext:value-type="float">
            <text:p>6.5415987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544223" calcext:value-type="float">
            <text:p>6.544223</text:p>
          </table:table-cell>
          <table:table-cell office:value-type="float" office:value="6.5431638" calcext:value-type="float">
            <text:p>6.5431638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372067" calcext:value-type="float">
            <text:p>6.372067</text:p>
          </table:table-cell>
          <table:table-cell office:value-type="float" office:value="6.54533503" calcext:value-type="float">
            <text:p>6.54533503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383357" calcext:value-type="float">
            <text:p>6.383357</text:p>
          </table:table-cell>
          <table:table-cell office:value-type="float" office:value="6.54671075" calcext:value-type="float">
            <text:p>6.54671075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642051" calcext:value-type="float">
            <text:p>6.642051</text:p>
          </table:table-cell>
          <table:table-cell office:value-type="float" office:value="6.54537727" calcext:value-type="float">
            <text:p>6.54537727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7.077971" calcext:value-type="float">
            <text:p>7.077971</text:p>
          </table:table-cell>
          <table:table-cell office:value-type="float" office:value="6.53962897" calcext:value-type="float">
            <text:p>6.53962897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7.522946" calcext:value-type="float">
            <text:p>7.522946</text:p>
          </table:table-cell>
          <table:table-cell office:value-type="float" office:value="6.52918137" calcext:value-type="float">
            <text:p>6.52918137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7.800687" calcext:value-type="float">
            <text:p>7.800687</text:p>
          </table:table-cell>
          <table:table-cell office:value-type="float" office:value="6.51571258" calcext:value-type="float">
            <text:p>6.51571258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7.788917" calcext:value-type="float">
            <text:p>7.788917</text:p>
          </table:table-cell>
          <table:table-cell office:value-type="float" office:value="6.50230753" calcext:value-type="float">
            <text:p>6.50230753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.442376" calcext:value-type="float">
            <text:p>7.442376</text:p>
          </table:table-cell>
          <table:table-cell office:value-type="float" office:value="6.49242175" calcext:value-type="float">
            <text:p>6.49242175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794966" calcext:value-type="float">
            <text:p>6.794966</text:p>
          </table:table-cell>
          <table:table-cell office:value-type="float" office:value="6.48899482" calcext:value-type="float">
            <text:p>6.48899482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.956002" calcext:value-type="float">
            <text:p>5.956002</text:p>
          </table:table-cell>
          <table:table-cell office:value-type="float" office:value="6.4938814" calcext:value-type="float">
            <text:p>6.4938814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.110592" calcext:value-type="float">
            <text:p>5.110592</text:p>
          </table:table-cell>
          <table:table-cell office:value-type="float" office:value="6.5074846" calcext:value-type="float">
            <text:p>6.5074846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.515879" calcext:value-type="float">
            <text:p>4.515879</text:p>
          </table:table-cell>
          <table:table-cell office:value-type="float" office:value="6.52839886" calcext:value-type="float">
            <text:p>6.52839886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.418387" calcext:value-type="float">
            <text:p>4.418387</text:p>
          </table:table-cell>
          <table:table-cell office:value-type="float" office:value="6.55302224" calcext:value-type="float">
            <text:p>6.55302224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.852849" calcext:value-type="float">
            <text:p>4.852849</text:p>
          </table:table-cell>
          <table:table-cell office:value-type="float" office:value="6.57590353" calcext:value-type="float">
            <text:p>6.57590353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.616492" calcext:value-type="float">
            <text:p>5.616492</text:p>
          </table:table-cell>
          <table:table-cell office:value-type="float" office:value="6.59199869" calcext:value-type="float">
            <text:p>6.59199869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478655" calcext:value-type="float">
            <text:p>6.478655</text:p>
          </table:table-cell>
          <table:table-cell office:value-type="float" office:value="6.599025" calcext:value-type="float">
            <text:p>6.599025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.288294" calcext:value-type="float">
            <text:p>7.288294</text:p>
          </table:table-cell>
          <table:table-cell office:value-type="float" office:value="6.59746272" calcext:value-type="float">
            <text:p>6.59746272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.962911" calcext:value-type="float">
            <text:p>7.962911</text:p>
          </table:table-cell>
          <table:table-cell office:value-type="float" office:value="6.58923264" calcext:value-type="float">
            <text:p>6.58923264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8.456051" calcext:value-type="float">
            <text:p>8.456051</text:p>
          </table:table-cell>
          <table:table-cell office:value-type="float" office:value="6.57646584" calcext:value-type="float">
            <text:p>6.57646584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8.730573" calcext:value-type="float">
            <text:p>8.730573</text:p>
          </table:table-cell>
          <table:table-cell office:value-type="float" office:value="6.56086885" calcext:value-type="float">
            <text:p>6.56086885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8.743172" calcext:value-type="float">
            <text:p>8.743172</text:p>
          </table:table-cell>
          <table:table-cell office:value-type="float" office:value="6.54372988" calcext:value-type="float">
            <text:p>6.54372988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8.444211" calcext:value-type="float">
            <text:p>8.444211</text:p>
          </table:table-cell>
          <table:table-cell office:value-type="float" office:value="6.52638109" calcext:value-type="float">
            <text:p>6.52638109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.792" calcext:value-type="float">
            <text:p>7.792</text:p>
          </table:table-cell>
          <table:table-cell office:value-type="float" office:value="6.51084415" calcext:value-type="float">
            <text:p>6.5108441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774114" calcext:value-type="float">
            <text:p>6.774114</text:p>
          </table:table-cell>
          <table:table-cell office:value-type="float" office:value="6.50036972" calcext:value-type="float">
            <text:p>6.50036972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.42699" calcext:value-type="float">
            <text:p>5.42699</text:p>
          </table:table-cell>
          <table:table-cell office:value-type="float" office:value="6.49954168" calcext:value-type="float">
            <text:p>6.49954168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.85367" calcext:value-type="float">
            <text:p>3.85367</text:p>
          </table:table-cell>
          <table:table-cell office:value-type="float" office:value="6.51357966" calcext:value-type="float">
            <text:p>6.51357966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.283381" calcext:value-type="float">
            <text:p>2.283381</text:p>
          </table:table-cell>
          <table:table-cell office:value-type="float" office:value="6.54672865" calcext:value-type="float">
            <text:p>6.5467286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490249" calcext:value-type="float">
            <text:p>1.490249</text:p>
          </table:table-cell>
          <table:table-cell office:value-type="float" office:value="6.59986946" calcext:value-type="float">
            <text:p>6.59986946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.350988" calcext:value-type="float">
            <text:p>2.350988</text:p>
          </table:table-cell>
          <table:table-cell office:value-type="float" office:value="6.66449415" calcext:value-type="float">
            <text:p>6.66449415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.607521" calcext:value-type="float">
            <text:p>3.607521</text:p>
          </table:table-cell>
          <table:table-cell office:value-type="float" office:value="6.72183277" calcext:value-type="float">
            <text:p>6.72183277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.660795" calcext:value-type="float">
            <text:p>4.660795</text:p>
          </table:table-cell>
          <table:table-cell office:value-type="float" office:value="6.7648557" calcext:value-type="float">
            <text:p>6.7648557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.389587" calcext:value-type="float">
            <text:p>5.389587</text:p>
          </table:table-cell>
          <table:table-cell office:value-type="float" office:value="6.79262195" calcext:value-type="float">
            <text:p>6.7926219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.804353" calcext:value-type="float">
            <text:p>5.804353</text:p>
          </table:table-cell>
          <table:table-cell office:value-type="float" office:value="6.80660427" calcext:value-type="float">
            <text:p>6.80660427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5.998795" calcext:value-type="float">
            <text:p>5.998795</text:p>
          </table:table-cell>
          <table:table-cell office:value-type="float" office:value="6.81047448" calcext:value-type="float">
            <text:p>6.81047448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119233" calcext:value-type="float">
            <text:p>6.119233</text:p>
          </table:table-cell>
          <table:table-cell office:value-type="float" office:value="6.80975203" calcext:value-type="float">
            <text:p>6.80975203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303734" calcext:value-type="float">
            <text:p>6.303734</text:p>
          </table:table-cell>
          <table:table-cell office:value-type="float" office:value="6.80999131" calcext:value-type="float">
            <text:p>6.80999131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604768" calcext:value-type="float">
            <text:p>6.604768</text:p>
          </table:table-cell>
          <table:table-cell office:value-type="float" office:value="6.81422983" calcext:value-type="float">
            <text:p>6.81422983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961577" calcext:value-type="float">
            <text:p>6.961577</text:p>
          </table:table-cell>
          <table:table-cell office:value-type="float" office:value="6.82240041" calcext:value-type="float">
            <text:p>6.82240041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.253014" calcext:value-type="float">
            <text:p>7.253014</text:p>
          </table:table-cell>
          <table:table-cell office:value-type="float" office:value="6.83282551" calcext:value-type="float">
            <text:p>6.83282551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.377015" calcext:value-type="float">
            <text:p>7.377015</text:p>
          </table:table-cell>
          <table:table-cell office:value-type="float" office:value="6.84378424" calcext:value-type="float">
            <text:p>6.84378424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.302458" calcext:value-type="float">
            <text:p>7.302458</text:p>
          </table:table-cell>
          <table:table-cell office:value-type="float" office:value="6.85416742" calcext:value-type="float">
            <text:p>6.85416742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.083528" calcext:value-type="float">
            <text:p>7.083528</text:p>
          </table:table-cell>
          <table:table-cell office:value-type="float" office:value="6.86334763" calcext:value-type="float">
            <text:p>6.86334763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84164" calcext:value-type="float">
            <text:p>6.84164</text:p>
          </table:table-cell>
          <table:table-cell office:value-type="float" office:value="6.87066719" calcext:value-type="float">
            <text:p>6.87066719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715644" calcext:value-type="float">
            <text:p>6.715644</text:p>
          </table:table-cell>
          <table:table-cell office:value-type="float" office:value="6.87495078" calcext:value-type="float">
            <text:p>6.87495078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791221" calcext:value-type="float">
            <text:p>6.791221</text:p>
          </table:table-cell>
          <table:table-cell office:value-type="float" office:value="6.87445574" calcext:value-type="float">
            <text:p>6.87445574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.054219" calcext:value-type="float">
            <text:p>7.054219</text:p>
          </table:table-cell>
          <table:table-cell office:value-type="float" office:value="6.86751422" calcext:value-type="float">
            <text:p>6.86751422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.409097" calcext:value-type="float">
            <text:p>7.409097</text:p>
          </table:table-cell>
          <table:table-cell office:value-type="float" office:value="6.8535465" calcext:value-type="float">
            <text:p>6.8535465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.736042" calcext:value-type="float">
            <text:p>7.736042</text:p>
          </table:table-cell>
          <table:table-cell office:value-type="float" office:value="6.83359819" calcext:value-type="float">
            <text:p>6.83359819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.936156" calcext:value-type="float">
            <text:p>7.936156</text:p>
          </table:table-cell>
          <table:table-cell office:value-type="float" office:value="6.80995885" calcext:value-type="float">
            <text:p>6.80995885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.95348" calcext:value-type="float">
            <text:p>7.95348</text:p>
          </table:table-cell>
          <table:table-cell office:value-type="float" office:value="6.78534735" calcext:value-type="float">
            <text:p>6.78534735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.785532" calcext:value-type="float">
            <text:p>7.785532</text:p>
          </table:table-cell>
          <table:table-cell office:value-type="float" office:value="6.76235845" calcext:value-type="float">
            <text:p>6.76235845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.487165" calcext:value-type="float">
            <text:p>7.487165</text:p>
          </table:table-cell>
          <table:table-cell office:value-type="float" office:value="6.74328182" calcext:value-type="float">
            <text:p>6.74328182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.160047" calcext:value-type="float">
            <text:p>7.160047</text:p>
          </table:table-cell>
          <table:table-cell office:value-type="float" office:value="6.72995993" calcext:value-type="float">
            <text:p>6.72995993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915064" calcext:value-type="float">
            <text:p>6.915064</text:p>
          </table:table-cell>
          <table:table-cell office:value-type="float" office:value="6.72342683" calcext:value-type="float">
            <text:p>6.72342683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811214" calcext:value-type="float">
            <text:p>6.811214</text:p>
          </table:table-cell>
          <table:table-cell office:value-type="float" office:value="6.72348148" calcext:value-type="float">
            <text:p>6.72348148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813825" calcext:value-type="float">
            <text:p>6.813825</text:p>
          </table:table-cell>
          <table:table-cell office:value-type="float" office:value="6.72868207" calcext:value-type="float">
            <text:p>6.72868207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818253" calcext:value-type="float">
            <text:p>6.818253</text:p>
          </table:table-cell>
          <table:table-cell office:value-type="float" office:value="6.73694712" calcext:value-type="float">
            <text:p>6.73694712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719889" calcext:value-type="float">
            <text:p>6.719889</text:p>
          </table:table-cell>
          <table:table-cell office:value-type="float" office:value="6.74629593" calcext:value-type="float">
            <text:p>6.74629593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474882" calcext:value-type="float">
            <text:p>6.474882</text:p>
          </table:table-cell>
          <table:table-cell office:value-type="float" office:value="6.75522183" calcext:value-type="float">
            <text:p>6.75522183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126532" calcext:value-type="float">
            <text:p>6.126532</text:p>
          </table:table-cell>
          <table:table-cell office:value-type="float" office:value="6.76265676" calcext:value-type="float">
            <text:p>6.76265676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.796448" calcext:value-type="float">
            <text:p>5.796448</text:p>
          </table:table-cell>
          <table:table-cell office:value-type="float" office:value="6.76774735" calcext:value-type="float">
            <text:p>6.76774735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.634043" calcext:value-type="float">
            <text:p>5.634043</text:p>
          </table:table-cell>
          <table:table-cell office:value-type="float" office:value="6.76970417" calcext:value-type="float">
            <text:p>6.76970417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.727977" calcext:value-type="float">
            <text:p>5.727977</text:p>
          </table:table-cell>
          <table:table-cell office:value-type="float" office:value="6.76801958" calcext:value-type="float">
            <text:p>6.76801958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046555" calcext:value-type="float">
            <text:p>6.046555</text:p>
          </table:table-cell>
          <table:table-cell office:value-type="float" office:value="6.76310813" calcext:value-type="float">
            <text:p>6.76310813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476581" calcext:value-type="float">
            <text:p>6.476581</text:p>
          </table:table-cell>
          <table:table-cell office:value-type="float" office:value="6.75661948" calcext:value-type="float">
            <text:p>6.75661948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905989" calcext:value-type="float">
            <text:p>6.905989</text:p>
          </table:table-cell>
          <table:table-cell office:value-type="float" office:value="6.75076015" calcext:value-type="float">
            <text:p>6.75076015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.266708" calcext:value-type="float">
            <text:p>7.266708</text:p>
          </table:table-cell>
          <table:table-cell office:value-type="float" office:value="6.74733998" calcext:value-type="float">
            <text:p>6.74733998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.53157" calcext:value-type="float">
            <text:p>7.53157</text:p>
          </table:table-cell>
          <table:table-cell office:value-type="float" office:value="6.74723911" calcext:value-type="float">
            <text:p>6.74723911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.692853" calcext:value-type="float">
            <text:p>7.692853</text:p>
          </table:table-cell>
          <table:table-cell office:value-type="float" office:value="6.75023768" calcext:value-type="float">
            <text:p>6.75023768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.744115" calcext:value-type="float">
            <text:p>7.744115</text:p>
          </table:table-cell>
          <table:table-cell office:value-type="float" office:value="6.75510269" calcext:value-type="float">
            <text:p>6.75510269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.676239" calcext:value-type="float">
            <text:p>7.676239</text:p>
          </table:table-cell>
          <table:table-cell office:value-type="float" office:value="6.75991473" calcext:value-type="float">
            <text:p>6.75991473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.487779" calcext:value-type="float">
            <text:p>7.487779</text:p>
          </table:table-cell>
          <table:table-cell office:value-type="float" office:value="6.76256613" calcext:value-type="float">
            <text:p>6.76256613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.201156" calcext:value-type="float">
            <text:p>7.201156</text:p>
          </table:table-cell>
          <table:table-cell office:value-type="float" office:value="6.76131522" calcext:value-type="float">
            <text:p>6.76131522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872968" calcext:value-type="float">
            <text:p>6.872968</text:p>
          </table:table-cell>
          <table:table-cell office:value-type="float" office:value="6.75531175" calcext:value-type="float">
            <text:p>6.75531175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586929" calcext:value-type="float">
            <text:p>6.586929</text:p>
          </table:table-cell>
          <table:table-cell office:value-type="float" office:value="6.74504803" calcext:value-type="float">
            <text:p>6.74504803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422015" calcext:value-type="float">
            <text:p>6.422015</text:p>
          </table:table-cell>
          <table:table-cell office:value-type="float" office:value="6.73254493" calcext:value-type="float">
            <text:p>6.73254493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405765" calcext:value-type="float">
            <text:p>6.405765</text:p>
          </table:table-cell>
          <table:table-cell office:value-type="float" office:value="6.72070596" calcext:value-type="float">
            <text:p>6.72070596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489236" calcext:value-type="float">
            <text:p>6.489236</text:p>
          </table:table-cell>
          <table:table-cell office:value-type="float" office:value="6.71182066" calcext:value-type="float">
            <text:p>6.71182066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571093" calcext:value-type="float">
            <text:p>6.571093</text:p>
          </table:table-cell>
          <table:table-cell office:value-type="float" office:value="6.70681738" calcext:value-type="float">
            <text:p>6.70681738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550554" calcext:value-type="float">
            <text:p>6.550554</text:p>
          </table:table-cell>
          <table:table-cell office:value-type="float" office:value="6.70592324" calcext:value-type="float">
            <text:p>6.70592324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37336" calcext:value-type="float">
            <text:p>6.37336</text:p>
          </table:table-cell>
          <table:table-cell office:value-type="float" office:value="6.70952668" calcext:value-type="float">
            <text:p>6.70952668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058738" calcext:value-type="float">
            <text:p>6.058738</text:p>
          </table:table-cell>
          <table:table-cell office:value-type="float" office:value="6.71839771" calcext:value-type="float">
            <text:p>6.71839771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.708673" calcext:value-type="float">
            <text:p>5.708673</text:p>
          </table:table-cell>
          <table:table-cell office:value-type="float" office:value="6.73319964" calcext:value-type="float">
            <text:p>6.73319964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.488065" calcext:value-type="float">
            <text:p>5.488065</text:p>
          </table:table-cell>
          <table:table-cell office:value-type="float" office:value="6.75355365" calcext:value-type="float">
            <text:p>6.75355365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.546631" calcext:value-type="float">
            <text:p>5.546631</text:p>
          </table:table-cell>
          <table:table-cell office:value-type="float" office:value="6.77718094" calcext:value-type="float">
            <text:p>6.77718094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.905889" calcext:value-type="float">
            <text:p>5.905889</text:p>
          </table:table-cell>
          <table:table-cell office:value-type="float" office:value="6.79994466" calcext:value-type="float">
            <text:p>6.79994466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435899" calcext:value-type="float">
            <text:p>6.435899</text:p>
          </table:table-cell>
          <table:table-cell office:value-type="float" office:value="6.81726609" calcext:value-type="float">
            <text:p>6.81726609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94883" calcext:value-type="float">
            <text:p>6.94883</text:p>
          </table:table-cell>
          <table:table-cell office:value-type="float" office:value="6.8260034" calcext:value-type="float">
            <text:p>6.8260034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.290924" calcext:value-type="float">
            <text:p>7.290924</text:p>
          </table:table-cell>
          <table:table-cell office:value-type="float" office:value="6.82550864" calcext:value-type="float">
            <text:p>6.82550864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7.383242" calcext:value-type="float">
            <text:p>7.383242</text:p>
          </table:table-cell>
          <table:table-cell office:value-type="float" office:value="6.8176757" calcext:value-type="float">
            <text:p>6.8176757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.233233" calcext:value-type="float">
            <text:p>7.233233</text:p>
          </table:table-cell>
          <table:table-cell office:value-type="float" office:value="6.8062044" calcext:value-type="float">
            <text:p>6.8062044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931064" calcext:value-type="float">
            <text:p>6.931064</text:p>
          </table:table-cell>
          <table:table-cell office:value-type="float" office:value="6.79516875" calcext:value-type="float">
            <text:p>6.79516875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62431" calcext:value-type="float">
            <text:p>6.62431</text:p>
          </table:table-cell>
          <table:table-cell office:value-type="float" office:value="6.78729108" calcext:value-type="float">
            <text:p>6.78729108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457524" calcext:value-type="float">
            <text:p>6.457524</text:p>
          </table:table-cell>
          <table:table-cell office:value-type="float" office:value="6.7827943" calcext:value-type="float">
            <text:p>6.7827943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49087" calcext:value-type="float">
            <text:p>6.49087</text:p>
          </table:table-cell>
          <table:table-cell office:value-type="float" office:value="6.77956974" calcext:value-type="float">
            <text:p>6.77956974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666113" calcext:value-type="float">
            <text:p>6.666113</text:p>
          </table:table-cell>
          <table:table-cell office:value-type="float" office:value="6.77472929" calcext:value-type="float">
            <text:p>6.77472929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860186" calcext:value-type="float">
            <text:p>6.860186</text:p>
          </table:table-cell>
          <table:table-cell office:value-type="float" office:value="6.7667186" calcext:value-type="float">
            <text:p>6.7667186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965148" calcext:value-type="float">
            <text:p>6.965148</text:p>
          </table:table-cell>
          <table:table-cell office:value-type="float" office:value="6.75666596" calcext:value-type="float">
            <text:p>6.75666596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929807" calcext:value-type="float">
            <text:p>6.929807</text:p>
          </table:table-cell>
          <table:table-cell office:value-type="float" office:value="6.74809767" calcext:value-type="float">
            <text:p>6.74809767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761346" calcext:value-type="float">
            <text:p>6.761346</text:p>
          </table:table-cell>
          <table:table-cell office:value-type="float" office:value="6.74520184" calcext:value-type="float">
            <text:p>6.74520184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509639" calcext:value-type="float">
            <text:p>6.509639</text:p>
          </table:table-cell>
          <table:table-cell office:value-type="float" office:value="6.75091665" calcext:value-type="float">
            <text:p>6.75091665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250009" calcext:value-type="float">
            <text:p>6.250009</text:p>
          </table:table-cell>
          <table:table-cell office:value-type="float" office:value="6.76596056" calcext:value-type="float">
            <text:p>6.76596056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067221" calcext:value-type="float">
            <text:p>6.067221</text:p>
          </table:table-cell>
          <table:table-cell office:value-type="float" office:value="6.78879796" calcext:value-type="float">
            <text:p>6.78879796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033211" calcext:value-type="float">
            <text:p>6.033211</text:p>
          </table:table-cell>
          <table:table-cell office:value-type="float" office:value="6.81610826" calcext:value-type="float">
            <text:p>6.81610826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176067" calcext:value-type="float">
            <text:p>6.176067</text:p>
          </table:table-cell>
          <table:table-cell office:value-type="float" office:value="6.84354889" calcext:value-type="float">
            <text:p>6.84354889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460182" calcext:value-type="float">
            <text:p>6.460182</text:p>
          </table:table-cell>
          <table:table-cell office:value-type="float" office:value="6.86676914" calcext:value-type="float">
            <text:p>6.86676914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800339" calcext:value-type="float">
            <text:p>6.800339</text:p>
          </table:table-cell>
          <table:table-cell office:value-type="float" office:value="6.88248347" calcext:value-type="float">
            <text:p>6.88248347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.099683" calcext:value-type="float">
            <text:p>7.099683</text:p>
          </table:table-cell>
          <table:table-cell office:value-type="float" office:value="6.88920873" calcext:value-type="float">
            <text:p>6.88920873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.283624" calcext:value-type="float">
            <text:p>7.283624</text:p>
          </table:table-cell>
          <table:table-cell office:value-type="float" office:value="6.88740288" calcext:value-type="float">
            <text:p>6.88740288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.316322" calcext:value-type="float">
            <text:p>7.316322</text:p>
          </table:table-cell>
          <table:table-cell office:value-type="float" office:value="6.87907084" calcext:value-type="float">
            <text:p>6.87907084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.202018" calcext:value-type="float">
            <text:p>7.202018</text:p>
          </table:table-cell>
          <table:table-cell office:value-type="float" office:value="6.86708929" calcext:value-type="float">
            <text:p>6.86708929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978217" calcext:value-type="float">
            <text:p>6.978217</text:p>
          </table:table-cell>
          <table:table-cell office:value-type="float" office:value="6.85450173" calcext:value-type="float">
            <text:p>6.85450173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706516" calcext:value-type="float">
            <text:p>6.706516</text:p>
          </table:table-cell>
          <table:table-cell office:value-type="float" office:value="6.84393095" calcext:value-type="float">
            <text:p>6.84393095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462365" calcext:value-type="float">
            <text:p>6.462365</text:p>
          </table:table-cell>
          <table:table-cell office:value-type="float" office:value="6.83714219" calcext:value-type="float">
            <text:p>6.83714219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319123" calcext:value-type="float">
            <text:p>6.319123</text:p>
          </table:table-cell>
          <table:table-cell office:value-type="float" office:value="6.83476485" calcext:value-type="float">
            <text:p>6.83476485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322427" calcext:value-type="float">
            <text:p>6.322427</text:p>
          </table:table-cell>
          <table:table-cell office:value-type="float" office:value="6.83625024" calcext:value-type="float">
            <text:p>6.83625024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465286" calcext:value-type="float">
            <text:p>6.465286</text:p>
          </table:table-cell>
          <table:table-cell office:value-type="float" office:value="6.84017796" calcext:value-type="float">
            <text:p>6.84017796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686231" calcext:value-type="float">
            <text:p>6.686231</text:p>
          </table:table-cell>
          <table:table-cell office:value-type="float" office:value="6.84487163" calcext:value-type="float">
            <text:p>6.84487163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896352" calcext:value-type="float">
            <text:p>6.896352</text:p>
          </table:table-cell>
          <table:table-cell office:value-type="float" office:value="6.84902071" calcext:value-type="float">
            <text:p>6.84902071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.016676" calcext:value-type="float">
            <text:p>7.016676</text:p>
          </table:table-cell>
          <table:table-cell office:value-type="float" office:value="6.85196187" calcext:value-type="float">
            <text:p>6.85196187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.008293" calcext:value-type="float">
            <text:p>7.008293</text:p>
          </table:table-cell>
          <table:table-cell office:value-type="float" office:value="6.85353484" calcext:value-type="float">
            <text:p>6.85353484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890517" calcext:value-type="float">
            <text:p>6.890517</text:p>
          </table:table-cell>
          <table:table-cell office:value-type="float" office:value="6.85369252" calcext:value-type="float">
            <text:p>6.85369252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744557" calcext:value-type="float">
            <text:p>6.744557</text:p>
          </table:table-cell>
          <table:table-cell office:value-type="float" office:value="6.85212186" calcext:value-type="float">
            <text:p>6.85212186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69131" calcext:value-type="float">
            <text:p>6.69131</text:p>
          </table:table-cell>
          <table:table-cell office:value-type="float" office:value="6.84809271" calcext:value-type="float">
            <text:p>6.84809271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830788" calcext:value-type="float">
            <text:p>6.830788</text:p>
          </table:table-cell>
          <table:table-cell office:value-type="float" office:value="6.84070128" calcext:value-type="float">
            <text:p>6.84070128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.168569" calcext:value-type="float">
            <text:p>7.168569</text:p>
          </table:table-cell>
          <table:table-cell office:value-type="float" office:value="6.82950995" calcext:value-type="float">
            <text:p>6.82950995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.597462" calcext:value-type="float">
            <text:p>7.597462</text:p>
          </table:table-cell>
          <table:table-cell office:value-type="float" office:value="6.81507709" calcext:value-type="float">
            <text:p>6.81507709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.952718" calcext:value-type="float">
            <text:p>7.952718</text:p>
          </table:table-cell>
          <table:table-cell office:value-type="float" office:value="6.79871373" calcext:value-type="float">
            <text:p>6.79871373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.08485" calcext:value-type="float">
            <text:p>8.08485</text:p>
          </table:table-cell>
          <table:table-cell office:value-type="float" office:value="6.78181541" calcext:value-type="float">
            <text:p>6.78181541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.909814" calcext:value-type="float">
            <text:p>7.909814</text:p>
          </table:table-cell>
          <table:table-cell office:value-type="float" office:value="6.76555165" calcext:value-type="float">
            <text:p>6.76555165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.43742" calcext:value-type="float">
            <text:p>7.43742</text:p>
          </table:table-cell>
          <table:table-cell office:value-type="float" office:value="6.75096533" calcext:value-type="float">
            <text:p>6.75096533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787819" calcext:value-type="float">
            <text:p>6.787819</text:p>
          </table:table-cell>
          <table:table-cell office:value-type="float" office:value="6.7391834" calcext:value-type="float">
            <text:p>6.7391834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191374" calcext:value-type="float">
            <text:p>6.191374</text:p>
          </table:table-cell>
          <table:table-cell office:value-type="float" office:value="6.73148335" calcext:value-type="float">
            <text:p>6.73148335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5.92655" calcext:value-type="float">
            <text:p>5.92655</text:p>
          </table:table-cell>
          <table:table-cell office:value-type="float" office:value="6.72888656" calcext:value-type="float">
            <text:p>6.72888656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143161" calcext:value-type="float">
            <text:p>6.143161</text:p>
          </table:table-cell>
          <table:table-cell office:value-type="float" office:value="6.73114704" calcext:value-type="float">
            <text:p>6.73114704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727586" calcext:value-type="float">
            <text:p>6.727586</text:p>
          </table:table-cell>
          <table:table-cell office:value-type="float" office:value="6.73628832" calcext:value-type="float">
            <text:p>6.73628832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.421826" calcext:value-type="float">
            <text:p>7.421826</text:p>
          </table:table-cell>
          <table:table-cell office:value-type="float" office:value="6.74174996" calcext:value-type="float">
            <text:p>6.74174996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.004087" calcext:value-type="float">
            <text:p>8.004087</text:p>
          </table:table-cell>
          <table:table-cell office:value-type="float" office:value="6.74559131" calcext:value-type="float">
            <text:p>6.74559131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.348887" calcext:value-type="float">
            <text:p>8.348887</text:p>
          </table:table-cell>
          <table:table-cell office:value-type="float" office:value="6.74669475" calcext:value-type="float">
            <text:p>6.74669475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.415333" calcext:value-type="float">
            <text:p>8.415333</text:p>
          </table:table-cell>
          <table:table-cell office:value-type="float" office:value="6.74453686" calcext:value-type="float">
            <text:p>6.74453686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.220479" calcext:value-type="float">
            <text:p>8.220479</text:p>
          </table:table-cell>
          <table:table-cell office:value-type="float" office:value="6.73895839" calcext:value-type="float">
            <text:p>6.73895839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.815484" calcext:value-type="float">
            <text:p>7.815484</text:p>
          </table:table-cell>
          <table:table-cell office:value-type="float" office:value="6.73001297" calcext:value-type="float">
            <text:p>6.73001297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.269999" calcext:value-type="float">
            <text:p>7.269999</text:p>
          </table:table-cell>
          <table:table-cell office:value-type="float" office:value="6.71790914" calcext:value-type="float">
            <text:p>6.71790914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66614" calcext:value-type="float">
            <text:p>6.66614</text:p>
          </table:table-cell>
          <table:table-cell office:value-type="float" office:value="6.70309144" calcext:value-type="float">
            <text:p>6.70309144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097069" calcext:value-type="float">
            <text:p>6.097069</text:p>
          </table:table-cell>
          <table:table-cell office:value-type="float" office:value="6.68654291" calcext:value-type="float">
            <text:p>6.68654291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.657447" calcext:value-type="float">
            <text:p>5.657447</text:p>
          </table:table-cell>
          <table:table-cell office:value-type="float" office:value="6.67030918" calcext:value-type="float">
            <text:p>6.67030918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5.414266" calcext:value-type="float">
            <text:p>5.414266</text:p>
          </table:table-cell>
          <table:table-cell office:value-type="float" office:value="6.65764268" calcext:value-type="float">
            <text:p>6.65764268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.372108" calcext:value-type="float">
            <text:p>5.372108</text:p>
          </table:table-cell>
          <table:table-cell office:value-type="float" office:value="6.6516644" calcext:value-type="float">
            <text:p>6.6516644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.475006" calcext:value-type="float">
            <text:p>5.475006</text:p>
          </table:table-cell>
          <table:table-cell office:value-type="float" office:value="6.65365641" calcext:value-type="float">
            <text:p>6.65365641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.65459" calcext:value-type="float">
            <text:p>5.65459</text:p>
          </table:table-cell>
          <table:table-cell office:value-type="float" office:value="6.66297489" calcext:value-type="float">
            <text:p>6.66297489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.877869" calcext:value-type="float">
            <text:p>5.877869</text:p>
          </table:table-cell>
          <table:table-cell office:value-type="float" office:value="6.6776831" calcext:value-type="float">
            <text:p>6.6776831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154976" calcext:value-type="float">
            <text:p>6.154976</text:p>
          </table:table-cell>
          <table:table-cell office:value-type="float" office:value="6.6948545" calcext:value-type="float">
            <text:p>6.6948545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506737" calcext:value-type="float">
            <text:p>6.506737</text:p>
          </table:table-cell>
          <table:table-cell office:value-type="float" office:value="6.71072641" calcext:value-type="float">
            <text:p>6.71072641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920529" calcext:value-type="float">
            <text:p>6.920529</text:p>
          </table:table-cell>
          <table:table-cell office:value-type="float" office:value="6.72118048" calcext:value-type="float">
            <text:p>6.72118048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.331273" calcext:value-type="float">
            <text:p>7.331273</text:p>
          </table:table-cell>
          <table:table-cell office:value-type="float" office:value="6.7227409" calcext:value-type="float">
            <text:p>6.7227409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.64033" calcext:value-type="float">
            <text:p>7.64033</text:p>
          </table:table-cell>
          <table:table-cell office:value-type="float" office:value="6.71385545" calcext:value-type="float">
            <text:p>6.71385545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.753134" calcext:value-type="float">
            <text:p>7.753134</text:p>
          </table:table-cell>
          <table:table-cell office:value-type="float" office:value="6.69596274" calcext:value-type="float">
            <text:p>6.69596274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.612479" calcext:value-type="float">
            <text:p>7.612479</text:p>
          </table:table-cell>
          <table:table-cell office:value-type="float" office:value="6.67368896" calcext:value-type="float">
            <text:p>6.67368896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.218375" calcext:value-type="float">
            <text:p>7.218375</text:p>
          </table:table-cell>
          <table:table-cell office:value-type="float" office:value="6.65345457" calcext:value-type="float">
            <text:p>6.65345457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635591" calcext:value-type="float">
            <text:p>6.635591</text:p>
          </table:table-cell>
          <table:table-cell office:value-type="float" office:value="6.64094865" calcext:value-type="float">
            <text:p>6.64094865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.99213" calcext:value-type="float">
            <text:p>5.99213</text:p>
          </table:table-cell>
          <table:table-cell office:value-type="float" office:value="6.63938563" calcext:value-type="float">
            <text:p>6.63938563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.465584" calcext:value-type="float">
            <text:p>5.465584</text:p>
          </table:table-cell>
          <table:table-cell office:value-type="float" office:value="6.6491938" calcext:value-type="float">
            <text:p>6.6491938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5.236832" calcext:value-type="float">
            <text:p>5.236832</text:p>
          </table:table-cell>
          <table:table-cell office:value-type="float" office:value="6.66833001" calcext:value-type="float">
            <text:p>6.66833001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.39769" calcext:value-type="float">
            <text:p>5.39769</text:p>
          </table:table-cell>
          <table:table-cell office:value-type="float" office:value="6.69282717" calcext:value-type="float">
            <text:p>6.69282717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5.890648" calcext:value-type="float">
            <text:p>5.890648</text:p>
          </table:table-cell>
          <table:table-cell office:value-type="float" office:value="6.71783291" calcext:value-type="float">
            <text:p>6.71783291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563972" calcext:value-type="float">
            <text:p>6.563972</text:p>
          </table:table-cell>
          <table:table-cell office:value-type="float" office:value="6.73892112" calcext:value-type="float">
            <text:p>6.73892112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.256621" calcext:value-type="float">
            <text:p>7.256621</text:p>
          </table:table-cell>
          <table:table-cell office:value-type="float" office:value="6.75278798" calcext:value-type="float">
            <text:p>6.75278798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.831427" calcext:value-type="float">
            <text:p>7.831427</text:p>
          </table:table-cell>
          <table:table-cell office:value-type="float" office:value="6.75729435" calcext:value-type="float">
            <text:p>6.75729435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8.179354" calcext:value-type="float">
            <text:p>8.179354</text:p>
          </table:table-cell>
          <table:table-cell office:value-type="float" office:value="6.75148899" calcext:value-type="float">
            <text:p>6.75148899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8.225319" calcext:value-type="float">
            <text:p>8.225319</text:p>
          </table:table-cell>
          <table:table-cell office:value-type="float" office:value="6.73587836" calcext:value-type="float">
            <text:p>6.73587836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.941379" calcext:value-type="float">
            <text:p>7.941379</text:p>
          </table:table-cell>
          <table:table-cell office:value-type="float" office:value="6.71284643" calcext:value-type="float">
            <text:p>6.71284643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.362688" calcext:value-type="float">
            <text:p>7.362688</text:p>
          </table:table-cell>
          <table:table-cell office:value-type="float" office:value="6.68699979" calcext:value-type="float">
            <text:p>6.68699979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600809" calcext:value-type="float">
            <text:p>6.600809</text:p>
          </table:table-cell>
          <table:table-cell office:value-type="float" office:value="6.66487298" calcext:value-type="float">
            <text:p>6.66487298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5.846596" calcext:value-type="float">
            <text:p>5.846596</text:p>
          </table:table-cell>
          <table:table-cell office:value-type="float" office:value="6.65303178" calcext:value-type="float">
            <text:p>6.65303178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.336619" calcext:value-type="float">
            <text:p>5.336619</text:p>
          </table:table-cell>
          <table:table-cell office:value-type="float" office:value="6.65507207" calcext:value-type="float">
            <text:p>6.65507207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.238118" calcext:value-type="float">
            <text:p>5.238118</text:p>
          </table:table-cell>
          <table:table-cell office:value-type="float" office:value="6.66996687" calcext:value-type="float">
            <text:p>6.66996687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5.517235" calcext:value-type="float">
            <text:p>5.517235</text:p>
          </table:table-cell>
          <table:table-cell office:value-type="float" office:value="6.69295886" calcext:value-type="float">
            <text:p>6.69295886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5.988908" calcext:value-type="float">
            <text:p>5.988908</text:p>
          </table:table-cell>
          <table:table-cell office:value-type="float" office:value="6.71822196" calcext:value-type="float">
            <text:p>6.71822196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481679" calcext:value-type="float">
            <text:p>6.481679</text:p>
          </table:table-cell>
          <table:table-cell office:value-type="float" office:value="6.7410249" calcext:value-type="float">
            <text:p>6.7410249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910898" calcext:value-type="float">
            <text:p>6.910898</text:p>
          </table:table-cell>
          <table:table-cell office:value-type="float" office:value="6.7581991" calcext:value-type="float">
            <text:p>6.7581991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.260463" calcext:value-type="float">
            <text:p>7.260463</text:p>
          </table:table-cell>
          <table:table-cell office:value-type="float" office:value="6.76781594" calcext:value-type="float">
            <text:p>6.76781594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.538931" calcext:value-type="float">
            <text:p>7.538931</text:p>
          </table:table-cell>
          <table:table-cell office:value-type="float" office:value="6.7689248" calcext:value-type="float">
            <text:p>6.7689248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.744074" calcext:value-type="float">
            <text:p>7.744074</text:p>
          </table:table-cell>
          <table:table-cell office:value-type="float" office:value="6.76151366" calcext:value-type="float">
            <text:p>6.76151366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.850794" calcext:value-type="float">
            <text:p>7.850794</text:p>
          </table:table-cell>
          <table:table-cell office:value-type="float" office:value="6.74654323" calcext:value-type="float">
            <text:p>6.74654323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.823003" calcext:value-type="float">
            <text:p>7.823003</text:p>
          </table:table-cell>
          <table:table-cell office:value-type="float" office:value="6.72587194" calcext:value-type="float">
            <text:p>6.72587194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.638032" calcext:value-type="float">
            <text:p>7.638032</text:p>
          </table:table-cell>
          <table:table-cell office:value-type="float" office:value="6.70204625" calcext:value-type="float">
            <text:p>6.70204625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.30963" calcext:value-type="float">
            <text:p>7.30963</text:p>
          </table:table-cell>
          <table:table-cell office:value-type="float" office:value="6.6780859" calcext:value-type="float">
            <text:p>6.6780859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899354" calcext:value-type="float">
            <text:p>6.899354</text:p>
          </table:table-cell>
          <table:table-cell office:value-type="float" office:value="6.65729458" calcext:value-type="float">
            <text:p>6.65729458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50763" calcext:value-type="float">
            <text:p>6.50763</text:p>
          </table:table-cell>
          <table:table-cell office:value-type="float" office:value="6.64285817" calcext:value-type="float">
            <text:p>6.64285817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236112" calcext:value-type="float">
            <text:p>6.236112</text:p>
          </table:table-cell>
          <table:table-cell office:value-type="float" office:value="6.63703921" calcext:value-type="float">
            <text:p>6.63703921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129668" calcext:value-type="float">
            <text:p>6.129668</text:p>
          </table:table-cell>
          <table:table-cell office:value-type="float" office:value="6.64037652" calcext:value-type="float">
            <text:p>6.64037652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143297" calcext:value-type="float">
            <text:p>6.143297</text:p>
          </table:table-cell>
          <table:table-cell office:value-type="float" office:value="6.65161633" calcext:value-type="float">
            <text:p>6.65161633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174632" calcext:value-type="float">
            <text:p>6.174632</text:p>
          </table:table-cell>
          <table:table-cell office:value-type="float" office:value="6.66840776" calcext:value-type="float">
            <text:p>6.66840776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135068" calcext:value-type="float">
            <text:p>6.135068</text:p>
          </table:table-cell>
          <table:table-cell office:value-type="float" office:value="6.68805259" calcext:value-type="float">
            <text:p>6.68805259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006825" calcext:value-type="float">
            <text:p>6.006825</text:p>
          </table:table-cell>
          <table:table-cell office:value-type="float" office:value="6.70779922" calcext:value-type="float">
            <text:p>6.70779922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.865044" calcext:value-type="float">
            <text:p>5.865044</text:p>
          </table:table-cell>
          <table:table-cell office:value-type="float" office:value="6.72473447" calcext:value-type="float">
            <text:p>6.72473447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.854922" calcext:value-type="float">
            <text:p>5.854922</text:p>
          </table:table-cell>
          <table:table-cell office:value-type="float" office:value="6.73556508" calcext:value-type="float">
            <text:p>6.73556508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108319" calcext:value-type="float">
            <text:p>6.108319</text:p>
          </table:table-cell>
          <table:table-cell office:value-type="float" office:value="6.73671463" calcext:value-type="float">
            <text:p>6.73671463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640224" calcext:value-type="float">
            <text:p>6.640224</text:p>
          </table:table-cell>
          <table:table-cell office:value-type="float" office:value="6.72537601" calcext:value-type="float">
            <text:p>6.72537601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.332827" calcext:value-type="float">
            <text:p>7.332827</text:p>
          </table:table-cell>
          <table:table-cell office:value-type="float" office:value="6.70163815" calcext:value-type="float">
            <text:p>6.70163815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8.01403" calcext:value-type="float">
            <text:p>8.01403</text:p>
          </table:table-cell>
          <table:table-cell office:value-type="float" office:value="6.66964397" calcext:value-type="float">
            <text:p>6.66964397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8.533749" calcext:value-type="float">
            <text:p>8.533749</text:p>
          </table:table-cell>
          <table:table-cell office:value-type="float" office:value="6.63514065" calcext:value-type="float">
            <text:p>6.63514065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8.798251" calcext:value-type="float">
            <text:p>8.798251</text:p>
          </table:table-cell>
          <table:table-cell office:value-type="float" office:value="6.60246369" calcext:value-type="float">
            <text:p>6.60246369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8.777274" calcext:value-type="float">
            <text:p>8.777274</text:p>
          </table:table-cell>
          <table:table-cell office:value-type="float" office:value="6.5742911" calcext:value-type="float">
            <text:p>6.5742911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8.498092" calcext:value-type="float">
            <text:p>8.498092</text:p>
          </table:table-cell>
          <table:table-cell office:value-type="float" office:value="6.55235106" calcext:value-type="float">
            <text:p>6.55235106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8.031615" calcext:value-type="float">
            <text:p>8.031615</text:p>
          </table:table-cell>
          <table:table-cell office:value-type="float" office:value="6.53783126" calcext:value-type="float">
            <text:p>6.53783126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.472865" calcext:value-type="float">
            <text:p>7.472865</text:p>
          </table:table-cell>
          <table:table-cell office:value-type="float" office:value="6.53148781" calcext:value-type="float">
            <text:p>6.53148781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919098" calcext:value-type="float">
            <text:p>6.919098</text:p>
          </table:table-cell>
          <table:table-cell office:value-type="float" office:value="6.53357575" calcext:value-type="float">
            <text:p>6.53357575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45042" calcext:value-type="float">
            <text:p>6.45042</text:p>
          </table:table-cell>
          <table:table-cell office:value-type="float" office:value="6.54367149" calcext:value-type="float">
            <text:p>6.54367149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118167" calcext:value-type="float">
            <text:p>6.118167</text:p>
          </table:table-cell>
          <table:table-cell office:value-type="float" office:value="6.5604757" calcext:value-type="float">
            <text:p>6.5604757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5.943262" calcext:value-type="float">
            <text:p>5.943262</text:p>
          </table:table-cell>
          <table:table-cell office:value-type="float" office:value="6.58170354" calcext:value-type="float">
            <text:p>6.58170354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5.921139" calcext:value-type="float">
            <text:p>5.921139</text:p>
          </table:table-cell>
          <table:table-cell office:value-type="float" office:value="6.60411959" calcext:value-type="float">
            <text:p>6.60411959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02764" calcext:value-type="float">
            <text:p>6.02764</text:p>
          </table:table-cell>
          <table:table-cell office:value-type="float" office:value="6.62370399" calcext:value-type="float">
            <text:p>6.62370399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224631" calcext:value-type="float">
            <text:p>6.224631</text:p>
          </table:table-cell>
          <table:table-cell office:value-type="float" office:value="6.63590473" calcext:value-type="float">
            <text:p>6.63590473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467662" calcext:value-type="float">
            <text:p>6.467662</text:p>
          </table:table-cell>
          <table:table-cell office:value-type="float" office:value="6.63590053" calcext:value-type="float">
            <text:p>6.63590053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715199" calcext:value-type="float">
            <text:p>6.715199</text:p>
          </table:table-cell>
          <table:table-cell office:value-type="float" office:value="6.6186676" calcext:value-type="float">
            <text:p>6.6186676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934653" calcext:value-type="float">
            <text:p>6.934653</text:p>
          </table:table-cell>
          <table:table-cell office:value-type="float" office:value="6.57763429" calcext:value-type="float">
            <text:p>6.57763429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.101139" calcext:value-type="float">
            <text:p>7.101139</text:p>
          </table:table-cell>
          <table:table-cell office:value-type="float" office:value="6.53440644" calcext:value-type="float">
            <text:p>6.53440644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7.190468" calcext:value-type="float">
            <text:p>7.190468</text:p>
          </table:table-cell>
          <table:table-cell office:value-type="float" office:value="6.48951373" calcext:value-type="float">
            <text:p>6.48951373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7.173973" calcext:value-type="float">
            <text:p>7.173973</text:p>
          </table:table-cell>
          <table:table-cell office:value-type="float" office:value="6.44372773" calcext:value-type="float">
            <text:p>6.44372773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.024061" calcext:value-type="float">
            <text:p>7.024061</text:p>
          </table:table-cell>
          <table:table-cell office:value-type="float" office:value="6.39197926" calcext:value-type="float">
            <text:p>6.39197926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733451" calcext:value-type="float">
            <text:p>6.733451</text:p>
          </table:table-cell>
          <table:table-cell office:value-type="float" office:value="6.36422156" calcext:value-type="float">
            <text:p>6.36422156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341642" calcext:value-type="float">
            <text:p>6.341642</text:p>
          </table:table-cell>
          <table:table-cell office:value-type="float" office:value="6.35343404" calcext:value-type="float">
            <text:p>6.35343404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5.952167" calcext:value-type="float">
            <text:p>5.952167</text:p>
          </table:table-cell>
          <table:table-cell office:value-type="float" office:value="6.3552132" calcext:value-type="float">
            <text:p>6.3552132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5.711655" calcext:value-type="float">
            <text:p>5.711655</text:p>
          </table:table-cell>
          <table:table-cell office:value-type="float" office:value="6.3650675" calcext:value-type="float">
            <text:p>6.3650675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5.725283" calcext:value-type="float">
            <text:p>5.725283</text:p>
          </table:table-cell>
          <table:table-cell office:value-type="float" office:value="6.37823962" calcext:value-type="float">
            <text:p>6.37823962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5.961126" calcext:value-type="float">
            <text:p>5.961126</text:p>
          </table:table-cell>
          <table:table-cell office:value-type="float" office:value="6.39052582" calcext:value-type="float">
            <text:p>6.39052582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262886" calcext:value-type="float">
            <text:p>6.262886</text:p>
          </table:table-cell>
          <table:table-cell office:value-type="float" office:value="6.39976108" calcext:value-type="float">
            <text:p>6.39976108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458474" calcext:value-type="float">
            <text:p>6.458474</text:p>
          </table:table-cell>
          <table:table-cell office:value-type="float" office:value="6.4066073" calcext:value-type="float">
            <text:p>6.4066073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451182" calcext:value-type="float">
            <text:p>6.451182</text:p>
          </table:table-cell>
          <table:table-cell office:value-type="float" office:value="6.41374893" calcext:value-type="float">
            <text:p>6.41374893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259227" calcext:value-type="float">
            <text:p>6.259227</text:p>
          </table:table-cell>
          <table:table-cell office:value-type="float" office:value="6.42422316" calcext:value-type="float">
            <text:p>6.42422316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017814" calcext:value-type="float">
            <text:p>6.017814</text:p>
          </table:table-cell>
          <table:table-cell office:value-type="float" office:value="6.43992038" calcext:value-type="float">
            <text:p>6.43992038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.931695" calcext:value-type="float">
            <text:p>5.931695</text:p>
          </table:table-cell>
          <table:table-cell office:value-type="float" office:value="6.46061246" calcext:value-type="float">
            <text:p>6.46061246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152598" calcext:value-type="float">
            <text:p>6.152598</text:p>
          </table:table-cell>
          <table:table-cell office:value-type="float" office:value="6.483657" calcext:value-type="float">
            <text:p>6.483657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657289" calcext:value-type="float">
            <text:p>6.657289</text:p>
          </table:table-cell>
          <table:table-cell office:value-type="float" office:value="6.50480832" calcext:value-type="float">
            <text:p>6.50480832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7.27375" calcext:value-type="float">
            <text:p>7.27375</text:p>
          </table:table-cell>
          <table:table-cell office:value-type="float" office:value="6.51996443" calcext:value-type="float">
            <text:p>6.51996443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7.805961" calcext:value-type="float">
            <text:p>7.805961</text:p>
          </table:table-cell>
          <table:table-cell office:value-type="float" office:value="6.52638861" calcext:value-type="float">
            <text:p>6.52638861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.114431" calcext:value-type="float">
            <text:p>8.114431</text:p>
          </table:table-cell>
          <table:table-cell office:value-type="float" office:value="6.52259005" calcext:value-type="float">
            <text:p>6.52259005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8.133098" calcext:value-type="float">
            <text:p>8.133098</text:p>
          </table:table-cell>
          <table:table-cell office:value-type="float" office:value="6.50748773" calcext:value-type="float">
            <text:p>6.50748773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.857486" calcext:value-type="float">
            <text:p>7.857486</text:p>
          </table:table-cell>
          <table:table-cell office:value-type="float" office:value="6.47946412" calcext:value-type="float">
            <text:p>6.47946412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.325937" calcext:value-type="float">
            <text:p>7.325937</text:p>
          </table:table-cell>
          <table:table-cell office:value-type="float" office:value="6.43466562" calcext:value-type="float">
            <text:p>6.43466562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605101" calcext:value-type="float">
            <text:p>6.605101</text:p>
          </table:table-cell>
          <table:table-cell office:value-type="float" office:value="6.39518261" calcext:value-type="float">
            <text:p>6.39518261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5.788229" calcext:value-type="float">
            <text:p>5.788229</text:p>
          </table:table-cell>
          <table:table-cell office:value-type="float" office:value="6.36290796" calcext:value-type="float">
            <text:p>6.36290796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5.011287" calcext:value-type="float">
            <text:p>5.011287</text:p>
          </table:table-cell>
          <table:table-cell office:value-type="float" office:value="6.33880203" calcext:value-type="float">
            <text:p>6.33880203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.473696" calcext:value-type="float">
            <text:p>4.473696</text:p>
          </table:table-cell>
          <table:table-cell office:value-type="float" office:value="6.32246552" calcext:value-type="float">
            <text:p>6.32246552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.390797" calcext:value-type="float">
            <text:p>4.390797</text:p>
          </table:table-cell>
          <table:table-cell office:value-type="float" office:value="6.29617857" calcext:value-type="float">
            <text:p>6.29617857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.816438" calcext:value-type="float">
            <text:p>4.816438</text:p>
          </table:table-cell>
          <table:table-cell office:value-type="float" office:value="6.29885528" calcext:value-type="float">
            <text:p>6.29885528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5.571309" calcext:value-type="float">
            <text:p>5.571309</text:p>
          </table:table-cell>
          <table:table-cell office:value-type="float" office:value="6.31456642" calcext:value-type="float">
            <text:p>6.31456642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406854" calcext:value-type="float">
            <text:p>6.406854</text:p>
          </table:table-cell>
          <table:table-cell office:value-type="float" office:value="6.33504486" calcext:value-type="float">
            <text:p>6.33504486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.125411" calcext:value-type="float">
            <text:p>7.125411</text:p>
          </table:table-cell>
          <table:table-cell office:value-type="float" office:value="6.35601484" calcext:value-type="float">
            <text:p>6.35601484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.595009" calcext:value-type="float">
            <text:p>7.595009</text:p>
          </table:table-cell>
          <table:table-cell office:value-type="float" office:value="6.37625941" calcext:value-type="float">
            <text:p>6.37625941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.742167" calcext:value-type="float">
            <text:p>7.742167</text:p>
          </table:table-cell>
          <table:table-cell office:value-type="float" office:value="6.39667005" calcext:value-type="float">
            <text:p>6.39667005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.552144" calcext:value-type="float">
            <text:p>7.552144</text:p>
          </table:table-cell>
          <table:table-cell office:value-type="float" office:value="6.41924646" calcext:value-type="float">
            <text:p>6.41924646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.076571" calcext:value-type="float">
            <text:p>7.076571</text:p>
          </table:table-cell>
          <table:table-cell office:value-type="float" office:value="6.44610457" calcext:value-type="float">
            <text:p>6.44610457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442728" calcext:value-type="float">
            <text:p>6.442728</text:p>
          </table:table-cell>
          <table:table-cell office:value-type="float" office:value="6.47857851" calcext:value-type="float">
            <text:p>6.47857851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5.851059" calcext:value-type="float">
            <text:p>5.851059</text:p>
          </table:table-cell>
          <table:table-cell office:value-type="float" office:value="6.51644297" calcext:value-type="float">
            <text:p>6.51644297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5.525756" calcext:value-type="float">
            <text:p>5.525756</text:p>
          </table:table-cell>
          <table:table-cell office:value-type="float" office:value="6.55730917" calcext:value-type="float">
            <text:p>6.55730917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.58904" calcext:value-type="float">
            <text:p>5.58904</text:p>
          </table:table-cell>
          <table:table-cell office:value-type="float" office:value="6.59656317" calcext:value-type="float">
            <text:p>6.59656317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5.967783" calcext:value-type="float">
            <text:p>5.967783</text:p>
          </table:table-cell>
          <table:table-cell office:value-type="float" office:value="6.628508" calcext:value-type="float">
            <text:p>6.628508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479289" calcext:value-type="float">
            <text:p>6.479289</text:p>
          </table:table-cell>
          <table:table-cell office:value-type="float" office:value="6.64827252" calcext:value-type="float">
            <text:p>6.64827252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972947" calcext:value-type="float">
            <text:p>6.972947</text:p>
          </table:table-cell>
          <table:table-cell office:value-type="float" office:value="6.65256146" calcext:value-type="float">
            <text:p>6.65256146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.379205" calcext:value-type="float">
            <text:p>7.379205</text:p>
          </table:table-cell>
          <table:table-cell office:value-type="float" office:value="6.63850916" calcext:value-type="float">
            <text:p>6.63850916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.686548" calcext:value-type="float">
            <text:p>7.686548</text:p>
          </table:table-cell>
          <table:table-cell office:value-type="float" office:value="6.60062967" calcext:value-type="float">
            <text:p>6.60062967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7.898264" calcext:value-type="float">
            <text:p>7.898264</text:p>
          </table:table-cell>
          <table:table-cell office:value-type="float" office:value="6.55967675" calcext:value-type="float">
            <text:p>6.55967675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.999469" calcext:value-type="float">
            <text:p>7.999469</text:p>
          </table:table-cell>
          <table:table-cell office:value-type="float" office:value="6.51660667" calcext:value-type="float">
            <text:p>6.51660667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.950658" calcext:value-type="float">
            <text:p>7.950658</text:p>
          </table:table-cell>
          <table:table-cell office:value-type="float" office:value="6.47252454" calcext:value-type="float">
            <text:p>6.47252454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.707258" calcext:value-type="float">
            <text:p>7.707258</text:p>
          </table:table-cell>
          <table:table-cell office:value-type="float" office:value="6.42893052" calcext:value-type="float">
            <text:p>6.42893052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.250891" calcext:value-type="float">
            <text:p>7.250891</text:p>
          </table:table-cell>
          <table:table-cell office:value-type="float" office:value="6.3877705" calcext:value-type="float">
            <text:p>6.3877705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618291" calcext:value-type="float">
            <text:p>6.618291</text:p>
          </table:table-cell>
          <table:table-cell office:value-type="float" office:value="6.33922351" calcext:value-type="float">
            <text:p>6.33922351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5.922126" calcext:value-type="float">
            <text:p>5.922126</text:p>
          </table:table-cell>
          <table:table-cell office:value-type="float" office:value="6.32415543" calcext:value-type="float">
            <text:p>6.32415543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5.356715" calcext:value-type="float">
            <text:p>5.356715</text:p>
          </table:table-cell>
          <table:table-cell office:value-type="float" office:value="6.32541448" calcext:value-type="float">
            <text:p>6.32541448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5.150007" calcext:value-type="float">
            <text:p>5.150007</text:p>
          </table:table-cell>
          <table:table-cell office:value-type="float" office:value="6.33006337" calcext:value-type="float">
            <text:p>6.33006337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5.416689" calcext:value-type="float">
            <text:p>5.416689</text:p>
          </table:table-cell>
          <table:table-cell office:value-type="float" office:value="6.32689547" calcext:value-type="float">
            <text:p>6.32689547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050625" calcext:value-type="float">
            <text:p>6.050625</text:p>
          </table:table-cell>
          <table:table-cell office:value-type="float" office:value="6.3130868" calcext:value-type="float">
            <text:p>6.3130868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826099" calcext:value-type="float">
            <text:p>6.826099</text:p>
          </table:table-cell>
          <table:table-cell office:value-type="float" office:value="6.30054925" calcext:value-type="float">
            <text:p>6.30054925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.537317" calcext:value-type="float">
            <text:p>7.537317</text:p>
          </table:table-cell>
          <table:table-cell office:value-type="float" office:value="6.30001647" calcext:value-type="float">
            <text:p>6.30001647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8.043545" calcext:value-type="float">
            <text:p>8.043545</text:p>
          </table:table-cell>
          <table:table-cell office:value-type="float" office:value="6.31254578" calcext:value-type="float">
            <text:p>6.31254578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.269202" calcext:value-type="float">
            <text:p>8.269202</text:p>
          </table:table-cell>
          <table:table-cell office:value-type="float" office:value="6.33448991" calcext:value-type="float">
            <text:p>6.33448991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8.199099" calcext:value-type="float">
            <text:p>8.199099</text:p>
          </table:table-cell>
          <table:table-cell office:value-type="float" office:value="6.36167638" calcext:value-type="float">
            <text:p>6.36167638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.872582" calcext:value-type="float">
            <text:p>7.872582</text:p>
          </table:table-cell>
          <table:table-cell office:value-type="float" office:value="6.3932984" calcext:value-type="float">
            <text:p>6.3932984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.371349" calcext:value-type="float">
            <text:p>7.371349</text:p>
          </table:table-cell>
          <table:table-cell office:value-type="float" office:value="6.43494898" calcext:value-type="float">
            <text:p>6.43494898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797817" calcext:value-type="float">
            <text:p>6.797817</text:p>
          </table:table-cell>
          <table:table-cell office:value-type="float" office:value="6.49675178" calcext:value-type="float">
            <text:p>6.49675178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247031" calcext:value-type="float">
            <text:p>6.247031</text:p>
          </table:table-cell>
          <table:table-cell office:value-type="float" office:value="6.58513783" calcext:value-type="float">
            <text:p>6.58513783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5.783665" calcext:value-type="float">
            <text:p>5.783665</text:p>
          </table:table-cell>
          <table:table-cell office:value-type="float" office:value="6.69422904" calcext:value-type="float">
            <text:p>6.69422904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5.440434" calcext:value-type="float">
            <text:p>5.440434</text:p>
          </table:table-cell>
          <table:table-cell office:value-type="float" office:value="6.79635927" calcext:value-type="float">
            <text:p>6.79635927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5.241997" calcext:value-type="float">
            <text:p>5.241997</text:p>
          </table:table-cell>
          <table:table-cell office:value-type="float" office:value="6.90192181" calcext:value-type="float">
            <text:p>6.90192181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5.230498" calcext:value-type="float">
            <text:p>5.230498</text:p>
          </table:table-cell>
          <table:table-cell office:value-type="float" office:value="7.00946872" calcext:value-type="float">
            <text:p>7.00946872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5.455713" calcext:value-type="float">
            <text:p>5.455713</text:p>
          </table:table-cell>
          <table:table-cell office:value-type="float" office:value="7.11713062" calcext:value-type="float">
            <text:p>7.11713062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5.925734" calcext:value-type="float">
            <text:p>5.925734</text:p>
          </table:table-cell>
          <table:table-cell office:value-type="float" office:value="7.22254037" calcext:value-type="float">
            <text:p>7.22254037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569843" calcext:value-type="float">
            <text:p>6.569843</text:p>
          </table:table-cell>
          <table:table-cell office:value-type="float" office:value="7.93669969" calcext:value-type="float">
            <text:p>7.93669969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.253649" calcext:value-type="float">
            <text:p>7.253649</text:p>
          </table:table-cell>
          <table:table-cell office:value-type="float" office:value="8.37353301" calcext:value-type="float">
            <text:p>8.37353301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.82244" calcext:value-type="float">
            <text:p>7.82244</text:p>
          </table:table-cell>
          <table:table-cell office:value-type="float" office:value="8.62679603" calcext:value-type="float">
            <text:p>8.62679603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8.139115" calcext:value-type="float">
            <text:p>8.139115</text:p>
          </table:table-cell>
          <table:table-cell office:value-type="float" office:value="8.67708397" calcext:value-type="float">
            <text:p>8.67708397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8.109731" calcext:value-type="float">
            <text:p>8.109731</text:p>
          </table:table-cell>
          <table:table-cell office:value-type="float" office:value="8.72420516" calcext:value-type="float">
            <text:p>8.72420516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.70035" calcext:value-type="float">
            <text:p>7.70035</text:p>
          </table:table-cell>
          <table:table-cell office:value-type="float" office:value="8.77162019" calcext:value-type="float">
            <text:p>8.77162019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948105" calcext:value-type="float">
            <text:p>6.948105</text:p>
          </table:table-cell>
          <table:table-cell office:value-type="float" office:value="8.82312903" calcext:value-type="float">
            <text:p>8.82312903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5.969877" calcext:value-type="float">
            <text:p>5.969877</text:p>
          </table:table-cell>
          <table:table-cell office:value-type="float" office:value="8.88216032" calcext:value-type="float">
            <text:p>8.88216032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.974457" calcext:value-type="float">
            <text:p>4.974457</text:p>
          </table:table-cell>
          <table:table-cell office:value-type="float" office:value="8.95097389" calcext:value-type="float">
            <text:p>8.95097389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.266438" calcext:value-type="float">
            <text:p>4.266438</text:p>
          </table:table-cell>
          <table:table-cell office:value-type="float" office:value="9.02974166" calcext:value-type="float">
            <text:p>9.02974166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.133409" calcext:value-type="float">
            <text:p>4.133409</text:p>
          </table:table-cell>
          <table:table-cell office:value-type="float" office:value="9.07514799" calcext:value-type="float">
            <text:p>9.07514799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.563698" calcext:value-type="float">
            <text:p>4.563698</text:p>
          </table:table-cell>
          <table:table-cell office:value-type="float" office:value="9.17000114" calcext:value-type="float">
            <text:p>9.17000114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5.266053" calcext:value-type="float">
            <text:p>5.266053</text:p>
          </table:table-cell>
          <table:table-cell office:value-type="float" office:value="9.2749687" calcext:value-type="float">
            <text:p>9.2749687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5.980992" calcext:value-type="float">
            <text:p>5.980992</text:p>
          </table:table-cell>
          <table:table-cell office:value-type="float" office:value="9.36921733" calcext:value-type="float">
            <text:p>9.36921733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58327" calcext:value-type="float">
            <text:p>6.58327</text:p>
          </table:table-cell>
          <table:table-cell office:value-type="float" office:value="9.44048006" calcext:value-type="float">
            <text:p>9.44048006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.046112" calcext:value-type="float">
            <text:p>7.046112</text:p>
          </table:table-cell>
          <table:table-cell office:value-type="float" office:value="9.48065188" calcext:value-type="float">
            <text:p>9.48065188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.39727" calcext:value-type="float">
            <text:p>7.39727</text:p>
          </table:table-cell>
          <table:table-cell office:value-type="float" office:value="9.48119389" calcext:value-type="float">
            <text:p>9.48119389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.681659" calcext:value-type="float">
            <text:p>7.681659</text:p>
          </table:table-cell>
          <table:table-cell office:value-type="float" office:value="9.47822432" calcext:value-type="float">
            <text:p>9.47822432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928672" calcext:value-type="float">
            <text:p>7.928672</text:p>
          </table:table-cell>
          <table:table-cell office:value-type="float" office:value="9.47241086" calcext:value-type="float">
            <text:p>9.47241086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8.130841" calcext:value-type="float">
            <text:p>8.130841</text:p>
          </table:table-cell>
          <table:table-cell office:value-type="float" office:value="9.46412727" calcext:value-type="float">
            <text:p>9.46412727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.240951" calcext:value-type="float">
            <text:p>8.240951</text:p>
          </table:table-cell>
          <table:table-cell office:value-type="float" office:value="9.45382199" calcext:value-type="float">
            <text:p>9.45382199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.184867" calcext:value-type="float">
            <text:p>8.184867</text:p>
          </table:table-cell>
          <table:table-cell office:value-type="float" office:value="9.44241561" calcext:value-type="float">
            <text:p>9.44241561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.879579" calcext:value-type="float">
            <text:p>7.879579</text:p>
          </table:table-cell>
          <table:table-cell office:value-type="float" office:value="9.43157007" calcext:value-type="float">
            <text:p>9.43157007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.247714" calcext:value-type="float">
            <text:p>7.247714</text:p>
          </table:table-cell>
          <table:table-cell office:value-type="float" office:value="9.42377741" calcext:value-type="float">
            <text:p>9.42377741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224211" calcext:value-type="float">
            <text:p>6.224211</text:p>
          </table:table-cell>
          <table:table-cell office:value-type="float" office:value="9.39666544" calcext:value-type="float">
            <text:p>9.39666544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.744369" calcext:value-type="float">
            <text:p>4.744369</text:p>
          </table:table-cell>
          <table:table-cell office:value-type="float" office:value="9.39736488" calcext:value-type="float">
            <text:p>9.39736488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.611868" calcext:value-type="float">
            <text:p>2.611868</text:p>
          </table:table-cell>
          <table:table-cell office:value-type="float" office:value="9.41608913" calcext:value-type="float">
            <text:p>9.41608913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.611868" calcext:value-type="float">
            <text:p>2.611868</text:p>
          </table:table-cell>
          <table:table-cell office:value-type="float" office:value="9.45155276" calcext:value-type="float">
            <text:p>9.45155276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.611868" calcext:value-type="float">
            <text:p>2.611868</text:p>
          </table:table-cell>
          <table:table-cell office:value-type="float" office:value="9.48124392" calcext:value-type="float">
            <text:p>9.48124392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.611868" calcext:value-type="float">
            <text:p>2.611868</text:p>
          </table:table-cell>
          <table:table-cell office:value-type="float" office:value="9.51169542" calcext:value-type="float">
            <text:p>9.51169542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999126" calcext:value-type="float">
            <text:p>1.999126</text:p>
          </table:table-cell>
          <table:table-cell office:value-type="float" office:value="9.55215723" calcext:value-type="float">
            <text:p>9.55215723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.248291" calcext:value-type="float">
            <text:p>4.248291</text:p>
          </table:table-cell>
          <table:table-cell office:value-type="float" office:value="9.6132338" calcext:value-type="float">
            <text:p>9.6132338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5.654699" calcext:value-type="float">
            <text:p>5.654699</text:p>
          </table:table-cell>
          <table:table-cell office:value-type="float" office:value="9.66504006" calcext:value-type="float">
            <text:p>9.66504006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519558" calcext:value-type="float">
            <text:p>6.519558</text:p>
          </table:table-cell>
          <table:table-cell office:value-type="float" office:value="9.71097547" calcext:value-type="float">
            <text:p>9.71097547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937597" calcext:value-type="float">
            <text:p>6.937597</text:p>
          </table:table-cell>
          <table:table-cell office:value-type="float" office:value="9.74930863" calcext:value-type="float">
            <text:p>9.74930863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.028867" calcext:value-type="float">
            <text:p>7.028867</text:p>
          </table:table-cell>
          <table:table-cell office:value-type="float" office:value="9.77632541" calcext:value-type="float">
            <text:p>9.77632541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953903" calcext:value-type="float">
            <text:p>6.953903</text:p>
          </table:table-cell>
          <table:table-cell office:value-type="float" office:value="9.78665117" calcext:value-type="float">
            <text:p>9.78665117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884652" calcext:value-type="float">
            <text:p>6.884652</text:p>
          </table:table-cell>
          <table:table-cell office:value-type="float" office:value="9.77220881" calcext:value-type="float">
            <text:p>9.77220881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947508" calcext:value-type="float">
            <text:p>6.947508</text:p>
          </table:table-cell>
          <table:table-cell office:value-type="float" office:value="9.75845896" calcext:value-type="float">
            <text:p>9.75845896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7.172637" calcext:value-type="float">
            <text:p>7.172637</text:p>
          </table:table-cell>
          <table:table-cell office:value-type="float" office:value="9.74408055" calcext:value-type="float">
            <text:p>9.74408055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.498605" calcext:value-type="float">
            <text:p>7.498605</text:p>
          </table:table-cell>
          <table:table-cell office:value-type="float" office:value="9.72745085" calcext:value-type="float">
            <text:p>9.72745085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.828949" calcext:value-type="float">
            <text:p>7.828949</text:p>
          </table:table-cell>
          <table:table-cell office:value-type="float" office:value="9.70756147" calcext:value-type="float">
            <text:p>9.70756147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8.087022" calcext:value-type="float">
            <text:p>8.087022</text:p>
          </table:table-cell>
          <table:table-cell office:value-type="float" office:value="9.68436865" calcext:value-type="float">
            <text:p>9.68436865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8.236149" calcext:value-type="float">
            <text:p>8.236149</text:p>
          </table:table-cell>
          <table:table-cell office:value-type="float" office:value="9.65322183" calcext:value-type="float">
            <text:p>9.65322183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8.26773" calcext:value-type="float">
            <text:p>8.26773</text:p>
          </table:table-cell>
          <table:table-cell office:value-type="float" office:value="9.64382916" calcext:value-type="float">
            <text:p>9.64382916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8.1729" calcext:value-type="float">
            <text:p>8.1729</text:p>
          </table:table-cell>
          <table:table-cell office:value-type="float" office:value="9.64829303" calcext:value-type="float">
            <text:p>9.64829303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.916168" calcext:value-type="float">
            <text:p>7.916168</text:p>
          </table:table-cell>
          <table:table-cell office:value-type="float" office:value="9.66030053" calcext:value-type="float">
            <text:p>9.66030053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.426105" calcext:value-type="float">
            <text:p>7.426105</text:p>
          </table:table-cell>
          <table:table-cell office:value-type="float" office:value="9.6743182" calcext:value-type="float">
            <text:p>9.6743182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604199" calcext:value-type="float">
            <text:p>6.604199</text:p>
          </table:table-cell>
          <table:table-cell office:value-type="float" office:value="9.6861745" calcext:value-type="float">
            <text:p>9.6861745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.330737" calcext:value-type="float">
            <text:p>5.330737</text:p>
          </table:table-cell>
          <table:table-cell office:value-type="float" office:value="9.69401979" calcext:value-type="float">
            <text:p>9.69401979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.377636" calcext:value-type="float">
            <text:p>3.377636</text:p>
          </table:table-cell>
          <table:table-cell office:value-type="float" office:value="9.69960933" calcext:value-type="float">
            <text:p>9.69960933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.377636" calcext:value-type="float">
            <text:p>3.377636</text:p>
          </table:table-cell>
          <table:table-cell office:value-type="float" office:value="9.71115224" calcext:value-type="float">
            <text:p>9.71115224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.377636" calcext:value-type="float">
            <text:p>3.377636</text:p>
          </table:table-cell>
          <table:table-cell office:value-type="float" office:value="9.71695066" calcext:value-type="float">
            <text:p>9.71695066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.377636" calcext:value-type="float">
            <text:p>3.377636</text:p>
          </table:table-cell>
          <table:table-cell office:value-type="float" office:value="9.72807654" calcext:value-type="float">
            <text:p>9.72807654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.377636" calcext:value-type="float">
            <text:p>3.377636</text:p>
          </table:table-cell>
          <table:table-cell office:value-type="float" office:value="9.7503729" calcext:value-type="float">
            <text:p>9.7503729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845001" calcext:value-type="float">
            <text:p>1.845001</text:p>
          </table:table-cell>
          <table:table-cell office:value-type="float" office:value="9.78436614" calcext:value-type="float">
            <text:p>9.78436614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.658468" calcext:value-type="float">
            <text:p>4.658468</text:p>
          </table:table-cell>
          <table:table-cell office:value-type="float" office:value="9.84389966" calcext:value-type="float">
            <text:p>9.84389966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387552" calcext:value-type="float">
            <text:p>6.387552</text:p>
          </table:table-cell>
          <table:table-cell office:value-type="float" office:value="9.88389095" calcext:value-type="float">
            <text:p>9.88389095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.619153" calcext:value-type="float">
            <text:p>7.619153</text:p>
          </table:table-cell>
          <table:table-cell office:value-type="float" office:value="9.91413529" calcext:value-type="float">
            <text:p>9.91413529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8.503852" calcext:value-type="float">
            <text:p>8.503852</text:p>
          </table:table-cell>
          <table:table-cell office:value-type="float" office:value="9.93906365" calcext:value-type="float">
            <text:p>9.93906365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9.149868" calcext:value-type="float">
            <text:p>9.149868</text:p>
          </table:table-cell>
          <table:table-cell office:value-type="float" office:value="9.96155099" calcext:value-type="float">
            <text:p>9.96155099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9.636073" calcext:value-type="float">
            <text:p>9.636073</text:p>
          </table:table-cell>
          <table:table-cell office:value-type="float" office:value="9.98267079" calcext:value-type="float">
            <text:p>9.98267079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9.999808" calcext:value-type="float">
            <text:p>9.999808</text:p>
          </table:table-cell>
          <table:table-cell office:value-type="float" office:value="10.00149078" calcext:value-type="float">
            <text:p>10.00149078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0.237955" calcext:value-type="float">
            <text:p>10.237955</text:p>
          </table:table-cell>
          <table:table-cell office:value-type="float" office:value="10.01521178" calcext:value-type="float">
            <text:p>10.01521178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0.323965" calcext:value-type="float">
            <text:p>10.323965</text:p>
          </table:table-cell>
          <table:table-cell office:value-type="float" office:value="10.01938772" calcext:value-type="float">
            <text:p>10.01938772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0.229174" calcext:value-type="float">
            <text:p>10.229174</text:p>
          </table:table-cell>
          <table:table-cell office:value-type="float" office:value="10.00780873" calcext:value-type="float">
            <text:p>10.00780873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9.937679" calcext:value-type="float">
            <text:p>9.937679</text:p>
          </table:table-cell>
          <table:table-cell office:value-type="float" office:value="9.97095994" calcext:value-type="float">
            <text:p>9.97095994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.451156" calcext:value-type="float">
            <text:p>9.451156</text:p>
          </table:table-cell>
          <table:table-cell office:value-type="float" office:value="9.9370261" calcext:value-type="float">
            <text:p>9.9370261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.783523" calcext:value-type="float">
            <text:p>8.783523</text:p>
          </table:table-cell>
          <table:table-cell office:value-type="float" office:value="9.90795749" calcext:value-type="float">
            <text:p>9.90795749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.944235" calcext:value-type="float">
            <text:p>7.944235</text:p>
          </table:table-cell>
          <table:table-cell office:value-type="float" office:value="9.88556521" calcext:value-type="float">
            <text:p>9.88556521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908183" calcext:value-type="float">
            <text:p>6.908183</text:p>
          </table:table-cell>
          <table:table-cell office:value-type="float" office:value="9.87156581" calcext:value-type="float">
            <text:p>9.87156581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5.567717" calcext:value-type="float">
            <text:p>5.567717</text:p>
          </table:table-cell>
          <table:table-cell office:value-type="float" office:value="9.86792693" calcext:value-type="float">
            <text:p>9.86792693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.591256" calcext:value-type="float">
            <text:p>3.591256</text:p>
          </table:table-cell>
          <table:table-cell office:value-type="float" office:value="9.87769271" calcext:value-type="float">
            <text:p>9.87769271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.591256" calcext:value-type="float">
            <text:p>3.591256</text:p>
          </table:table-cell>
          <table:table-cell office:value-type="float" office:value="9.87868374" calcext:value-type="float">
            <text:p>9.87868374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.591256" calcext:value-type="float">
            <text:p>3.591256</text:p>
          </table:table-cell>
          <table:table-cell office:value-type="float" office:value="9.90951433" calcext:value-type="float">
            <text:p>9.90951433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.591256" calcext:value-type="float">
            <text:p>3.591256</text:p>
          </table:table-cell>
          <table:table-cell office:value-type="float" office:value="9.95281367" calcext:value-type="float">
            <text:p>9.95281367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.591256" calcext:value-type="float">
            <text:p>3.591256</text:p>
          </table:table-cell>
          <table:table-cell office:value-type="float" office:value="9.9992233" calcext:value-type="float">
            <text:p>9.9992233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.591256" calcext:value-type="float">
            <text:p>3.591256</text:p>
          </table:table-cell>
          <table:table-cell office:value-type="float" office:value="10.04277575" calcext:value-type="float">
            <text:p>10.04277575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.396192" calcext:value-type="float">
            <text:p>2.396192</text:p>
          </table:table-cell>
          <table:table-cell office:value-type="float" office:value="10.08020283" calcext:value-type="float">
            <text:p>10.08020283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.111483" calcext:value-type="float">
            <text:p>5.111483</text:p>
          </table:table-cell>
          <table:table-cell office:value-type="float" office:value="10.12254546" calcext:value-type="float">
            <text:p>10.12254546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048031" calcext:value-type="float">
            <text:p>6.048031</text:p>
          </table:table-cell>
          <table:table-cell office:value-type="float" office:value="10.13179298" calcext:value-type="float">
            <text:p>10.13179298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.821604" calcext:value-type="float">
            <text:p>5.821604</text:p>
          </table:table-cell>
          <table:table-cell office:value-type="float" office:value="10.12824038" calcext:value-type="float">
            <text:p>10.12824038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.833217" calcext:value-type="float">
            <text:p>4.833217</text:p>
          </table:table-cell>
          <table:table-cell office:value-type="float" office:value="10.12639757" calcext:value-type="float">
            <text:p>10.12639757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.035822" calcext:value-type="float">
            <text:p>4.035822</text:p>
          </table:table-cell>
          <table:table-cell office:value-type="float" office:value="10.13595759" calcext:value-type="float">
            <text:p>10.13595759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.79687" calcext:value-type="float">
            <text:p>4.79687</text:p>
          </table:table-cell>
          <table:table-cell office:value-type="float" office:value="10.15573466" calcext:value-type="float">
            <text:p>10.15573466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772821" calcext:value-type="float">
            <text:p>6.772821</text:p>
          </table:table-cell>
          <table:table-cell office:value-type="float" office:value="10.16984709" calcext:value-type="float">
            <text:p>10.16984709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8.790248" calcext:value-type="float">
            <text:p>8.790248</text:p>
          </table:table-cell>
          <table:table-cell office:value-type="float" office:value="10.16562043" calcext:value-type="float">
            <text:p>10.16562043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0.237958" calcext:value-type="float">
            <text:p>10.237958</text:p>
          </table:table-cell>
          <table:table-cell office:value-type="float" office:value="10.14263525" calcext:value-type="float">
            <text:p>10.14263525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0.987849" calcext:value-type="float">
            <text:p>10.987849</text:p>
          </table:table-cell>
          <table:table-cell office:value-type="float" office:value="10.10735838" calcext:value-type="float">
            <text:p>10.10735838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1.361301" calcext:value-type="float">
            <text:p>11.361301</text:p>
          </table:table-cell>
          <table:table-cell office:value-type="float" office:value="10.06784041" calcext:value-type="float">
            <text:p>10.06784041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2.03764" calcext:value-type="float">
            <text:p>12.03764</text:p>
          </table:table-cell>
          <table:table-cell office:value-type="float" office:value="10.02833121" calcext:value-type="float">
            <text:p>10.02833121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3.551629" calcext:value-type="float">
            <text:p>13.551629</text:p>
          </table:table-cell>
          <table:table-cell office:value-type="float" office:value="9.98504408" calcext:value-type="float">
            <text:p>9.98504408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5.636422" calcext:value-type="float">
            <text:p>15.636422</text:p>
          </table:table-cell>
          <table:table-cell office:value-type="float" office:value="9.92752666" calcext:value-type="float">
            <text:p>9.92752666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7.156152" calcext:value-type="float">
            <text:p>17.156152</text:p>
          </table:table-cell>
          <table:table-cell office:value-type="float" office:value="9.84707938" calcext:value-type="float">
            <text:p>9.84707938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5.996688" calcext:value-type="float">
            <text:p>15.996688</text:p>
          </table:table-cell>
          <table:table-cell office:value-type="float" office:value="9.7460922" calcext:value-type="float">
            <text:p>9.7460922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5.996688" calcext:value-type="float">
            <text:p>15.996688</text:p>
          </table:table-cell>
          <table:table-cell office:value-type="float" office:value="9.64859427" calcext:value-type="float">
            <text:p>9.64859427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5.996688" calcext:value-type="float">
            <text:p>15.996688</text:p>
          </table:table-cell>
          <table:table-cell office:value-type="float" office:value="9.54167607" calcext:value-type="float">
            <text:p>9.54167607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5.996688" calcext:value-type="float">
            <text:p>15.996688</text:p>
          </table:table-cell>
          <table:table-cell office:value-type="float" office:value="9.42680884" calcext:value-type="float">
            <text:p>9.42680884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5.996688" calcext:value-type="float">
            <text:p>15.996688</text:p>
          </table:table-cell>
          <table:table-cell office:value-type="float" office:value="9.30944208" calcext:value-type="float">
            <text:p>9.30944208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7.341666" calcext:value-type="float">
            <text:p>77.341666</text:p>
          </table:table-cell>
          <table:table-cell office:value-type="float" office:value="9.19705557" calcext:value-type="float">
            <text:p>9.19705557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50.253175" calcext:value-type="float">
            <text:p>50.253175</text:p>
          </table:table-cell>
          <table:table-cell office:value-type="float" office:value="8.48108416" calcext:value-type="float">
            <text:p>8.48108416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2.579951" calcext:value-type="float">
            <text:p>32.579951</text:p>
          </table:table-cell>
          <table:table-cell office:value-type="float" office:value="8.0468452" calcext:value-type="float">
            <text:p>8.0468452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2.851234" calcext:value-type="float">
            <text:p>12.851234</text:p>
          </table:table-cell>
          <table:table-cell office:value-type="float" office:value="7.79843171" calcext:value-type="float">
            <text:p>7.79843171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2.851234" calcext:value-type="float">
            <text:p>12.851234</text:p>
          </table:table-cell>
          <table:table-cell office:value-type="float" office:value="7.75304785" calcext:value-type="float">
            <text:p>7.75304785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2.851234" calcext:value-type="float">
            <text:p>12.851234</text:p>
          </table:table-cell>
          <table:table-cell office:value-type="float" office:value="7.70930473" calcext:value-type="float">
            <text:p>7.70930473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2.851234" calcext:value-type="float">
            <text:p>12.851234</text:p>
          </table:table-cell>
          <table:table-cell office:value-type="float" office:value="7.66307925" calcext:value-type="float">
            <text:p>7.66307925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2.851234" calcext:value-type="float">
            <text:p>12.851234</text:p>
          </table:table-cell>
          <table:table-cell office:value-type="float" office:value="7.61093331" calcext:value-type="float">
            <text:p>7.61093331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2.851234" calcext:value-type="float">
            <text:p>12.851234</text:p>
          </table:table-cell>
          <table:table-cell office:value-type="float" office:value="7.55082216" calcext:value-type="float">
            <text:p>7.55082216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2.851234" calcext:value-type="float">
            <text:p>12.851234</text:p>
          </table:table-cell>
          <table:table-cell office:value-type="float" office:value="7.48275898" calcext:value-type="float">
            <text:p>7.48275898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8.807071" calcext:value-type="float">
            <text:p>8.807071</text:p>
          </table:table-cell>
          <table:table-cell office:value-type="float" office:value="7.40915055" calcext:value-type="float">
            <text:p>7.40915055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3.618724" calcext:value-type="float">
            <text:p>13.618724</text:p>
          </table:table-cell>
          <table:table-cell office:value-type="float" office:value="7.37453266" calcext:value-type="float">
            <text:p>7.37453266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5.060454" calcext:value-type="float">
            <text:p>15.060454</text:p>
          </table:table-cell>
          <table:table-cell office:value-type="float" office:value="7.2941794" calcext:value-type="float">
            <text:p>7.2941794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4.690916" calcext:value-type="float">
            <text:p>14.690916</text:p>
          </table:table-cell>
          <table:table-cell office:value-type="float" office:value="7.20377803" calcext:value-type="float">
            <text:p>7.20377803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3.107265" calcext:value-type="float">
            <text:p>13.107265</text:p>
          </table:table-cell>
          <table:table-cell office:value-type="float" office:value="7.1215308" calcext:value-type="float">
            <text:p>7.1215308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0.600452" calcext:value-type="float">
            <text:p>10.600452</text:p>
          </table:table-cell>
          <table:table-cell office:value-type="float" office:value="7.05848027" calcext:value-type="float">
            <text:p>7.05848027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.100313" calcext:value-type="float">
            <text:p>7.100313</text:p>
          </table:table-cell>
          <table:table-cell office:value-type="float" office:value="7.02222902" calcext:value-type="float">
            <text:p>7.02222902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.100313" calcext:value-type="float">
            <text:p>7.100313</text:p>
          </table:table-cell>
          <table:table-cell office:value-type="float" office:value="7.0209778" calcext:value-type="float">
            <text:p>7.0209778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.100313" calcext:value-type="float">
            <text:p>7.100313</text:p>
          </table:table-cell>
          <table:table-cell office:value-type="float" office:value="7.01817758" calcext:value-type="float">
            <text:p>7.0181775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100313" calcext:value-type="float">
            <text:p>7.100313</text:p>
          </table:table-cell>
          <table:table-cell office:value-type="float" office:value="7.01272849" calcext:value-type="float">
            <text:p>7.01272849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7.100313" calcext:value-type="float">
            <text:p>7.100313</text:p>
          </table:table-cell>
          <table:table-cell office:value-type="float" office:value="7.00425154" calcext:value-type="float">
            <text:p>7.00425154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.100313" calcext:value-type="float">
            <text:p>7.100313</text:p>
          </table:table-cell>
          <table:table-cell office:value-type="float" office:value="6.99328376" calcext:value-type="float">
            <text:p>6.99328376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7.100313" calcext:value-type="float">
            <text:p>7.100313</text:p>
          </table:table-cell>
          <table:table-cell office:value-type="float" office:value="6.98120086" calcext:value-type="float">
            <text:p>6.98120086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7.100313" calcext:value-type="float">
            <text:p>7.100313</text:p>
          </table:table-cell>
          <table:table-cell office:value-type="float" office:value="6.96973837" calcext:value-type="float">
            <text:p>6.96973837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4.536517" calcext:value-type="float">
            <text:p>4.536517</text:p>
          </table:table-cell>
          <table:table-cell office:value-type="float" office:value="6.96030869" calcext:value-type="float">
            <text:p>6.96030869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.294155" calcext:value-type="float">
            <text:p>6.294155</text:p>
          </table:table-cell>
          <table:table-cell office:value-type="float" office:value="6.97918072" calcext:value-type="float">
            <text:p>6.97918072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6.616794" calcext:value-type="float">
            <text:p>6.616794</text:p>
          </table:table-cell>
          <table:table-cell office:value-type="float" office:value="6.98296321" calcext:value-type="float">
            <text:p>6.98296321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6.158231" calcext:value-type="float">
            <text:p>6.158231</text:p>
          </table:table-cell>
          <table:table-cell office:value-type="float" office:value="6.98529979" calcext:value-type="float">
            <text:p>6.98529979</text:p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5.580984" calcext:value-type="float">
            <text:p>5.580984</text:p>
          </table:table-cell>
          <table:table-cell office:value-type="float" office:value="6.9931363" calcext:value-type="float">
            <text:p>6.9931363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5.657018" calcext:value-type="float">
            <text:p>5.657018</text:p>
          </table:table-cell>
          <table:table-cell office:value-type="float" office:value="7.00695212" calcext:value-type="float">
            <text:p>7.00695212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.658049" calcext:value-type="float">
            <text:p>6.658049</text:p>
          </table:table-cell>
          <table:table-cell office:value-type="float" office:value="7.01986623" calcext:value-type="float">
            <text:p>7.01986623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8.106783" calcext:value-type="float">
            <text:p>8.106783</text:p>
          </table:table-cell>
          <table:table-cell office:value-type="float" office:value="7.02269716" calcext:value-type="float">
            <text:p>7.02269716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9.428917" calcext:value-type="float">
            <text:p>9.428917</text:p>
          </table:table-cell>
          <table:table-cell office:value-type="float" office:value="7.01136197" calcext:value-type="float">
            <text:p>7.01136197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0.24824" calcext:value-type="float">
            <text:p>10.24824</text:p>
          </table:table-cell>
          <table:table-cell office:value-type="float" office:value="6.98762109" calcext:value-type="float">
            <text:p>6.98762109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0.352874" calcext:value-type="float">
            <text:p>10.352874</text:p>
          </table:table-cell>
          <table:table-cell office:value-type="float" office:value="6.95679421" calcext:value-type="float">
            <text:p>6.95679421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9.639275" calcext:value-type="float">
            <text:p>9.639275</text:p>
          </table:table-cell>
          <table:table-cell office:value-type="float" office:value="6.92584358" calcext:value-type="float">
            <text:p>6.92584358</text:p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8.061443" calcext:value-type="float">
            <text:p>8.061443</text:p>
          </table:table-cell>
          <table:table-cell office:value-type="float" office:value="6.90217074" calcext:value-type="float">
            <text:p>6.90217074</text:p>
          </table:table-cell>
          <table:table-cell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5.509667" calcext:value-type="float">
            <text:p>5.509667</text:p>
          </table:table-cell>
          <table:table-cell office:value-type="float" office:value="6.8931566" calcext:value-type="float">
            <text:p>6.8931566</text:p>
          </table:table-cell>
          <table:table-cell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5.509667" calcext:value-type="float">
            <text:p>5.509667</text:p>
          </table:table-cell>
          <table:table-cell office:value-type="float" office:value="6.90715749" calcext:value-type="float">
            <text:p>6.90715749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5.509667" calcext:value-type="float">
            <text:p>5.509667</text:p>
          </table:table-cell>
          <table:table-cell office:value-type="float" office:value="6.9176796" calcext:value-type="float">
            <text:p>6.9176796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5.509667" calcext:value-type="float">
            <text:p>5.509667</text:p>
          </table:table-cell>
          <table:table-cell office:value-type="float" office:value="6.92467781" calcext:value-type="float">
            <text:p>6.92467781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5.509667" calcext:value-type="float">
            <text:p>5.509667</text:p>
          </table:table-cell>
          <table:table-cell office:value-type="float" office:value="6.92925317" calcext:value-type="float">
            <text:p>6.92925317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5.509667" calcext:value-type="float">
            <text:p>5.509667</text:p>
          </table:table-cell>
          <table:table-cell office:value-type="float" office:value="6.93325023" calcext:value-type="float">
            <text:p>6.93325023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.97234" calcext:value-type="float">
            <text:p>4.97234</text:p>
          </table:table-cell>
          <table:table-cell office:value-type="float" office:value="6.93835769" calcext:value-type="float">
            <text:p>6.93835769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.296882" calcext:value-type="float">
            <text:p>7.296882</text:p>
          </table:table-cell>
          <table:table-cell office:value-type="float" office:value="6.95077944" calcext:value-type="float">
            <text:p>6.95077944</text:p>
          </table:table-cell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8.714117" calcext:value-type="float">
            <text:p>8.714117</text:p>
          </table:table-cell>
          <table:table-cell office:value-type="float" office:value="6.94187307" calcext:value-type="float">
            <text:p>6.94187307</text:p>
          </table:table-cell>
          <table:table-cell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9.37365" calcext:value-type="float">
            <text:p>9.37365</text:p>
          </table:table-cell>
          <table:table-cell office:value-type="float" office:value="6.92037097" calcext:value-type="float">
            <text:p>6.92037097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9.317935" calcext:value-type="float">
            <text:p>9.317935</text:p>
          </table:table-cell>
          <table:table-cell office:value-type="float" office:value="6.8937859" calcext:value-type="float">
            <text:p>6.8937859</text:p>
          </table:table-cell>
          <table:table-cell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8.611735" calcext:value-type="float">
            <text:p>8.611735</text:p>
          </table:table-cell>
          <table:table-cell office:value-type="float" office:value="6.86972811" calcext:value-type="float">
            <text:p>6.86972811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7.388728" calcext:value-type="float">
            <text:p>7.388728</text:p>
          </table:table-cell>
          <table:table-cell office:value-type="float" office:value="6.85542009" calcext:value-type="float">
            <text:p>6.85542009</text:p>
          </table:table-cell>
          <table:table-cell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5.889691" calcext:value-type="float">
            <text:p>5.889691</text:p>
          </table:table-cell>
          <table:table-cell office:value-type="float" office:value="6.85643179" calcext:value-type="float">
            <text:p>6.85643179</text:p>
          </table:table-cell>
          <table:table-cell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4.531927" calcext:value-type="float">
            <text:p>4.531927</text:p>
          </table:table-cell>
          <table:table-cell office:value-type="float" office:value="6.87512469" calcext:value-type="float">
            <text:p>6.87512469</text:p>
          </table:table-cell>
          <table:table-cell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3.957478" calcext:value-type="float">
            <text:p>3.957478</text:p>
          </table:table-cell>
          <table:table-cell office:value-type="float" office:value="6.9087484" calcext:value-type="float">
            <text:p>6.9087484</text:p>
          </table:table-cell>
          <table:table-cell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4.490224" calcext:value-type="float">
            <text:p>4.490224</text:p>
          </table:table-cell>
          <table:table-cell office:value-type="float" office:value="6.94738376" calcext:value-type="float">
            <text:p>6.94738376</text:p>
          </table:table-cell>
          <table:table-cell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5.607272" calcext:value-type="float">
            <text:p>5.607272</text:p>
          </table:table-cell>
          <table:table-cell office:value-type="float" office:value="6.97751091" calcext:value-type="float">
            <text:p>6.97751091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6.77696" calcext:value-type="float">
            <text:p>6.77696</text:p>
          </table:table-cell>
          <table:table-cell office:value-type="float" office:value="6.99097051" calcext:value-type="float">
            <text:p>6.99097051</text:p>
          </table:table-cell>
          <table:table-cell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7.798353" calcext:value-type="float">
            <text:p>7.798353</text:p>
          </table:table-cell>
          <table:table-cell office:value-type="float" office:value="6.98565316" calcext:value-type="float">
            <text:p>6.98565316</text:p>
          </table:table-cell>
          <table:table-cell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8.657597" calcext:value-type="float">
            <text:p>8.657597</text:p>
          </table:table-cell>
          <table:table-cell office:value-type="float" office:value="6.96295143" calcext:value-type="float">
            <text:p>6.96295143</text:p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9.411986" calcext:value-type="float">
            <text:p>9.411986</text:p>
          </table:table-cell>
          <table:table-cell office:value-type="float" office:value="6.92667007" calcext:value-type="float">
            <text:p>6.92667007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.111989" calcext:value-type="float">
            <text:p>10.111989</text:p>
          </table:table-cell>
          <table:table-cell office:value-type="float" office:value="6.88223229" calcext:value-type="float">
            <text:p>6.88223229</text:p>
          </table:table-cell>
          <table:table-cell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0.752586" calcext:value-type="float">
            <text:p>10.752586</text:p>
          </table:table-cell>
          <table:table-cell office:value-type="float" office:value="6.83474416" calcext:value-type="float">
            <text:p>6.83474416</text:p>
          </table:table-cell>
          <table:table-cell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1.261848" calcext:value-type="float">
            <text:p>11.261848</text:p>
          </table:table-cell>
          <table:table-cell office:value-type="float" office:value="6.78719392" calcext:value-type="float">
            <text:p>6.78719392</text:p>
          </table:table-cell>
          <table:table-cell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1.518072" calcext:value-type="float">
            <text:p>11.518072</text:p>
          </table:table-cell>
          <table:table-cell office:value-type="float" office:value="6.74064862" calcext:value-type="float">
            <text:p>6.74064862</text:p>
          </table:table-cell>
          <table:table-cell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1.371908" calcext:value-type="float">
            <text:p>11.371908</text:p>
          </table:table-cell>
          <table:table-cell office:value-type="float" office:value="6.69561481" calcext:value-type="float">
            <text:p>6.69561481</text:p>
          </table:table-cell>
          <table:table-cell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0.655549" calcext:value-type="float">
            <text:p>10.655549</text:p>
          </table:table-cell>
          <table:table-cell office:value-type="float" office:value="6.65347269" calcext:value-type="float">
            <text:p>6.65347269</text:p>
          </table:table-cell>
          <table:table-cell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9.166066" calcext:value-type="float">
            <text:p>9.166066</text:p>
          </table:table-cell>
          <table:table-cell office:value-type="float" office:value="6.61776413" calcext:value-type="float">
            <text:p>6.61776413</text:p>
          </table:table-cell>
          <table:table-cell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6.544295" calcext:value-type="float">
            <text:p>6.544295</text:p>
          </table:table-cell>
          <table:table-cell office:value-type="float" office:value="6.5953896" calcext:value-type="float">
            <text:p>6.5953896</text:p>
          </table:table-cell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6.544295" calcext:value-type="float">
            <text:p>6.544295</text:p>
          </table:table-cell>
          <table:table-cell office:value-type="float" office:value="6.59839981" calcext:value-type="float">
            <text:p>6.59839981</text:p>
          </table:table-cell>
          <table:table-cell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.544295" calcext:value-type="float">
            <text:p>6.544295</text:p>
          </table:table-cell>
          <table:table-cell office:value-type="float" office:value="6.60216702" calcext:value-type="float">
            <text:p>6.60216702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.544295" calcext:value-type="float">
            <text:p>6.544295</text:p>
          </table:table-cell>
          <table:table-cell office:value-type="float" office:value="6.60787601" calcext:value-type="float">
            <text:p>6.60787601</text:p>
          </table:table-cell>
          <table:table-cell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6.544295" calcext:value-type="float">
            <text:p>6.544295</text:p>
          </table:table-cell>
          <table:table-cell office:value-type="float" office:value="6.61544781" calcext:value-type="float">
            <text:p>6.61544781</text:p>
          </table:table-cell>
          <table:table-cell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6.544295" calcext:value-type="float">
            <text:p>6.544295</text:p>
          </table:table-cell>
          <table:table-cell office:value-type="float" office:value="6.62362311" calcext:value-type="float">
            <text:p>6.62362311</text:p>
          </table:table-cell>
          <table:table-cell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6.544295" calcext:value-type="float">
            <text:p>6.544295</text:p>
          </table:table-cell>
          <table:table-cell office:value-type="float" office:value="6.63071924" calcext:value-type="float">
            <text:p>6.63071924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.690359" calcext:value-type="float">
            <text:p>3.690359</text:p>
          </table:table-cell>
          <table:table-cell office:value-type="float" office:value="6.63555065" calcext:value-type="float">
            <text:p>6.63555065</text:p>
          </table:table-cell>
          <table:table-cell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.674315" calcext:value-type="float">
            <text:p>6.674315</text:p>
          </table:table-cell>
          <table:table-cell office:value-type="float" office:value="6.66660353" calcext:value-type="float">
            <text:p>6.66660353</text:p>
          </table:table-cell>
          <table:table-cell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7.92119" calcext:value-type="float">
            <text:p>7.92119</text:p>
          </table:table-cell>
          <table:table-cell office:value-type="float" office:value="6.66656531" calcext:value-type="float">
            <text:p>6.66656531</text:p>
          </table:table-cell>
          <table:table-cell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8.232219" calcext:value-type="float">
            <text:p>8.232219</text:p>
          </table:table-cell>
          <table:table-cell office:value-type="float" office:value="6.65427692" calcext:value-type="float">
            <text:p>6.65427692</text:p>
          </table:table-cell>
          <table:table-cell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7.946501" calcext:value-type="float">
            <text:p>7.946501</text:p>
          </table:table-cell>
          <table:table-cell office:value-type="float" office:value="6.64007899" calcext:value-type="float">
            <text:p>6.64007899</text:p>
          </table:table-cell>
          <table:table-cell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7.333964" calcext:value-type="float">
            <text:p>7.333964</text:p>
          </table:table-cell>
          <table:table-cell office:value-type="float" office:value="6.63005419" calcext:value-type="float">
            <text:p>6.63005419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.630455" calcext:value-type="float">
            <text:p>6.630455</text:p>
          </table:table-cell>
          <table:table-cell office:value-type="float" office:value="6.62697541" calcext:value-type="float">
            <text:p>6.62697541</text:p>
          </table:table-cell>
          <table:table-cell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6.036235" calcext:value-type="float">
            <text:p>6.036235</text:p>
          </table:table-cell>
          <table:table-cell office:value-type="float" office:value="6.63115174" calcext:value-type="float">
            <text:p>6.63115174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5.692771" calcext:value-type="float">
            <text:p>5.692771</text:p>
          </table:table-cell>
          <table:table-cell office:value-type="float" office:value="6.64111849" calcext:value-type="float">
            <text:p>6.64111849</text:p>
          </table:table-cell>
          <table:table-cell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5.637323" calcext:value-type="float">
            <text:p>5.637323</text:p>
          </table:table-cell>
          <table:table-cell office:value-type="float" office:value="6.65418926" calcext:value-type="float">
            <text:p>6.65418926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5.789219" calcext:value-type="float">
            <text:p>5.789219</text:p>
          </table:table-cell>
          <table:table-cell office:value-type="float" office:value="6.66717813" calcext:value-type="float">
            <text:p>6.66717813</text:p>
          </table:table-cell>
          <table:table-cell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6.013529" calcext:value-type="float">
            <text:p>6.013529</text:p>
          </table:table-cell>
          <table:table-cell office:value-type="float" office:value="6.67726761" calcext:value-type="float">
            <text:p>6.67726761</text:p>
          </table:table-cell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.208113" calcext:value-type="float">
            <text:p>6.208113</text:p>
          </table:table-cell>
          <table:table-cell office:value-type="float" office:value="6.68252949" calcext:value-type="float">
            <text:p>6.68252949</text:p>
          </table:table-cell>
          <table:table-cell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6.350155" calcext:value-type="float">
            <text:p>6.350155</text:p>
          </table:table-cell>
          <table:table-cell office:value-type="float" office:value="6.68197338" calcext:value-type="float">
            <text:p>6.68197338</text:p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6.49173" calcext:value-type="float">
            <text:p>6.49173</text:p>
          </table:table-cell>
          <table:table-cell office:value-type="float" office:value="6.6754777" calcext:value-type="float">
            <text:p>6.6754777</text:p>
          </table:table-cell>
          <table:table-cell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6.710271" calcext:value-type="float">
            <text:p>6.710271</text:p>
          </table:table-cell>
          <table:table-cell office:value-type="float" office:value="6.66390737" calcext:value-type="float">
            <text:p>6.66390737</text:p>
          </table:table-cell>
          <table:table-cell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7.036052" calcext:value-type="float">
            <text:p>7.036052</text:p>
          </table:table-cell>
          <table:table-cell office:value-type="float" office:value="6.64927994" calcext:value-type="float">
            <text:p>6.64927994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7.410381" calcext:value-type="float">
            <text:p>7.410381</text:p>
          </table:table-cell>
          <table:table-cell office:value-type="float" office:value="6.63432047" calcext:value-type="float">
            <text:p>6.63432047</text:p>
          </table:table-cell>
          <table:table-cell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7.708927" calcext:value-type="float">
            <text:p>7.708927</text:p>
          </table:table-cell>
          <table:table-cell office:value-type="float" office:value="6.62144394" calcext:value-type="float">
            <text:p>6.62144394</text:p>
          </table:table-cell>
          <table:table-cell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7.799887" calcext:value-type="float">
            <text:p>7.799887</text:p>
          </table:table-cell>
          <table:table-cell office:value-type="float" office:value="6.612288" calcext:value-type="float">
            <text:p>6.612288</text:p>
          </table:table-cell>
          <table:table-cell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7.591694" calcext:value-type="float">
            <text:p>7.591694</text:p>
          </table:table-cell>
          <table:table-cell office:value-type="float" office:value="6.60796276" calcext:value-type="float">
            <text:p>6.60796276</text:p>
          </table:table-cell>
          <table:table-cell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7.057434" calcext:value-type="float">
            <text:p>7.057434</text:p>
          </table:table-cell>
          <table:table-cell office:value-type="float" office:value="6.60938717" calcext:value-type="float">
            <text:p>6.60938717</text:p>
          </table:table-cell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6.246895" calcext:value-type="float">
            <text:p>6.246895</text:p>
          </table:table-cell>
          <table:table-cell office:value-type="float" office:value="6.61741521" calcext:value-type="float">
            <text:p>6.61741521</text:p>
          </table:table-cell>
          <table:table-cell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5.304868" calcext:value-type="float">
            <text:p>5.304868</text:p>
          </table:table-cell>
          <table:table-cell office:value-type="float" office:value="6.63269145" calcext:value-type="float">
            <text:p>6.63269145</text:p>
          </table:table-cell>
          <table:table-cell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4.509965" calcext:value-type="float">
            <text:p>4.509965</text:p>
          </table:table-cell>
          <table:table-cell office:value-type="float" office:value="6.65510825" calcext:value-type="float">
            <text:p>6.65510825</text:p>
          </table:table-cell>
          <table:table-cell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4.260012" calcext:value-type="float">
            <text:p>4.260012</text:p>
          </table:table-cell>
          <table:table-cell office:value-type="float" office:value="6.68263106" calcext:value-type="float">
            <text:p>6.68263106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.758037" calcext:value-type="float">
            <text:p>4.758037</text:p>
          </table:table-cell>
          <table:table-cell office:value-type="float" office:value="6.71002442" calcext:value-type="float">
            <text:p>6.71002442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5.744525" calcext:value-type="float">
            <text:p>5.744525</text:p>
          </table:table-cell>
          <table:table-cell office:value-type="float" office:value="6.73051217" calcext:value-type="float">
            <text:p>6.73051217</text:p>
          </table:table-cell>
          <table:table-cell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6.829279" calcext:value-type="float">
            <text:p>6.829279</text:p>
          </table:table-cell>
          <table:table-cell office:value-type="float" office:value="6.74001646" calcext:value-type="float">
            <text:p>6.74001646</text:p>
          </table:table-cell>
          <table:table-cell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7.738602" calcext:value-type="float">
            <text:p>7.738602</text:p>
          </table:table-cell>
          <table:table-cell office:value-type="float" office:value="6.73814494" calcext:value-type="float">
            <text:p>6.73814494</text:p>
          </table:table-cell>
          <table:table-cell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8.312848" calcext:value-type="float">
            <text:p>8.312848</text:p>
          </table:table-cell>
          <table:table-cell office:value-type="float" office:value="6.72691267" calcext:value-type="float">
            <text:p>6.72691267</text:p>
          </table:table-cell>
          <table:table-cell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8.476922" calcext:value-type="float">
            <text:p>8.476922</text:p>
          </table:table-cell>
          <table:table-cell office:value-type="float" office:value="6.70971989" calcext:value-type="float">
            <text:p>6.70971989</text:p>
          </table:table-cell>
          <table:table-cell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8.228686" calcext:value-type="float">
            <text:p>8.228686</text:p>
          </table:table-cell>
          <table:table-cell office:value-type="float" office:value="6.69075589" calcext:value-type="float">
            <text:p>6.69075589</text:p>
          </table:table-cell>
          <table:table-cell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7.63664" calcext:value-type="float">
            <text:p>7.63664</text:p>
          </table:table-cell>
          <table:table-cell office:value-type="float" office:value="6.67447663" calcext:value-type="float">
            <text:p>6.67447663</text:p>
          </table:table-cell>
          <table:table-cell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.840119" calcext:value-type="float">
            <text:p>6.840119</text:p>
          </table:table-cell>
          <table:table-cell office:value-type="float" office:value="6.66489853" calcext:value-type="float">
            <text:p>6.66489853</text:p>
          </table:table-cell>
          <table:table-cell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.044916" calcext:value-type="float">
            <text:p>6.044916</text:p>
          </table:table-cell>
          <table:table-cell office:value-type="float" office:value="6.6646388" calcext:value-type="float">
            <text:p>6.6646388</text:p>
          </table:table-cell>
          <table:table-cell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5.490391" calcext:value-type="float">
            <text:p>5.490391</text:p>
          </table:table-cell>
          <table:table-cell office:value-type="float" office:value="6.67389251" calcext:value-type="float">
            <text:p>6.67389251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5.345282" calcext:value-type="float">
            <text:p>5.345282</text:p>
          </table:table-cell>
          <table:table-cell office:value-type="float" office:value="6.68986786" calcext:value-type="float">
            <text:p>6.68986786</text:p>
          </table:table-cell>
          <table:table-cell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5.583398" calcext:value-type="float">
            <text:p>5.583398</text:p>
          </table:table-cell>
          <table:table-cell office:value-type="float" office:value="6.70753605" calcext:value-type="float">
            <text:p>6.70753605</text:p>
          </table:table-cell>
          <table:table-cell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.020317" calcext:value-type="float">
            <text:p>6.020317</text:p>
          </table:table-cell>
          <table:table-cell office:value-type="float" office:value="6.72188387" calcext:value-type="float">
            <text:p>6.72188387</text:p>
          </table:table-cell>
          <table:table-cell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6.466193" calcext:value-type="float">
            <text:p>6.466193</text:p>
          </table:table-cell>
          <table:table-cell office:value-type="float" office:value="6.72995316" calcext:value-type="float">
            <text:p>6.72995316</text:p>
          </table:table-cell>
          <table:table-cell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.802212" calcext:value-type="float">
            <text:p>6.802212</text:p>
          </table:table-cell>
          <table:table-cell office:value-type="float" office:value="6.73136301" calcext:value-type="float">
            <text:p>6.73136301</text:p>
          </table:table-cell>
          <table:table-cell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.975327" calcext:value-type="float">
            <text:p>6.975327</text:p>
          </table:table-cell>
          <table:table-cell office:value-type="float" office:value="6.72788873" calcext:value-type="float">
            <text:p>6.72788873</text:p>
          </table:table-cell>
          <table:table-cell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6.975191" calcext:value-type="float">
            <text:p>6.975191</text:p>
          </table:table-cell>
          <table:table-cell office:value-type="float" office:value="6.72268508" calcext:value-type="float">
            <text:p>6.72268508</text:p>
          </table:table-cell>
          <table:table-cell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6.820291" calcext:value-type="float">
            <text:p>6.820291</text:p>
          </table:table-cell>
          <table:table-cell office:value-type="float" office:value="6.71924088" calcext:value-type="float">
            <text:p>6.71924088</text:p>
          </table:table-cell>
          <table:table-cell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6.555404" calcext:value-type="float">
            <text:p>6.555404</text:p>
          </table:table-cell>
          <table:table-cell office:value-type="float" office:value="6.72026576" calcext:value-type="float">
            <text:p>6.72026576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.252618" calcext:value-type="float">
            <text:p>6.252618</text:p>
          </table:table-cell>
          <table:table-cell office:value-type="float" office:value="6.72688494" calcext:value-type="float">
            <text:p>6.72688494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.003535" calcext:value-type="float">
            <text:p>6.003535</text:p>
          </table:table-cell>
          <table:table-cell office:value-type="float" office:value="6.7383325" calcext:value-type="float">
            <text:p>6.7383325</text:p>
          </table:table-cell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5.892023" calcext:value-type="float">
            <text:p>5.892023</text:p>
          </table:table-cell>
          <table:table-cell office:value-type="float" office:value="6.75216052" calcext:value-type="float">
            <text:p>6.75216052</text:p>
          </table:table-cell>
          <table:table-cell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5.954064" calcext:value-type="float">
            <text:p>5.954064</text:p>
          </table:table-cell>
          <table:table-cell office:value-type="float" office:value="6.76503274" calcext:value-type="float">
            <text:p>6.76503274</text:p>
          </table:table-cell>
          <table:table-cell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6.157345" calcext:value-type="float">
            <text:p>6.157345</text:p>
          </table:table-cell>
          <table:table-cell office:value-type="float" office:value="6.77411909" calcext:value-type="float">
            <text:p>6.77411909</text:p>
          </table:table-cell>
          <table:table-cell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6.42372" calcext:value-type="float">
            <text:p>6.42372</text:p>
          </table:table-cell>
          <table:table-cell office:value-type="float" office:value="6.7786386" calcext:value-type="float">
            <text:p>6.7786386</text:p>
          </table:table-cell>
          <table:table-cell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6.672404" calcext:value-type="float">
            <text:p>6.672404</text:p>
          </table:table-cell>
          <table:table-cell office:value-type="float" office:value="6.78048601" calcext:value-type="float">
            <text:p>6.78048601</text:p>
          </table:table-cell>
          <table:table-cell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6.850452" calcext:value-type="float">
            <text:p>6.850452</text:p>
          </table:table-cell>
          <table:table-cell office:value-type="float" office:value="6.78307017" calcext:value-type="float">
            <text:p>6.78307017</text:p>
          </table:table-cell>
          <table:table-cell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6.941882" calcext:value-type="float">
            <text:p>6.941882</text:p>
          </table:table-cell>
          <table:table-cell office:value-type="float" office:value="6.78910966" calcext:value-type="float">
            <text:p>6.78910966</text:p>
          </table:table-cell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.962566" calcext:value-type="float">
            <text:p>6.962566</text:p>
          </table:table-cell>
          <table:table-cell office:value-type="float" office:value="6.79916417" calcext:value-type="float">
            <text:p>6.79916417</text:p>
          </table:table-cell>
          <table:table-cell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.948429" calcext:value-type="float">
            <text:p>6.948429</text:p>
          </table:table-cell>
          <table:table-cell office:value-type="float" office:value="6.81147147" calcext:value-type="float">
            <text:p>6.81147147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6.941142" calcext:value-type="float">
            <text:p>6.941142</text:p>
          </table:table-cell>
          <table:table-cell office:value-type="float" office:value="6.82258227" calcext:value-type="float">
            <text:p>6.82258227</text:p>
          </table:table-cell>
          <table:table-cell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6.973264" calcext:value-type="float">
            <text:p>6.973264</text:p>
          </table:table-cell>
          <table:table-cell office:value-type="float" office:value="6.82835055" calcext:value-type="float">
            <text:p>6.82835055</text:p>
          </table:table-cell>
          <table:table-cell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7.054829" calcext:value-type="float">
            <text:p>7.054829</text:p>
          </table:table-cell>
          <table:table-cell office:value-type="float" office:value="6.82511913" calcext:value-type="float">
            <text:p>6.82511913</text:p>
          </table:table-cell>
          <table:table-cell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7.165552" calcext:value-type="float">
            <text:p>7.165552</text:p>
          </table:table-cell>
          <table:table-cell office:value-type="float" office:value="6.81109233" calcext:value-type="float">
            <text:p>6.81109233</text:p>
          </table:table-cell>
          <table:table-cell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7.257811" calcext:value-type="float">
            <text:p>7.257811</text:p>
          </table:table-cell>
          <table:table-cell office:value-type="float" office:value="6.78783505" calcext:value-type="float">
            <text:p>6.78783505</text:p>
          </table:table-cell>
          <table:table-cell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7.271991" calcext:value-type="float">
            <text:p>7.271991</text:p>
          </table:table-cell>
          <table:table-cell office:value-type="float" office:value="6.76092266" calcext:value-type="float">
            <text:p>6.76092266</text:p>
          </table:table-cell>
          <table:table-cell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7.160029" calcext:value-type="float">
            <text:p>7.160029</text:p>
          </table:table-cell>
          <table:table-cell office:value-type="float" office:value="6.7374932" calcext:value-type="float">
            <text:p>6.7374932</text:p>
          </table:table-cell>
          <table:table-cell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6.909756" calcext:value-type="float">
            <text:p>6.909756</text:p>
          </table:table-cell>
          <table:table-cell office:value-type="float" office:value="6.72242528" calcext:value-type="float">
            <text:p>6.72242528</text:p>
          </table:table-cell>
          <table:table-cell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6.561878" calcext:value-type="float">
            <text:p>6.561878</text:p>
          </table:table-cell>
          <table:table-cell office:value-type="float" office:value="6.71741415" calcext:value-type="float">
            <text:p>6.71741415</text:p>
          </table:table-cell>
          <table:table-cell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.209488" calcext:value-type="float">
            <text:p>6.209488</text:p>
          </table:table-cell>
          <table:table-cell office:value-type="float" office:value="6.72170389" calcext:value-type="float">
            <text:p>6.72170389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5.967203" calcext:value-type="float">
            <text:p>5.967203</text:p>
          </table:table-cell>
          <table:table-cell office:value-type="float" office:value="6.73268949" calcext:value-type="float">
            <text:p>6.73268949</text:p>
          </table:table-cell>
          <table:table-cell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5.909373" calcext:value-type="float">
            <text:p>5.909373</text:p>
          </table:table-cell>
          <table:table-cell office:value-type="float" office:value="6.7464611" calcext:value-type="float">
            <text:p>6.7464611</text:p>
          </table:table-cell>
          <table:table-cell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6.020413" calcext:value-type="float">
            <text:p>6.020413</text:p>
          </table:table-cell>
          <table:table-cell office:value-type="float" office:value="6.7587549" calcext:value-type="float">
            <text:p>6.7587549</text:p>
          </table:table-cell>
          <table:table-cell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.214515" calcext:value-type="float">
            <text:p>6.214515</text:p>
          </table:table-cell>
          <table:table-cell office:value-type="float" office:value="6.76627144" calcext:value-type="float">
            <text:p>6.76627144</text:p>
          </table:table-cell>
          <table:table-cell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.406245" calcext:value-type="float">
            <text:p>6.406245</text:p>
          </table:table-cell>
          <table:table-cell office:value-type="float" office:value="6.76765674" calcext:value-type="float">
            <text:p>6.76765674</text:p>
          </table:table-cell>
          <table:table-cell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6.563907" calcext:value-type="float">
            <text:p>6.563907</text:p>
          </table:table-cell>
          <table:table-cell office:value-type="float" office:value="6.76356385" calcext:value-type="float">
            <text:p>6.76356385</text:p>
          </table:table-cell>
          <table:table-cell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6.715143" calcext:value-type="float">
            <text:p>6.715143</text:p>
          </table:table-cell>
          <table:table-cell office:value-type="float" office:value="6.75589302" calcext:value-type="float">
            <text:p>6.75589302</text:p>
          </table:table-cell>
          <table:table-cell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6.912156" calcext:value-type="float">
            <text:p>6.912156</text:p>
          </table:table-cell>
          <table:table-cell office:value-type="float" office:value="6.74672723" calcext:value-type="float">
            <text:p>6.74672723</text:p>
          </table:table-cell>
          <table:table-cell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7.180933" calcext:value-type="float">
            <text:p>7.180933</text:p>
          </table:table-cell>
          <table:table-cell office:value-type="float" office:value="6.737573" calcext:value-type="float">
            <text:p>6.737573</text:p>
          </table:table-cell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7.489898" calcext:value-type="float">
            <text:p>7.489898</text:p>
          </table:table-cell>
          <table:table-cell office:value-type="float" office:value="6.72926295" calcext:value-type="float">
            <text:p>6.72926295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7.758981" calcext:value-type="float">
            <text:p>7.758981</text:p>
          </table:table-cell>
          <table:table-cell office:value-type="float" office:value="6.72232763" calcext:value-type="float">
            <text:p>6.72232763</text:p>
          </table:table-cell>
          <table:table-cell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7.894298" calcext:value-type="float">
            <text:p>7.894298</text:p>
          </table:table-cell>
          <table:table-cell office:value-type="float" office:value="6.71734834" calcext:value-type="float">
            <text:p>6.71734834</text:p>
          </table:table-cell>
          <table:table-cell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7.821014" calcext:value-type="float">
            <text:p>7.821014</text:p>
          </table:table-cell>
          <table:table-cell office:value-type="float" office:value="6.71503513" calcext:value-type="float">
            <text:p>6.71503513</text:p>
          </table:table-cell>
          <table:table-cell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7.502939" calcext:value-type="float">
            <text:p>7.502939</text:p>
          </table:table-cell>
          <table:table-cell office:value-type="float" office:value="6.71611443" calcext:value-type="float">
            <text:p>6.71611443</text:p>
          </table:table-cell>
          <table:table-cell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6.953232" calcext:value-type="float">
            <text:p>6.953232</text:p>
          </table:table-cell>
          <table:table-cell office:value-type="float" office:value="6.72119386" calcext:value-type="float">
            <text:p>6.72119386</text:p>
          </table:table-cell>
          <table:table-cell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6.245225" calcext:value-type="float">
            <text:p>6.245225</text:p>
          </table:table-cell>
          <table:table-cell office:value-type="float" office:value="6.73065684" calcext:value-type="float">
            <text:p>6.73065684</text:p>
          </table:table-cell>
          <table:table-cell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5.52818" calcext:value-type="float">
            <text:p>5.52818</text:p>
          </table:table-cell>
          <table:table-cell office:value-type="float" office:value="6.74449693" calcext:value-type="float">
            <text:p>6.74449693</text:p>
          </table:table-cell>
          <table:table-cell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5.029461" calcext:value-type="float">
            <text:p>5.029461</text:p>
          </table:table-cell>
          <table:table-cell office:value-type="float" office:value="6.76193227" calcext:value-type="float">
            <text:p>6.76193227</text:p>
          </table:table-cell>
          <table:table-cell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4.968208" calcext:value-type="float">
            <text:p>4.968208</text:p>
          </table:table-cell>
          <table:table-cell office:value-type="float" office:value="6.78082642" calcext:value-type="float">
            <text:p>6.78082642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5.363176" calcext:value-type="float">
            <text:p>5.363176</text:p>
          </table:table-cell>
          <table:table-cell office:value-type="float" office:value="6.79771455" calcext:value-type="float">
            <text:p>6.79771455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5.997562" calcext:value-type="float">
            <text:p>5.997562</text:p>
          </table:table-cell>
          <table:table-cell office:value-type="float" office:value="6.80948083" calcext:value-type="float">
            <text:p>6.80948083</text:p>
          </table:table-cell>
          <table:table-cell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6.607318" calcext:value-type="float">
            <text:p>6.607318</text:p>
          </table:table-cell>
          <table:table-cell office:value-type="float" office:value="6.81523689" calcext:value-type="float">
            <text:p>6.81523689</text:p>
          </table:table-cell>
          <table:table-cell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7.014691" calcext:value-type="float">
            <text:p>7.014691</text:p>
          </table:table-cell>
          <table:table-cell office:value-type="float" office:value="6.81637518" calcext:value-type="float">
            <text:p>6.81637518</text:p>
          </table:table-cell>
          <table:table-cell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7.157696" calcext:value-type="float">
            <text:p>7.157696</text:p>
          </table:table-cell>
          <table:table-cell office:value-type="float" office:value="6.81548237" calcext:value-type="float">
            <text:p>6.81548237</text:p>
          </table:table-cell>
          <table:table-cell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7.084693" calcext:value-type="float">
            <text:p>7.084693</text:p>
          </table:table-cell>
          <table:table-cell office:value-type="float" office:value="6.81514482" calcext:value-type="float">
            <text:p>6.81514482</text:p>
          </table:table-cell>
          <table:table-cell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6.928613" calcext:value-type="float">
            <text:p>6.928613</text:p>
          </table:table-cell>
          <table:table-cell office:value-type="float" office:value="6.81692404" calcext:value-type="float">
            <text:p>6.81692404</text:p>
          </table:table-cell>
          <table:table-cell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6.845316" calcext:value-type="float">
            <text:p>6.845316</text:p>
          </table:table-cell>
          <table:table-cell office:value-type="float" office:value="6.82065693" calcext:value-type="float">
            <text:p>6.82065693</text:p>
          </table:table-cell>
          <table:table-cell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6.921016" calcext:value-type="float">
            <text:p>6.921016</text:p>
          </table:table-cell>
          <table:table-cell office:value-type="float" office:value="6.82442029" calcext:value-type="float">
            <text:p>6.82442029</text:p>
          </table:table-cell>
          <table:table-cell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7.115194" calcext:value-type="float">
            <text:p>7.115194</text:p>
          </table:table-cell>
          <table:table-cell office:value-type="float" office:value="6.82545983" calcext:value-type="float">
            <text:p>6.82545983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7.301475" calcext:value-type="float">
            <text:p>7.301475</text:p>
          </table:table-cell>
          <table:table-cell office:value-type="float" office:value="6.82172107" calcext:value-type="float">
            <text:p>6.82172107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7.361825" calcext:value-type="float">
            <text:p>7.361825</text:p>
          </table:table-cell>
          <table:table-cell office:value-type="float" office:value="6.81298982" calcext:value-type="float">
            <text:p>6.81298982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7.253908" calcext:value-type="float">
            <text:p>7.253908</text:p>
          </table:table-cell>
          <table:table-cell office:value-type="float" office:value="6.80106017" calcext:value-type="float">
            <text:p>6.80106017</text:p>
          </table:table-cell>
          <table:table-cell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7.027436" calcext:value-type="float">
            <text:p>7.027436</text:p>
          </table:table-cell>
          <table:table-cell office:value-type="float" office:value="6.78905873" calcext:value-type="float">
            <text:p>6.78905873</text:p>
          </table:table-cell>
          <table:table-cell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6.795647" calcext:value-type="float">
            <text:p>6.795647</text:p>
          </table:table-cell>
          <table:table-cell office:value-type="float" office:value="6.78023111" calcext:value-type="float">
            <text:p>6.78023111</text:p>
          </table:table-cell>
          <table:table-cell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6.670493" calcext:value-type="float">
            <text:p>6.670493</text:p>
          </table:table-cell>
          <table:table-cell office:value-type="float" office:value="6.7766165" calcext:value-type="float">
            <text:p>6.7766165</text:p>
          </table:table-cell>
          <table:table-cell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6.692351" calcext:value-type="float">
            <text:p>6.692351</text:p>
          </table:table-cell>
          <table:table-cell office:value-type="float" office:value="6.77832242" calcext:value-type="float">
            <text:p>6.77832242</text:p>
          </table:table-cell>
          <table:table-cell table:number-columns-repeated="2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6.812426" calcext:value-type="float">
            <text:p>6.812426</text:p>
          </table:table-cell>
          <table:table-cell office:value-type="float" office:value="6.78385383" calcext:value-type="float">
            <text:p>6.78385383</text:p>
          </table:table-cell>
          <table:table-cell table:number-columns-repeated="2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6.944021" calcext:value-type="float">
            <text:p>6.944021</text:p>
          </table:table-cell>
          <table:table-cell office:value-type="float" office:value="6.79105249" calcext:value-type="float">
            <text:p>6.79105249</text:p>
          </table:table-cell>
          <table:table-cell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7.026086" calcext:value-type="float">
            <text:p>7.026086</text:p>
          </table:table-cell>
          <table:table-cell office:value-type="float" office:value="6.7978352" calcext:value-type="float">
            <text:p>6.7978352</text:p>
          </table:table-cell>
          <table:table-cell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7.048088" calcext:value-type="float">
            <text:p>7.048088</text:p>
          </table:table-cell>
          <table:table-cell office:value-type="float" office:value="6.80248996" calcext:value-type="float">
            <text:p>6.80248996</text:p>
          </table:table-cell>
          <table:table-cell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7.03291" calcext:value-type="float">
            <text:p>7.03291</text:p>
          </table:table-cell>
          <table:table-cell office:value-type="float" office:value="6.80383421" calcext:value-type="float">
            <text:p>6.80383421</text:p>
          </table:table-cell>
          <table:table-cell table:number-columns-repeated="2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6.999848" calcext:value-type="float">
            <text:p>6.999848</text:p>
          </table:table-cell>
          <table:table-cell office:value-type="float" office:value="6.80153698" calcext:value-type="float">
            <text:p>6.80153698</text:p>
          </table:table-cell>
          <table:table-cell table:number-columns-repeated="2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6.93621" calcext:value-type="float">
            <text:p>6.93621</text:p>
          </table:table-cell>
          <table:table-cell office:value-type="float" office:value="6.79655004" calcext:value-type="float">
            <text:p>6.79655004</text:p>
          </table:table-cell>
          <table:table-cell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6.798167" calcext:value-type="float">
            <text:p>6.798167</text:p>
          </table:table-cell>
          <table:table-cell office:value-type="float" office:value="6.79116262" calcext:value-type="float">
            <text:p>6.79116262</text:p>
          </table:table-cell>
          <table:table-cell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.539717" calcext:value-type="float">
            <text:p>6.539717</text:p>
          </table:table-cell>
          <table:table-cell office:value-type="float" office:value="6.78825029" calcext:value-type="float">
            <text:p>6.78825029</text:p>
          </table:table-cell>
          <table:table-cell table:number-columns-repeated="2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6.152502" calcext:value-type="float">
            <text:p>6.152502</text:p>
          </table:table-cell>
          <table:table-cell office:value-type="float" office:value="6.79009082" calcext:value-type="float">
            <text:p>6.79009082</text:p>
          </table:table-cell>
          <table:table-cell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5.700587" calcext:value-type="float">
            <text:p>5.700587</text:p>
          </table:table-cell>
          <table:table-cell office:value-type="float" office:value="6.79749467" calcext:value-type="float">
            <text:p>6.79749467</text:p>
          </table:table-cell>
          <table:table-cell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5.334697" calcext:value-type="float">
            <text:p>5.334697</text:p>
          </table:table-cell>
          <table:table-cell office:value-type="float" office:value="6.80941493" calcext:value-type="float">
            <text:p>6.80941493</text:p>
          </table:table-cell>
          <table:table-cell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5.247528" calcext:value-type="float">
            <text:p>5.247528</text:p>
          </table:table-cell>
          <table:table-cell office:value-type="float" office:value="6.8228816" calcext:value-type="float">
            <text:p>6.8228816</text:p>
          </table:table-cell>
          <table:table-cell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5.540105" calcext:value-type="float">
            <text:p>5.540105</text:p>
          </table:table-cell>
          <table:table-cell office:value-type="float" office:value="6.83356841" calcext:value-type="float">
            <text:p>6.83356841</text:p>
          </table:table-cell>
          <table:table-cell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6.122728" calcext:value-type="float">
            <text:p>6.122728</text:p>
          </table:table-cell>
          <table:table-cell office:value-type="float" office:value="6.8376926" calcext:value-type="float">
            <text:p>6.8376926</text:p>
          </table:table-cell>
          <table:table-cell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.793333" calcext:value-type="float">
            <text:p>6.793333</text:p>
          </table:table-cell>
          <table:table-cell office:value-type="float" office:value="6.83448295" calcext:value-type="float">
            <text:p>6.83448295</text:p>
          </table:table-cell>
          <table:table-cell table:number-columns-repeated="2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7.367363" calcext:value-type="float">
            <text:p>7.367363</text:p>
          </table:table-cell>
          <table:table-cell office:value-type="float" office:value="6.82666503" calcext:value-type="float">
            <text:p>6.82666503</text:p>
          </table:table-cell>
          <table:table-cell table:number-columns-repeated="2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7.734135" calcext:value-type="float">
            <text:p>7.734135</text:p>
          </table:table-cell>
          <table:table-cell office:value-type="float" office:value="6.81843948" calcext:value-type="float">
            <text:p>6.81843948</text:p>
          </table:table-cell>
          <table:table-cell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7.860238" calcext:value-type="float">
            <text:p>7.860238</text:p>
          </table:table-cell>
          <table:table-cell office:value-type="float" office:value="6.81324629" calcext:value-type="float">
            <text:p>6.81324629</text:p>
          </table:table-cell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7.774519" calcext:value-type="float">
            <text:p>7.774519</text:p>
          </table:table-cell>
          <table:table-cell office:value-type="float" office:value="6.81278777" calcext:value-type="float">
            <text:p>6.81278777</text:p>
          </table:table-cell>
          <table:table-cell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7.546548" calcext:value-type="float">
            <text:p>7.546548</text:p>
          </table:table-cell>
          <table:table-cell office:value-type="float" office:value="6.81696569" calcext:value-type="float">
            <text:p>6.81696569</text:p>
          </table:table-cell>
          <table:table-cell table:number-columns-repeated="2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7.262246" calcext:value-type="float">
            <text:p>7.262246</text:p>
          </table:table-cell>
          <table:table-cell office:value-type="float" office:value="6.82418885" calcext:value-type="float">
            <text:p>6.82418885</text:p>
          </table:table-cell>
          <table:table-cell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6.999348" calcext:value-type="float">
            <text:p>6.999348</text:p>
          </table:table-cell>
          <table:table-cell office:value-type="float" office:value="6.83185707" calcext:value-type="float">
            <text:p>6.83185707</text:p>
          </table:table-cell>
          <table:table-cell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.806812" calcext:value-type="float">
            <text:p>6.806812</text:p>
          </table:table-cell>
          <table:table-cell office:value-type="float" office:value="6.83699076" calcext:value-type="float">
            <text:p>6.83699076</text:p>
          </table:table-cell>
          <table:table-cell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6.694954" calcext:value-type="float">
            <text:p>6.694954</text:p>
          </table:table-cell>
          <table:table-cell office:value-type="float" office:value="6.83700052" calcext:value-type="float">
            <text:p>6.83700052</text:p>
          </table:table-cell>
          <table:table-cell table:number-columns-repeated="2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6.642127" calcext:value-type="float">
            <text:p>6.642127</text:p>
          </table:table-cell>
          <table:table-cell office:value-type="float" office:value="6.8305432" calcext:value-type="float">
            <text:p>6.8305432</text:p>
          </table:table-cell>
          <table:table-cell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.615375" calcext:value-type="float">
            <text:p>6.615375</text:p>
          </table:table-cell>
          <table:table-cell office:value-type="float" office:value="6.81827382" calcext:value-type="float">
            <text:p>6.81827382</text:p>
          </table:table-cell>
          <table:table-cell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6.59357" calcext:value-type="float">
            <text:p>6.59357</text:p>
          </table:table-cell>
          <table:table-cell office:value-type="float" office:value="6.80300677" calcext:value-type="float">
            <text:p>6.80300677</text:p>
          </table:table-cell>
          <table:table-cell table:number-columns-repeated="2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.580522" calcext:value-type="float">
            <text:p>6.580522</text:p>
          </table:table-cell>
          <table:table-cell office:value-type="float" office:value="6.78861511" calcext:value-type="float">
            <text:p>6.78861511</text:p>
          </table:table-cell>
          <table:table-cell table:number-columns-repeated="2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6.60076" calcext:value-type="float">
            <text:p>6.60076</text:p>
          </table:table-cell>
          <table:table-cell office:value-type="float" office:value="6.778053" calcext:value-type="float">
            <text:p>6.778053</text:p>
          </table:table-cell>
          <table:table-cell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6.67883" calcext:value-type="float">
            <text:p>6.67883</text:p>
          </table:table-cell>
          <table:table-cell office:value-type="float" office:value="6.77218636" calcext:value-type="float">
            <text:p>6.77218636</text:p>
          </table:table-cell>
          <table:table-cell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6.814146" calcext:value-type="float">
            <text:p>6.814146</text:p>
          </table:table-cell>
          <table:table-cell office:value-type="float" office:value="6.77002786" calcext:value-type="float">
            <text:p>6.77002786</text:p>
          </table:table-cell>
          <table:table-cell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6.970287" calcext:value-type="float">
            <text:p>6.970287</text:p>
          </table:table-cell>
          <table:table-cell office:value-type="float" office:value="6.76967346" calcext:value-type="float">
            <text:p>6.76967346</text:p>
          </table:table-cell>
          <table:table-cell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7.087926" calcext:value-type="float">
            <text:p>7.087926</text:p>
          </table:table-cell>
          <table:table-cell office:value-type="float" office:value="6.76926693" calcext:value-type="float">
            <text:p>6.76926693</text:p>
          </table:table-cell>
          <table:table-cell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7.112101" calcext:value-type="float">
            <text:p>7.112101</text:p>
          </table:table-cell>
          <table:table-cell office:value-type="float" office:value="6.76761357" calcext:value-type="float">
            <text:p>6.76761357</text:p>
          </table:table-cell>
          <table:table-cell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7.01818" calcext:value-type="float">
            <text:p>7.01818</text:p>
          </table:table-cell>
          <table:table-cell office:value-type="float" office:value="6.76432849" calcext:value-type="float">
            <text:p>6.76432849</text:p>
          </table:table-cell>
          <table:table-cell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6.827246" calcext:value-type="float">
            <text:p>6.827246</text:p>
          </table:table-cell>
          <table:table-cell office:value-type="float" office:value="6.75964949" calcext:value-type="float">
            <text:p>6.75964949</text:p>
          </table:table-cell>
          <table:table-cell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6.607178" calcext:value-type="float">
            <text:p>6.607178</text:p>
          </table:table-cell>
          <table:table-cell office:value-type="float" office:value="6.75415927" calcext:value-type="float">
            <text:p>6.75415927</text:p>
          </table:table-cell>
          <table:table-cell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6.454784" calcext:value-type="float">
            <text:p>6.454784</text:p>
          </table:table-cell>
          <table:table-cell office:value-type="float" office:value="6.74860177" calcext:value-type="float">
            <text:p>6.74860177</text:p>
          </table:table-cell>
          <table:table-cell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.454962" calcext:value-type="float">
            <text:p>6.454962</text:p>
          </table:table-cell>
          <table:table-cell office:value-type="float" office:value="6.74379771" calcext:value-type="float">
            <text:p>6.74379771</text:p>
          </table:table-cell>
          <table:table-cell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6.630771" calcext:value-type="float">
            <text:p>6.630771</text:p>
          </table:table-cell>
          <table:table-cell office:value-type="float" office:value="6.74051419" calcext:value-type="float">
            <text:p>6.74051419</text:p>
          </table:table-cell>
          <table:table-cell table:number-columns-repeated="2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6.922779" calcext:value-type="float">
            <text:p>6.922779</text:p>
          </table:table-cell>
          <table:table-cell office:value-type="float" office:value="6.73925057" calcext:value-type="float">
            <text:p>6.73925057</text:p>
          </table:table-cell>
          <table:table-cell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7.217322" calcext:value-type="float">
            <text:p>7.217322</text:p>
          </table:table-cell>
          <table:table-cell office:value-type="float" office:value="6.74014531" calcext:value-type="float">
            <text:p>6.74014531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.397374" calcext:value-type="float">
            <text:p>7.397374</text:p>
          </table:table-cell>
          <table:table-cell office:value-type="float" office:value="6.74309231" calcext:value-type="float">
            <text:p>6.74309231</text:p>
          </table:table-cell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7.386337" calcext:value-type="float">
            <text:p>7.386337</text:p>
          </table:table-cell>
          <table:table-cell office:value-type="float" office:value="6.74788545" calcext:value-type="float">
            <text:p>6.74788545</text:p>
          </table:table-cell>
          <table:table-cell table:number-columns-repeated="2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7.179245" calcext:value-type="float">
            <text:p>7.179245</text:p>
          </table:table-cell>
          <table:table-cell office:value-type="float" office:value="6.75421257" calcext:value-type="float">
            <text:p>6.75421257</text:p>
          </table:table-cell>
          <table:table-cell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6.862699" calcext:value-type="float">
            <text:p>6.862699</text:p>
          </table:table-cell>
          <table:table-cell office:value-type="float" office:value="6.761437" calcext:value-type="float">
            <text:p>6.761437</text:p>
          </table:table-cell>
          <table:table-cell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6.609296" calcext:value-type="float">
            <text:p>6.609296</text:p>
          </table:table-cell>
          <table:table-cell office:value-type="float" office:value="6.7682093" calcext:value-type="float">
            <text:p>6.7682093</text:p>
          </table:table-cell>
          <table:table-cell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.608461" calcext:value-type="float">
            <text:p>6.608461</text:p>
          </table:table-cell>
          <table:table-cell office:value-type="float" office:value="6.77215658" calcext:value-type="float">
            <text:p>6.77215658</text:p>
          </table:table-cell>
          <table:table-cell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6.93082" calcext:value-type="float">
            <text:p>6.93082</text:p>
          </table:table-cell>
          <table:table-cell office:value-type="float" office:value="6.77027132" calcext:value-type="float">
            <text:p>6.77027132</text:p>
          </table:table-cell>
          <table:table-cell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7.454401" calcext:value-type="float">
            <text:p>7.454401</text:p>
          </table:table-cell>
          <table:table-cell office:value-type="float" office:value="6.7605195" calcext:value-type="float">
            <text:p>6.7605195</text:p>
          </table:table-cell>
          <table:table-cell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7.947333" calcext:value-type="float">
            <text:p>7.947333</text:p>
          </table:table-cell>
          <table:table-cell office:value-type="float" office:value="6.74361826" calcext:value-type="float">
            <text:p>6.74361826</text:p>
          </table:table-cell>
          <table:table-cell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8.193296" calcext:value-type="float">
            <text:p>8.193296</text:p>
          </table:table-cell>
          <table:table-cell office:value-type="float" office:value="6.7230082" calcext:value-type="float">
            <text:p>6.7230082</text:p>
          </table:table-cell>
          <table:table-cell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8.059509" calcext:value-type="float">
            <text:p>8.059509</text:p>
          </table:table-cell>
          <table:table-cell office:value-type="float" office:value="6.7031804" calcext:value-type="float">
            <text:p>6.7031804</text:p>
          </table:table-cell>
          <table:table-cell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7.51797" calcext:value-type="float">
            <text:p>7.51797</text:p>
          </table:table-cell>
          <table:table-cell office:value-type="float" office:value="6.68813248" calcext:value-type="float">
            <text:p>6.68813248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6.650122" calcext:value-type="float">
            <text:p>6.650122</text:p>
          </table:table-cell>
          <table:table-cell office:value-type="float" office:value="6.68064141" calcext:value-type="float">
            <text:p>6.68064141</text:p>
          </table:table-cell>
          <table:table-cell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5.652149" calcext:value-type="float">
            <text:p>5.652149</text:p>
          </table:table-cell>
          <table:table-cell office:value-type="float" office:value="6.68199752" calcext:value-type="float">
            <text:p>6.68199752</text:p>
          </table:table-cell>
          <table:table-cell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4.839824" calcext:value-type="float">
            <text:p>4.839824</text:p>
          </table:table-cell>
          <table:table-cell office:value-type="float" office:value="6.69179624" calcext:value-type="float">
            <text:p>6.69179624</text:p>
          </table:table-cell>
          <table:table-cell table:number-columns-repeated="2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4.566572" calcext:value-type="float">
            <text:p>4.566572</text:p>
          </table:table-cell>
          <table:table-cell office:value-type="float" office:value="6.70755504" calcext:value-type="float">
            <text:p>6.70755504</text:p>
          </table:table-cell>
          <table:table-cell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4.929045" calcext:value-type="float">
            <text:p>4.929045</text:p>
          </table:table-cell>
          <table:table-cell office:value-type="float" office:value="6.72471951" calcext:value-type="float">
            <text:p>6.72471951</text:p>
          </table:table-cell>
          <table:table-cell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5.653237" calcext:value-type="float">
            <text:p>5.653237</text:p>
          </table:table-cell>
          <table:table-cell office:value-type="float" office:value="6.73883132" calcext:value-type="float">
            <text:p>6.73883132</text:p>
          </table:table-cell>
          <table:table-cell table:number-columns-repeated="2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6.408643" calcext:value-type="float">
            <text:p>6.408643</text:p>
          </table:table-cell>
          <table:table-cell office:value-type="float" office:value="6.74814269" calcext:value-type="float">
            <text:p>6.74814269</text:p>
          </table:table-cell>
          <table:table-cell table:number-columns-repeated="2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6.990852" calcext:value-type="float">
            <text:p>6.990852</text:p>
          </table:table-cell>
          <table:table-cell office:value-type="float" office:value="6.75318976" calcext:value-type="float">
            <text:p>6.75318976</text:p>
          </table:table-cell>
          <table:table-cell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7.308048" calcext:value-type="float">
            <text:p>7.308048</text:p>
          </table:table-cell>
          <table:table-cell office:value-type="float" office:value="6.75528373" calcext:value-type="float">
            <text:p>6.75528373</text:p>
          </table:table-cell>
          <table:table-cell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7.344364" calcext:value-type="float">
            <text:p>7.344364</text:p>
          </table:table-cell>
          <table:table-cell office:value-type="float" office:value="6.75576079" calcext:value-type="float">
            <text:p>6.75576079</text:p>
          </table:table-cell>
          <table:table-cell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7.138753" calcext:value-type="float">
            <text:p>7.138753</text:p>
          </table:table-cell>
          <table:table-cell office:value-type="float" office:value="6.75580654" calcext:value-type="float">
            <text:p>6.75580654</text:p>
          </table:table-cell>
          <table:table-cell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6.772067" calcext:value-type="float">
            <text:p>6.772067</text:p>
          </table:table-cell>
          <table:table-cell office:value-type="float" office:value="6.75642287" calcext:value-type="float">
            <text:p>6.75642287</text:p>
          </table:table-cell>
          <table:table-cell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6.353045" calcext:value-type="float">
            <text:p>6.353045</text:p>
          </table:table-cell>
          <table:table-cell office:value-type="float" office:value="6.75835009" calcext:value-type="float">
            <text:p>6.75835009</text:p>
          </table:table-cell>
          <table:table-cell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5.996956" calcext:value-type="float">
            <text:p>5.996956</text:p>
          </table:table-cell>
          <table:table-cell office:value-type="float" office:value="6.7619481" calcext:value-type="float">
            <text:p>6.7619481</text:p>
          </table:table-cell>
          <table:table-cell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5.796824" calcext:value-type="float">
            <text:p>5.796824</text:p>
          </table:table-cell>
          <table:table-cell office:value-type="float" office:value="6.76713234" calcext:value-type="float">
            <text:p>6.76713234</text:p>
          </table:table-cell>
          <table:table-cell table:number-columns-repeated="2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.798564" calcext:value-type="float">
            <text:p>5.798564</text:p>
          </table:table-cell>
          <table:table-cell office:value-type="float" office:value="6.77343291" calcext:value-type="float">
            <text:p>6.77343291</text:p>
          </table:table-cell>
          <table:table-cell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5.996733" calcext:value-type="float">
            <text:p>5.996733</text:p>
          </table:table-cell>
          <table:table-cell office:value-type="float" office:value="6.78010822" calcext:value-type="float">
            <text:p>6.78010822</text:p>
          </table:table-cell>
          <table:table-cell table:number-columns-repeated="2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6.349928" calcext:value-type="float">
            <text:p>6.349928</text:p>
          </table:table-cell>
          <table:table-cell office:value-type="float" office:value="6.78615596" calcext:value-type="float">
            <text:p>6.78615596</text:p>
          </table:table-cell>
          <table:table-cell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.796366" calcext:value-type="float">
            <text:p>6.796366</text:p>
          </table:table-cell>
          <table:table-cell office:value-type="float" office:value="6.79021888" calcext:value-type="float">
            <text:p>6.79021888</text:p>
          </table:table-cell>
          <table:table-cell table:number-columns-repeated="2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7.261052" calcext:value-type="float">
            <text:p>7.261052</text:p>
          </table:table-cell>
          <table:table-cell office:value-type="float" office:value="6.79060583" calcext:value-type="float">
            <text:p>6.79060583</text:p>
          </table:table-cell>
          <table:table-cell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7.662977" calcext:value-type="float">
            <text:p>7.662977</text:p>
          </table:table-cell>
          <table:table-cell office:value-type="float" office:value="6.78561117" calcext:value-type="float">
            <text:p>6.78561117</text:p>
          </table:table-cell>
          <table:table-cell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7.928944" calcext:value-type="float">
            <text:p>7.928944</text:p>
          </table:table-cell>
          <table:table-cell office:value-type="float" office:value="6.77409993" calcext:value-type="float">
            <text:p>6.77409993</text:p>
          </table:table-cell>
          <table:table-cell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8.010882" calcext:value-type="float">
            <text:p>8.010882</text:p>
          </table:table-cell>
          <table:table-cell office:value-type="float" office:value="6.75618334" calcext:value-type="float">
            <text:p>6.75618334</text:p>
          </table:table-cell>
          <table:table-cell table:number-columns-repeated="2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7.89953" calcext:value-type="float">
            <text:p>7.89953</text:p>
          </table:table-cell>
          <table:table-cell office:value-type="float" office:value="6.73374033" calcext:value-type="float">
            <text:p>6.73374033</text:p>
          </table:table-cell>
          <table:table-cell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7.629234" calcext:value-type="float">
            <text:p>7.629234</text:p>
          </table:table-cell>
          <table:table-cell office:value-type="float" office:value="6.71038148" calcext:value-type="float">
            <text:p>6.71038148</text:p>
          </table:table-cell>
          <table:table-cell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7.271714" calcext:value-type="float">
            <text:p>7.271714</text:p>
          </table:table-cell>
          <table:table-cell office:value-type="float" office:value="6.69036996" calcext:value-type="float">
            <text:p>6.69036996</text:p>
          </table:table-cell>
          <table:table-cell table:number-columns-repeated="2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6.918876" calcext:value-type="float">
            <text:p>6.918876</text:p>
          </table:table-cell>
          <table:table-cell office:value-type="float" office:value="6.67678671" calcext:value-type="float">
            <text:p>6.67678671</text:p>
          </table:table-cell>
          <table:table-cell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6.657021" calcext:value-type="float">
            <text:p>6.657021</text:p>
          </table:table-cell>
          <table:table-cell office:value-type="float" office:value="6.67029677" calcext:value-type="float">
            <text:p>6.67029677</text:p>
          </table:table-cell>
          <table:table-cell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.539804" calcext:value-type="float">
            <text:p>6.539804</text:p>
          </table:table-cell>
          <table:table-cell office:value-type="float" office:value="6.66929817" calcext:value-type="float">
            <text:p>6.66929817</text:p>
          </table:table-cell>
          <table:table-cell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6.573168" calcext:value-type="float">
            <text:p>6.573168</text:p>
          </table:table-cell>
          <table:table-cell office:value-type="float" office:value="6.67103907" calcext:value-type="float">
            <text:p>6.67103907</text:p>
          </table:table-cell>
          <table:table-cell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6.721147" calcext:value-type="float">
            <text:p>6.721147</text:p>
          </table:table-cell>
          <table:table-cell office:value-type="float" office:value="6.67298548" calcext:value-type="float">
            <text:p>6.67298548</text:p>
          </table:table-cell>
          <table:table-cell table:number-columns-repeated="2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6.92541" calcext:value-type="float">
            <text:p>6.92541</text:p>
          </table:table-cell>
          <table:table-cell office:value-type="float" office:value="6.67382003" calcext:value-type="float">
            <text:p>6.67382003</text:p>
          </table:table-cell>
          <table:table-cell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7.123941" calcext:value-type="float">
            <text:p>7.123941</text:p>
          </table:table-cell>
          <table:table-cell office:value-type="float" office:value="6.67364722" calcext:value-type="float">
            <text:p>6.67364722</text:p>
          </table:table-cell>
          <table:table-cell table:number-columns-repeated="2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7.262615" calcext:value-type="float">
            <text:p>7.262615</text:p>
          </table:table-cell>
          <table:table-cell office:value-type="float" office:value="6.67340809" calcext:value-type="float">
            <text:p>6.67340809</text:p>
          </table:table-cell>
          <table:table-cell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7.301902" calcext:value-type="float">
            <text:p>7.301902</text:p>
          </table:table-cell>
          <table:table-cell office:value-type="float" office:value="6.67402079" calcext:value-type="float">
            <text:p>6.67402079</text:p>
          </table:table-cell>
          <table:table-cell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7.221652" calcext:value-type="float">
            <text:p>7.221652</text:p>
          </table:table-cell>
          <table:table-cell office:value-type="float" office:value="6.67584704" calcext:value-type="float">
            <text:p>6.67584704</text:p>
          </table:table-cell>
          <table:table-cell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7.02497" calcext:value-type="float">
            <text:p>7.02497</text:p>
          </table:table-cell>
          <table:table-cell office:value-type="float" office:value="6.67865748" calcext:value-type="float">
            <text:p>6.67865748</text:p>
          </table:table-cell>
          <table:table-cell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.741318" calcext:value-type="float">
            <text:p>6.741318</text:p>
          </table:table-cell>
          <table:table-cell office:value-type="float" office:value="6.68188518" calcext:value-type="float">
            <text:p>6.68188518</text:p>
          </table:table-cell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.42835" calcext:value-type="float">
            <text:p>6.42835</text:p>
          </table:table-cell>
          <table:table-cell office:value-type="float" office:value="6.68487977" calcext:value-type="float">
            <text:p>6.68487977</text:p>
          </table:table-cell>
          <table:table-cell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6.16886" calcext:value-type="float">
            <text:p>6.16886</text:p>
          </table:table-cell>
          <table:table-cell office:value-type="float" office:value="6.68696942" calcext:value-type="float">
            <text:p>6.68696942</text:p>
          </table:table-cell>
          <table:table-cell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6.053764" calcext:value-type="float">
            <text:p>6.053764</text:p>
          </table:table-cell>
          <table:table-cell office:value-type="float" office:value="6.68731082" calcext:value-type="float">
            <text:p>6.68731082</text:p>
          </table:table-cell>
          <table:table-cell table:number-columns-repeated="2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.144674" calcext:value-type="float">
            <text:p>6.144674</text:p>
          </table:table-cell>
          <table:table-cell office:value-type="float" office:value="6.68474024" calcext:value-type="float">
            <text:p>6.68474024</text:p>
          </table:table-cell>
          <table:table-cell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.434186" calcext:value-type="float">
            <text:p>6.434186</text:p>
          </table:table-cell>
          <table:table-cell office:value-type="float" office:value="6.67797169" calcext:value-type="float">
            <text:p>6.67797169</text:p>
          </table:table-cell>
          <table:table-cell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.841085" calcext:value-type="float">
            <text:p>6.841085</text:p>
          </table:table-cell>
          <table:table-cell office:value-type="float" office:value="6.66620786" calcext:value-type="float">
            <text:p>6.66620786</text:p>
          </table:table-cell>
          <table:table-cell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7.245492" calcext:value-type="float">
            <text:p>7.245492</text:p>
          </table:table-cell>
          <table:table-cell office:value-type="float" office:value="6.64967587" calcext:value-type="float">
            <text:p>6.64967587</text:p>
          </table:table-cell>
          <table:table-cell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7.532292" calcext:value-type="float">
            <text:p>7.532292</text:p>
          </table:table-cell>
          <table:table-cell office:value-type="float" office:value="6.62959246" calcext:value-type="float">
            <text:p>6.62959246</text:p>
          </table:table-cell>
          <table:table-cell table:number-columns-repeated="2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7.622292" calcext:value-type="float">
            <text:p>7.622292</text:p>
          </table:table-cell>
          <table:table-cell office:value-type="float" office:value="6.60772292" calcext:value-type="float">
            <text:p>6.60772292</text:p>
          </table:table-cell>
          <table:table-cell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7.491562" calcext:value-type="float">
            <text:p>7.491562</text:p>
          </table:table-cell>
          <table:table-cell office:value-type="float" office:value="6.58606532" calcext:value-type="float">
            <text:p>6.58606532</text:p>
          </table:table-cell>
          <table:table-cell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7.182513" calcext:value-type="float">
            <text:p>7.182513</text:p>
          </table:table-cell>
          <table:table-cell office:value-type="float" office:value="6.5668841" calcext:value-type="float">
            <text:p>6.5668841</text:p>
          </table:table-cell>
          <table:table-cell table:number-columns-repeated="2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6.803187" calcext:value-type="float">
            <text:p>6.803187</text:p>
          </table:table-cell>
          <table:table-cell office:value-type="float" office:value="6.55281846" calcext:value-type="float">
            <text:p>6.55281846</text:p>
          </table:table-cell>
          <table:table-cell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6.501154" calcext:value-type="float">
            <text:p>6.501154</text:p>
          </table:table-cell>
          <table:table-cell office:value-type="float" office:value="6.54648738" calcext:value-type="float">
            <text:p>6.54648738</text:p>
          </table:table-cell>
          <table:table-cell table:number-columns-repeated="2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6.397468" calcext:value-type="float">
            <text:p>6.397468</text:p>
          </table:table-cell>
          <table:table-cell office:value-type="float" office:value="6.54935803" calcext:value-type="float">
            <text:p>6.54935803</text:p>
          </table:table-cell>
          <table:table-cell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6.506934" calcext:value-type="float">
            <text:p>6.506934</text:p>
          </table:table-cell>
          <table:table-cell office:value-type="float" office:value="6.56076856" calcext:value-type="float">
            <text:p>6.56076856</text:p>
          </table:table-cell>
          <table:table-cell table:number-columns-repeated="2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6.72377" calcext:value-type="float">
            <text:p>6.72377</text:p>
          </table:table-cell>
          <table:table-cell office:value-type="float" office:value="6.57822753" calcext:value-type="float">
            <text:p>6.57822753</text:p>
          </table:table-cell>
          <table:table-cell table:number-columns-repeated="2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.892887" calcext:value-type="float">
            <text:p>6.892887</text:p>
          </table:table-cell>
          <table:table-cell office:value-type="float" office:value="6.59867525" calcext:value-type="float">
            <text:p>6.59867525</text:p>
          </table:table-cell>
          <table:table-cell table:number-columns-repeated="2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6.892613" calcext:value-type="float">
            <text:p>6.892613</text:p>
          </table:table-cell>
          <table:table-cell office:value-type="float" office:value="6.61961356" calcext:value-type="float">
            <text:p>6.61961356</text:p>
          </table:table-cell>
          <table:table-cell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.681364" calcext:value-type="float">
            <text:p>6.681364</text:p>
          </table:table-cell>
          <table:table-cell office:value-type="float" office:value="6.63970434" calcext:value-type="float">
            <text:p>6.63970434</text:p>
          </table:table-cell>
          <table:table-cell table:number-columns-repeated="2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6.316209" calcext:value-type="float">
            <text:p>6.316209</text:p>
          </table:table-cell>
          <table:table-cell office:value-type="float" office:value="6.6589551" calcext:value-type="float">
            <text:p>6.6589551</text:p>
          </table:table-cell>
          <table:table-cell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5.952524" calcext:value-type="float">
            <text:p>5.952524</text:p>
          </table:table-cell>
          <table:table-cell office:value-type="float" office:value="6.67838184" calcext:value-type="float">
            <text:p>6.67838184</text:p>
          </table:table-cell>
          <table:table-cell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5.801763" calcext:value-type="float">
            <text:p>5.801763</text:p>
          </table:table-cell>
          <table:table-cell office:value-type="float" office:value="6.69865706" calcext:value-type="float">
            <text:p>6.69865706</text:p>
          </table:table-cell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6.011541" calcext:value-type="float">
            <text:p>6.011541</text:p>
          </table:table-cell>
          <table:table-cell office:value-type="float" office:value="6.71765499" calcext:value-type="float">
            <text:p>6.71765499</text:p>
          </table:table-cell>
          <table:table-cell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.544808" calcext:value-type="float">
            <text:p>6.544808</text:p>
          </table:table-cell>
          <table:table-cell office:value-type="float" office:value="6.72816954" calcext:value-type="float">
            <text:p>6.72816954</text:p>
          </table:table-cell>
          <table:table-cell table:number-columns-repeated="2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7.214816" calcext:value-type="float">
            <text:p>7.214816</text:p>
          </table:table-cell>
          <table:table-cell office:value-type="float" office:value="6.7157301" calcext:value-type="float">
            <text:p>6.7157301</text:p>
          </table:table-cell>
          <table:table-cell table:number-columns-repeated="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7.814386" calcext:value-type="float">
            <text:p>7.814386</text:p>
          </table:table-cell>
          <table:table-cell office:value-type="float" office:value="6.69659058" calcext:value-type="float">
            <text:p>6.69659058</text:p>
          </table:table-cell>
          <table:table-cell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8.192311" calcext:value-type="float">
            <text:p>8.192311</text:p>
          </table:table-cell>
          <table:table-cell office:value-type="float" office:value="6.67145536" calcext:value-type="float">
            <text:p>6.67145536</text:p>
          </table:table-cell>
          <table:table-cell table:number-columns-repeated="2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8.268864" calcext:value-type="float">
            <text:p>8.268864</text:p>
          </table:table-cell>
          <table:table-cell office:value-type="float" office:value="6.64254089" calcext:value-type="float">
            <text:p>6.64254089</text:p>
          </table:table-cell>
          <table:table-cell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8.029068" calcext:value-type="float">
            <text:p>8.029068</text:p>
          </table:table-cell>
          <table:table-cell office:value-type="float" office:value="6.61286089" calcext:value-type="float">
            <text:p>6.61286089</text:p>
          </table:table-cell>
          <table:table-cell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7.512717" calcext:value-type="float">
            <text:p>7.512717</text:p>
          </table:table-cell>
          <table:table-cell office:value-type="float" office:value="6.58557885" calcext:value-type="float">
            <text:p>6.58557885</text:p>
          </table:table-cell>
          <table:table-cell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.807788" calcext:value-type="float">
            <text:p>6.807788</text:p>
          </table:table-cell>
          <table:table-cell office:value-type="float" office:value="6.56346032" calcext:value-type="float">
            <text:p>6.56346032</text:p>
          </table:table-cell>
          <table:table-cell table:number-columns-repeated="2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6.049222" calcext:value-type="float">
            <text:p>6.049222</text:p>
          </table:table-cell>
          <table:table-cell office:value-type="float" office:value="6.56326206" calcext:value-type="float">
            <text:p>6.56326206</text:p>
          </table:table-cell>
          <table:table-cell table:number-columns-repeated="2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5.415189" calcext:value-type="float">
            <text:p>5.415189</text:p>
          </table:table-cell>
          <table:table-cell office:value-type="float" office:value="6.62342097" calcext:value-type="float">
            <text:p>6.62342097</text:p>
          </table:table-cell>
          <table:table-cell table:number-columns-repeated="2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5.08867" calcext:value-type="float">
            <text:p>5.08867</text:p>
          </table:table-cell>
          <table:table-cell office:value-type="float" office:value="6.71524297" calcext:value-type="float">
            <text:p>6.71524297</text:p>
          </table:table-cell>
          <table:table-cell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5.154404" calcext:value-type="float">
            <text:p>5.154404</text:p>
          </table:table-cell>
          <table:table-cell office:value-type="float" office:value="6.81566177" calcext:value-type="float">
            <text:p>6.81566177</text:p>
          </table:table-cell>
          <table:table-cell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5.524311" calcext:value-type="float">
            <text:p>5.524311</text:p>
          </table:table-cell>
          <table:table-cell office:value-type="float" office:value="6.90374304" calcext:value-type="float">
            <text:p>6.90374304</text:p>
          </table:table-cell>
          <table:table-cell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6.014096" calcext:value-type="float">
            <text:p>6.014096</text:p>
          </table:table-cell>
          <table:table-cell office:value-type="float" office:value="6.96322502" calcext:value-type="float">
            <text:p>6.96322502</text:p>
          </table:table-cell>
          <table:table-cell table:number-columns-repeated="2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6.46298" calcext:value-type="float">
            <text:p>6.46298</text:p>
          </table:table-cell>
          <table:table-cell office:value-type="float" office:value="6.98474235" calcext:value-type="float">
            <text:p>6.98474235</text:p>
          </table:table-cell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6.778706" calcext:value-type="float">
            <text:p>6.778706</text:p>
          </table:table-cell>
          <table:table-cell office:value-type="float" office:value="6.96728352" calcext:value-type="float">
            <text:p>6.96728352</text:p>
          </table:table-cell>
          <table:table-cell table:number-columns-repeated="2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6.929634" calcext:value-type="float">
            <text:p>6.929634</text:p>
          </table:table-cell>
          <table:table-cell office:value-type="float" office:value="6.9259165" calcext:value-type="float">
            <text:p>6.9259165</text:p>
          </table:table-cell>
          <table:table-cell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.92259" calcext:value-type="float">
            <text:p>6.92259</text:p>
          </table:table-cell>
          <table:table-cell office:value-type="float" office:value="6.8965327" calcext:value-type="float">
            <text:p>6.8965327</text:p>
          </table:table-cell>
          <table:table-cell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6.783593" calcext:value-type="float">
            <text:p>6.783593</text:p>
          </table:table-cell>
          <table:table-cell office:value-type="float" office:value="6.88750138" calcext:value-type="float">
            <text:p>6.88750138</text:p>
          </table:table-cell>
          <table:table-cell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6.55028" calcext:value-type="float">
            <text:p>6.55028</text:p>
          </table:table-cell>
          <table:table-cell office:value-type="float" office:value="6.89339231" calcext:value-type="float">
            <text:p>6.89339231</text:p>
          </table:table-cell>
          <table:table-cell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6.278224" calcext:value-type="float">
            <text:p>6.278224</text:p>
          </table:table-cell>
          <table:table-cell office:value-type="float" office:value="6.90622248" calcext:value-type="float">
            <text:p>6.90622248</text:p>
          </table:table-cell>
          <table:table-cell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6.051428" calcext:value-type="float">
            <text:p>6.051428</text:p>
          </table:table-cell>
          <table:table-cell office:value-type="float" office:value="6.91744821" calcext:value-type="float">
            <text:p>6.91744821</text:p>
          </table:table-cell>
          <table:table-cell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5.974378" calcext:value-type="float">
            <text:p>5.974378</text:p>
          </table:table-cell>
          <table:table-cell office:value-type="float" office:value="6.91829848" calcext:value-type="float">
            <text:p>6.91829848</text:p>
          </table:table-cell>
          <table:table-cell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.12661" calcext:value-type="float">
            <text:p>6.12661</text:p>
          </table:table-cell>
          <table:table-cell office:value-type="float" office:value="6.89900925" calcext:value-type="float">
            <text:p>6.89900925</text:p>
          </table:table-cell>
          <table:table-cell table:number-columns-repeated="2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.504409" calcext:value-type="float">
            <text:p>6.504409</text:p>
          </table:table-cell>
          <table:table-cell office:value-type="float" office:value="6.8781977" calcext:value-type="float">
            <text:p>6.8781977</text:p>
          </table:table-cell>
          <table:table-cell table:number-columns-repeated="2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7.012253" calcext:value-type="float">
            <text:p>7.012253</text:p>
          </table:table-cell>
          <table:table-cell office:value-type="float" office:value="6.85360816" calcext:value-type="float">
            <text:p>6.85360816</text:p>
          </table:table-cell>
          <table:table-cell table:number-columns-repeated="2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7.512022" calcext:value-type="float">
            <text:p>7.512022</text:p>
          </table:table-cell>
          <table:table-cell office:value-type="float" office:value="6.82394018" calcext:value-type="float">
            <text:p>6.82394018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.876688" calcext:value-type="float">
            <text:p>7.876688</text:p>
          </table:table-cell>
          <table:table-cell office:value-type="float" office:value="6.78226463" calcext:value-type="float">
            <text:p>6.78226463</text:p>
          </table:table-cell>
          <table:table-cell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8.019049" calcext:value-type="float">
            <text:p>8.019049</text:p>
          </table:table-cell>
          <table:table-cell office:value-type="float" office:value="6.76580791" calcext:value-type="float">
            <text:p>6.76580791</text:p>
          </table:table-cell>
          <table:table-cell table:number-columns-repeated="2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7.901688" calcext:value-type="float">
            <text:p>7.901688</text:p>
          </table:table-cell>
          <table:table-cell office:value-type="float" office:value="6.76926039" calcext:value-type="float">
            <text:p>6.76926039</text:p>
          </table:table-cell>
          <table:table-cell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7.539929" calcext:value-type="float">
            <text:p>7.539929</text:p>
          </table:table-cell>
          <table:table-cell office:value-type="float" office:value="6.78856515" calcext:value-type="float">
            <text:p>6.78856515</text:p>
          </table:table-cell>
          <table:table-cell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7.004024" calcext:value-type="float">
            <text:p>7.004024</text:p>
          </table:table-cell>
          <table:table-cell office:value-type="float" office:value="6.8189468" calcext:value-type="float">
            <text:p>6.8189468</text:p>
          </table:table-cell>
          <table:table-cell table:number-columns-repeated="2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.419935" calcext:value-type="float">
            <text:p>6.419935</text:p>
          </table:table-cell>
          <table:table-cell office:value-type="float" office:value="6.8545454" calcext:value-type="float">
            <text:p>6.8545454</text:p>
          </table:table-cell>
          <table:table-cell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5.955638" calcext:value-type="float">
            <text:p>5.955638</text:p>
          </table:table-cell>
          <table:table-cell office:value-type="float" office:value="6.88832816" calcext:value-type="float">
            <text:p>6.88832816</text:p>
          </table:table-cell>
          <table:table-cell table:number-columns-repeated="2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5.764277" calcext:value-type="float">
            <text:p>5.764277</text:p>
          </table:table-cell>
          <table:table-cell office:value-type="float" office:value="6.91216887" calcext:value-type="float">
            <text:p>6.91216887</text:p>
          </table:table-cell>
          <table:table-cell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5.886327" calcext:value-type="float">
            <text:p>5.886327</text:p>
          </table:table-cell>
          <table:table-cell office:value-type="float" office:value="6.91734895" calcext:value-type="float">
            <text:p>6.91734895</text:p>
          </table:table-cell>
          <table:table-cell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.210516" calcext:value-type="float">
            <text:p>6.210516</text:p>
          </table:table-cell>
          <table:table-cell office:value-type="float" office:value="6.89524838" calcext:value-type="float">
            <text:p>6.89524838</text:p>
          </table:table-cell>
          <table:table-cell table:number-columns-repeated="2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.554717" calcext:value-type="float">
            <text:p>6.554717</text:p>
          </table:table-cell>
          <table:table-cell office:value-type="float" office:value="6.86990592" calcext:value-type="float">
            <text:p>6.86990592</text:p>
          </table:table-cell>
          <table:table-cell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6.768863" calcext:value-type="float">
            <text:p>6.768863</text:p>
          </table:table-cell>
          <table:table-cell office:value-type="float" office:value="6.84112145" calcext:value-type="float">
            <text:p>6.84112145</text:p>
          </table:table-cell>
          <table:table-cell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.785733" calcext:value-type="float">
            <text:p>6.785733</text:p>
          </table:table-cell>
          <table:table-cell office:value-type="float" office:value="6.81019552" calcext:value-type="float">
            <text:p>6.81019552</text:p>
          </table:table-cell>
          <table:table-cell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.632021" calcext:value-type="float">
            <text:p>6.632021</text:p>
          </table:table-cell>
          <table:table-cell office:value-type="float" office:value="6.76636942" calcext:value-type="float">
            <text:p>6.76636942</text:p>
          </table:table-cell>
          <table:table-cell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.415704" calcext:value-type="float">
            <text:p>6.415704</text:p>
          </table:table-cell>
          <table:table-cell office:value-type="float" office:value="6.73306489" calcext:value-type="float">
            <text:p>6.73306489</text:p>
          </table:table-cell>
          <table:table-cell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.283019" calcext:value-type="float">
            <text:p>6.283019</text:p>
          </table:table-cell>
          <table:table-cell office:value-type="float" office:value="6.70031739" calcext:value-type="float">
            <text:p>6.70031739</text:p>
          </table:table-cell>
          <table:table-cell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.340226" calcext:value-type="float">
            <text:p>6.340226</text:p>
          </table:table-cell>
          <table:table-cell office:value-type="float" office:value="6.65698249" calcext:value-type="float">
            <text:p>6.65698249</text:p>
          </table:table-cell>
          <table:table-cell table:number-columns-repeated="2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.584374" calcext:value-type="float">
            <text:p>6.584374</text:p>
          </table:table-cell>
          <table:table-cell office:value-type="float" office:value="6.61307552" calcext:value-type="float">
            <text:p>6.61307552</text:p>
          </table:table-cell>
          <table:table-cell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.91335" calcext:value-type="float">
            <text:p>6.91335</text:p>
          </table:table-cell>
          <table:table-cell office:value-type="float" office:value="6.56672707" calcext:value-type="float">
            <text:p>6.56672707</text:p>
          </table:table-cell>
          <table:table-cell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7.200249" calcext:value-type="float">
            <text:p>7.200249</text:p>
          </table:table-cell>
          <table:table-cell office:value-type="float" office:value="6.52486654" calcext:value-type="float">
            <text:p>6.52486654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7.355754" calcext:value-type="float">
            <text:p>7.355754</text:p>
          </table:table-cell>
          <table:table-cell office:value-type="float" office:value="6.50497133" calcext:value-type="float">
            <text:p>6.50497133</text:p>
          </table:table-cell>
          <table:table-cell table:number-columns-repeated="2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7.348939" calcext:value-type="float">
            <text:p>7.348939</text:p>
          </table:table-cell>
          <table:table-cell office:value-type="float" office:value="6.50356593" calcext:value-type="float">
            <text:p>6.50356593</text:p>
          </table:table-cell>
          <table:table-cell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7.200386" calcext:value-type="float">
            <text:p>7.200386</text:p>
          </table:table-cell>
          <table:table-cell office:value-type="float" office:value="6.51669686" calcext:value-type="float">
            <text:p>6.51669686</text:p>
          </table:table-cell>
          <table:table-cell table:number-columns-repeated="2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.964789" calcext:value-type="float">
            <text:p>6.964789</text:p>
          </table:table-cell>
          <table:table-cell office:value-type="float" office:value="6.53912925" calcext:value-type="float">
            <text:p>6.53912925</text:p>
          </table:table-cell>
          <table:table-cell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.712846" calcext:value-type="float">
            <text:p>6.712846</text:p>
          </table:table-cell>
          <table:table-cell office:value-type="float" office:value="6.56451583" calcext:value-type="float">
            <text:p>6.56451583</text:p>
          </table:table-cell>
          <table:table-cell table:number-columns-repeated="2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.51538" calcext:value-type="float">
            <text:p>6.51538</text:p>
          </table:table-cell>
          <table:table-cell office:value-type="float" office:value="6.58578722" calcext:value-type="float">
            <text:p>6.58578722</text:p>
          </table:table-cell>
          <table:table-cell table:number-columns-repeated="2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6.426881" calcext:value-type="float">
            <text:p>6.426881</text:p>
          </table:table-cell>
          <table:table-cell office:value-type="float" office:value="6.5955536" calcext:value-type="float">
            <text:p>6.5955536</text:p>
          </table:table-cell>
          <table:table-cell table:number-columns-repeated="2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6.466095" calcext:value-type="float">
            <text:p>6.466095</text:p>
          </table:table-cell>
          <table:table-cell office:value-type="float" office:value="6.58638059" calcext:value-type="float">
            <text:p>6.58638059</text:p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6.601507" calcext:value-type="float">
            <text:p>6.601507</text:p>
          </table:table-cell>
          <table:table-cell office:value-type="float" office:value="6.55016543" calcext:value-type="float">
            <text:p>6.55016543</text:p>
          </table:table-cell>
          <table:table-cell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6.75622" calcext:value-type="float">
            <text:p>6.75622</text:p>
          </table:table-cell>
          <table:table-cell office:value-type="float" office:value="6.51259615" calcext:value-type="float">
            <text:p>6.51259615</text:p>
          </table:table-cell>
          <table:table-cell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.835061" calcext:value-type="float">
            <text:p>6.835061</text:p>
          </table:table-cell>
          <table:table-cell office:value-type="float" office:value="6.44998318" calcext:value-type="float">
            <text:p>6.44998318</text:p>
          </table:table-cell>
          <table:table-cell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6.761586" calcext:value-type="float">
            <text:p>6.761586</text:p>
          </table:table-cell>
          <table:table-cell office:value-type="float" office:value="6.4274431" calcext:value-type="float">
            <text:p>6.4274431</text:p>
          </table:table-cell>
          <table:table-cell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.511853" calcext:value-type="float">
            <text:p>6.511853</text:p>
          </table:table-cell>
          <table:table-cell office:value-type="float" office:value="6.43321741" calcext:value-type="float">
            <text:p>6.43321741</text:p>
          </table:table-cell>
          <table:table-cell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.137285" calcext:value-type="float">
            <text:p>6.137285</text:p>
          </table:table-cell>
          <table:table-cell office:value-type="float" office:value="6.46175782" calcext:value-type="float">
            <text:p>6.46175782</text:p>
          </table:table-cell>
          <table:table-cell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5.766581" calcext:value-type="float">
            <text:p>5.766581</text:p>
          </table:table-cell>
          <table:table-cell office:value-type="float" office:value="6.50408296" calcext:value-type="float">
            <text:p>6.50408296</text:p>
          </table:table-cell>
          <table:table-cell table:number-columns-repeated="2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5.563645" calcext:value-type="float">
            <text:p>5.563645</text:p>
          </table:table-cell>
          <table:table-cell office:value-type="float" office:value="6.54658617" calcext:value-type="float">
            <text:p>6.54658617</text:p>
          </table:table-cell>
          <table:table-cell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5.628082" calcext:value-type="float">
            <text:p>5.628082</text:p>
          </table:table-cell>
          <table:table-cell office:value-type="float" office:value="6.57000699" calcext:value-type="float">
            <text:p>6.57000699</text:p>
          </table:table-cell>
          <table:table-cell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5.913389" calcext:value-type="float">
            <text:p>5.913389</text:p>
          </table:table-cell>
          <table:table-cell office:value-type="float" office:value="6.53482238" calcext:value-type="float">
            <text:p>6.53482238</text:p>
          </table:table-cell>
          <table:table-cell table:number-columns-repeated="2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6.269882" calcext:value-type="float">
            <text:p>6.269882</text:p>
          </table:table-cell>
          <table:table-cell office:value-type="float" office:value="6.4967847" calcext:value-type="float">
            <text:p>6.4967847</text:p>
          </table:table-cell>
          <table:table-cell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.557161" calcext:value-type="float">
            <text:p>6.557161</text:p>
          </table:table-cell>
          <table:table-cell office:value-type="float" office:value="6.45518209" calcext:value-type="float">
            <text:p>6.45518209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.713894" calcext:value-type="float">
            <text:p>6.713894</text:p>
          </table:table-cell>
          <table:table-cell office:value-type="float" office:value="6.41070669" calcext:value-type="float">
            <text:p>6.41070669</text:p>
          </table:table-cell>
          <table:table-cell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.767809" calcext:value-type="float">
            <text:p>6.767809</text:p>
          </table:table-cell>
          <table:table-cell office:value-type="float" office:value="6.4138695" calcext:value-type="float">
            <text:p>6.4138695</text:p>
          </table:table-cell>
          <table:table-cell table:number-columns-repeated="2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6.804602" calcext:value-type="float">
            <text:p>6.804602</text:p>
          </table:table-cell>
          <table:table-cell office:value-type="float" office:value="6.48185802" calcext:value-type="float">
            <text:p>6.48185802</text:p>
          </table:table-cell>
          <table:table-cell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6.908129" calcext:value-type="float">
            <text:p>6.908129</text:p>
          </table:table-cell>
          <table:table-cell office:value-type="float" office:value="6.59294591" calcext:value-type="float">
            <text:p>6.59294591</text:p>
          </table:table-cell>
          <table:table-cell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7.100028" calcext:value-type="float">
            <text:p>7.100028</text:p>
          </table:table-cell>
          <table:table-cell office:value-type="float" office:value="6.72338022" calcext:value-type="float">
            <text:p>6.72338022</text:p>
          </table:table-cell>
          <table:table-cell table:number-columns-repeated="2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7.323885" calcext:value-type="float">
            <text:p>7.323885</text:p>
          </table:table-cell>
          <table:table-cell office:value-type="float" office:value="6.83416376" calcext:value-type="float">
            <text:p>6.83416376</text:p>
          </table:table-cell>
          <table:table-cell table:number-columns-repeated="2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7.484527" calcext:value-type="float">
            <text:p>7.484527</text:p>
          </table:table-cell>
          <table:table-cell office:value-type="float" office:value="6.94270873" calcext:value-type="float">
            <text:p>6.94270873</text:p>
          </table:table-cell>
          <table:table-cell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7.502696" calcext:value-type="float">
            <text:p>7.502696</text:p>
          </table:table-cell>
          <table:table-cell office:value-type="float" office:value="7.04964728" calcext:value-type="float">
            <text:p>7.04964728</text:p>
          </table:table-cell>
          <table:table-cell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7.34774" calcext:value-type="float">
            <text:p>7.34774</text:p>
          </table:table-cell>
          <table:table-cell office:value-type="float" office:value="7.66794041" calcext:value-type="float">
            <text:p>7.66794041</text:p>
          </table:table-cell>
          <table:table-cell table:number-columns-repeated="2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7.040777" calcext:value-type="float">
            <text:p>7.040777</text:p>
          </table:table-cell>
          <table:table-cell office:value-type="float" office:value="7.92517747" calcext:value-type="float">
            <text:p>7.92517747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.637315" calcext:value-type="float">
            <text:p>6.637315</text:p>
          </table:table-cell>
          <table:table-cell office:value-type="float" office:value="8.01376898" calcext:value-type="float">
            <text:p>8.01376898</text:p>
          </table:table-cell>
          <table:table-cell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6.203" calcext:value-type="float">
            <text:p>6.203</text:p>
          </table:table-cell>
          <table:table-cell office:value-type="float" office:value="8.10639511" calcext:value-type="float">
            <text:p>8.10639511</text:p>
          </table:table-cell>
          <table:table-cell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5.796706" calcext:value-type="float">
            <text:p>5.796706</text:p>
          </table:table-cell>
          <table:table-cell office:value-type="float" office:value="8.20336439" calcext:value-type="float">
            <text:p>8.20336439</text:p>
          </table:table-cell>
          <table:table-cell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5.467819" calcext:value-type="float">
            <text:p>5.467819</text:p>
          </table:table-cell>
          <table:table-cell office:value-type="float" office:value="8.30439661" calcext:value-type="float">
            <text:p>8.30439661</text:p>
          </table:table-cell>
          <table:table-cell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5.257803" calcext:value-type="float">
            <text:p>5.257803</text:p>
          </table:table-cell>
          <table:table-cell office:value-type="float" office:value="8.4087177" calcext:value-type="float">
            <text:p>8.4087177</text:p>
          </table:table-cell>
          <table:table-cell table:number-columns-repeated="2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5.187886" calcext:value-type="float">
            <text:p>5.187886</text:p>
          </table:table-cell>
          <table:table-cell office:value-type="float" office:value="8.51513895" calcext:value-type="float">
            <text:p>8.51513895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5.237151" calcext:value-type="float">
            <text:p>5.237151</text:p>
          </table:table-cell>
          <table:table-cell office:value-type="float" office:value="8.62225937" calcext:value-type="float">
            <text:p>8.62225937</text:p>
          </table:table-cell>
          <table:table-cell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5.345338" calcext:value-type="float">
            <text:p>5.345338</text:p>
          </table:table-cell>
          <table:table-cell office:value-type="float" office:value="8.68192087" calcext:value-type="float">
            <text:p>8.68192087</text:p>
          </table:table-cell>
          <table:table-cell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5.456532" calcext:value-type="float">
            <text:p>5.456532</text:p>
          </table:table-cell>
          <table:table-cell office:value-type="float" office:value="8.78236936" calcext:value-type="float">
            <text:p>8.78236936</text:p>
          </table:table-cell>
          <table:table-cell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5.57344" calcext:value-type="float">
            <text:p>5.57344</text:p>
          </table:table-cell>
          <table:table-cell office:value-type="float" office:value="8.89595975" calcext:value-type="float">
            <text:p>8.89595975</text:p>
          </table:table-cell>
          <table:table-cell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5.775949" calcext:value-type="float">
            <text:p>5.775949</text:p>
          </table:table-cell>
          <table:table-cell office:value-type="float" office:value="9.00578614" calcext:value-type="float">
            <text:p>9.00578614</text:p>
          </table:table-cell>
          <table:table-cell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6.170079" calcext:value-type="float">
            <text:p>6.170079</text:p>
          </table:table-cell>
          <table:table-cell office:value-type="float" office:value="9.09895927" calcext:value-type="float">
            <text:p>9.09895927</text:p>
          </table:table-cell>
          <table:table-cell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6.788219" calcext:value-type="float">
            <text:p>6.788219</text:p>
          </table:table-cell>
          <table:table-cell office:value-type="float" office:value="9.16399698" calcext:value-type="float">
            <text:p>9.16399698</text:p>
          </table:table-cell>
          <table:table-cell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7.538521" calcext:value-type="float">
            <text:p>7.538521</text:p>
          </table:table-cell>
          <table:table-cell office:value-type="float" office:value="9.18950368" calcext:value-type="float">
            <text:p>9.18950368</text:p>
          </table:table-cell>
          <table:table-cell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8.252831" calcext:value-type="float">
            <text:p>8.252831</text:p>
          </table:table-cell>
          <table:table-cell office:value-type="float" office:value="9.15941935" calcext:value-type="float">
            <text:p>9.15941935</text:p>
          </table:table-cell>
          <table:table-cell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8.768542" calcext:value-type="float">
            <text:p>8.768542</text:p>
          </table:table-cell>
          <table:table-cell office:value-type="float" office:value="9.12219192" calcext:value-type="float">
            <text:p>9.12219192</text:p>
          </table:table-cell>
          <table:table-cell table:number-columns-repeated="2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8.986718" calcext:value-type="float">
            <text:p>8.986718</text:p>
          </table:table-cell>
          <table:table-cell office:value-type="float" office:value="9.07980738" calcext:value-type="float">
            <text:p>9.07980738</text:p>
          </table:table-cell>
          <table:table-cell table:number-columns-repeated="2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8.901691" calcext:value-type="float">
            <text:p>8.901691</text:p>
          </table:table-cell>
          <table:table-cell office:value-type="float" office:value="9.03524108" calcext:value-type="float">
            <text:p>9.03524108</text:p>
          </table:table-cell>
          <table:table-cell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8.60644" calcext:value-type="float">
            <text:p>8.60644</text:p>
          </table:table-cell>
          <table:table-cell office:value-type="float" office:value="8.99152505" calcext:value-type="float">
            <text:p>8.99152505</text:p>
          </table:table-cell>
          <table:table-cell table:number-columns-repeated="2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8.258883" calcext:value-type="float">
            <text:p>8.258883</text:p>
          </table:table-cell>
          <table:table-cell office:value-type="float" office:value="8.96809893" calcext:value-type="float">
            <text:p>8.96809893</text:p>
          </table:table-cell>
          <table:table-cell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7.980046" calcext:value-type="float">
            <text:p>7.980046</text:p>
          </table:table-cell>
          <table:table-cell office:value-type="float" office:value="8.97966413" calcext:value-type="float">
            <text:p>8.97966413</text:p>
          </table:table-cell>
          <table:table-cell table:number-columns-repeated="2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7.701556" calcext:value-type="float">
            <text:p>7.701556</text:p>
          </table:table-cell>
          <table:table-cell office:value-type="float" office:value="9.01167948" calcext:value-type="float">
            <text:p>9.01167948</text:p>
          </table:table-cell>
          <table:table-cell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7.062996" calcext:value-type="float">
            <text:p>7.062996</text:p>
          </table:table-cell>
          <table:table-cell office:value-type="float" office:value="9.05259785" calcext:value-type="float">
            <text:p>9.05259785</text:p>
          </table:table-cell>
          <table:table-cell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5.300864" calcext:value-type="float">
            <text:p>5.300864</text:p>
          </table:table-cell>
          <table:table-cell office:value-type="float" office:value="9.09536942" calcext:value-type="float">
            <text:p>9.09536942</text:p>
          </table:table-cell>
          <table:table-cell table:number-columns-repeated="2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5.300864" calcext:value-type="float">
            <text:p>5.300864</text:p>
          </table:table-cell>
          <table:table-cell office:value-type="float" office:value="9.14146011" calcext:value-type="float">
            <text:p>9.14146011</text:p>
          </table:table-cell>
          <table:table-cell table:number-columns-repeated="2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5.300864" calcext:value-type="float">
            <text:p>5.300864</text:p>
          </table:table-cell>
          <table:table-cell office:value-type="float" office:value="9.16386845" calcext:value-type="float">
            <text:p>9.16386845</text:p>
          </table:table-cell>
          <table:table-cell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5.300864" calcext:value-type="float">
            <text:p>5.300864</text:p>
          </table:table-cell>
          <table:table-cell office:value-type="float" office:value="9.14892267" calcext:value-type="float">
            <text:p>9.14892267</text:p>
          </table:table-cell>
          <table:table-cell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5.300864" calcext:value-type="float">
            <text:p>5.300864</text:p>
          </table:table-cell>
          <table:table-cell office:value-type="float" office:value="9.13397689" calcext:value-type="float">
            <text:p>9.13397689</text:p>
          </table:table-cell>
          <table:table-cell table:number-columns-repeated="2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5.300864" calcext:value-type="float">
            <text:p>5.300864</text:p>
          </table:table-cell>
          <table:table-cell office:value-type="float" office:value="9.11903111" calcext:value-type="float">
            <text:p>9.11903111</text:p>
          </table:table-cell>
          <table:table-cell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5.300864" calcext:value-type="float">
            <text:p>5.300864</text:p>
          </table:table-cell>
          <table:table-cell office:value-type="float" office:value="9.10408533" calcext:value-type="float">
            <text:p>9.10408533</text:p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.787962" calcext:value-type="float">
            <text:p>6.787962</text:p>
          </table:table-cell>
          <table:table-cell office:value-type="float" office:value="9.08913955" calcext:value-type="float">
            <text:p>9.08913955</text:p>
          </table:table-cell>
          <table:table-cell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2.065113" calcext:value-type="float">
            <text:p>12.065113</text:p>
          </table:table-cell>
          <table:table-cell office:value-type="float" office:value="9.05932279" calcext:value-type="float">
            <text:p>9.05932279</text:p>
          </table:table-cell>
          <table:table-cell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4.597389" calcext:value-type="float">
            <text:p>14.597389</text:p>
          </table:table-cell>
          <table:table-cell office:value-type="float" office:value="8.95350357" calcext:value-type="float">
            <text:p>8.95350357</text:p>
          </table:table-cell>
          <table:table-cell table:number-columns-repeated="2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5.13055" calcext:value-type="float">
            <text:p>15.13055</text:p>
          </table:table-cell>
          <table:table-cell office:value-type="float" office:value="8.86485348" calcext:value-type="float">
            <text:p>8.86485348</text:p>
          </table:table-cell>
          <table:table-cell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3.962531" calcext:value-type="float">
            <text:p>13.962531</text:p>
          </table:table-cell>
          <table:table-cell office:value-type="float" office:value="8.79015956" calcext:value-type="float">
            <text:p>8.79015956</text:p>
          </table:table-cell>
          <table:table-cell table:number-columns-repeated="2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1.472509" calcext:value-type="float">
            <text:p>11.472509</text:p>
          </table:table-cell>
          <table:table-cell office:value-type="float" office:value="8.73674331" calcext:value-type="float">
            <text:p>8.73674331</text:p>
          </table:table-cell>
          <table:table-cell table:number-columns-repeated="2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8.165829" calcext:value-type="float">
            <text:p>8.165829</text:p>
          </table:table-cell>
          <table:table-cell office:value-type="float" office:value="8.71034321" calcext:value-type="float">
            <text:p>8.71034321</text:p>
          </table:table-cell>
          <table:table-cell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4.717097" calcext:value-type="float">
            <text:p>4.717097</text:p>
          </table:table-cell>
          <table:table-cell office:value-type="float" office:value="8.71361206" calcext:value-type="float">
            <text:p>8.71361206</text:p>
          </table:table-cell>
          <table:table-cell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2.642004" calcext:value-type="float">
            <text:p>2.642004</text:p>
          </table:table-cell>
          <table:table-cell office:value-type="float" office:value="8.74499605" calcext:value-type="float">
            <text:p>8.74499605</text:p>
          </table:table-cell>
          <table:table-cell table:number-columns-repeated="2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3.991254" calcext:value-type="float">
            <text:p>3.991254</text:p>
          </table:table-cell>
          <table:table-cell office:value-type="float" office:value="8.79074241" calcext:value-type="float">
            <text:p>8.79074241</text:p>
          </table:table-cell>
          <table:table-cell table:number-columns-repeated="2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.019458" calcext:value-type="float">
            <text:p>6.019458</text:p>
          </table:table-cell>
          <table:table-cell office:value-type="float" office:value="8.81915173" calcext:value-type="float">
            <text:p>8.81915173</text:p>
          </table:table-cell>
          <table:table-cell table:number-columns-repeated="2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7.372686" calcext:value-type="float">
            <text:p>7.372686</text:p>
          </table:table-cell>
          <table:table-cell office:value-type="float" office:value="8.82694053" calcext:value-type="float">
            <text:p>8.82694053</text:p>
          </table:table-cell>
          <table:table-cell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7.833297" calcext:value-type="float">
            <text:p>7.833297</text:p>
          </table:table-cell>
          <table:table-cell office:value-type="float" office:value="8.82343346" calcext:value-type="float">
            <text:p>8.82343346</text:p>
          </table:table-cell>
          <table:table-cell table:number-columns-repeated="2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7.400797" calcext:value-type="float">
            <text:p>7.400797</text:p>
          </table:table-cell>
          <table:table-cell office:value-type="float" office:value="8.81852835" calcext:value-type="float">
            <text:p>8.81852835</text:p>
          </table:table-cell>
          <table:table-cell table:number-columns-repeated="2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6.136455" calcext:value-type="float">
            <text:p>6.136455</text:p>
          </table:table-cell>
          <table:table-cell office:value-type="float" office:value="8.82111129" calcext:value-type="float">
            <text:p>8.82111129</text:p>
          </table:table-cell>
          <table:table-cell table:number-columns-repeated="2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4.045455" calcext:value-type="float">
            <text:p>4.045455</text:p>
          </table:table-cell>
          <table:table-cell office:value-type="float" office:value="8.83928355" calcext:value-type="float">
            <text:p>8.83928355</text:p>
          </table:table-cell>
          <table:table-cell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4.045455" calcext:value-type="float">
            <text:p>4.045455</text:p>
          </table:table-cell>
          <table:table-cell office:value-type="float" office:value="8.88130689" calcext:value-type="float">
            <text:p>8.88130689</text:p>
          </table:table-cell>
          <table:table-cell table:number-columns-repeated="2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4.045455" calcext:value-type="float">
            <text:p>4.045455</text:p>
          </table:table-cell>
          <table:table-cell office:value-type="float" office:value="8.92623215" calcext:value-type="float">
            <text:p>8.92623215</text:p>
          </table:table-cell>
          <table:table-cell table:number-columns-repeated="2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4.045455" calcext:value-type="float">
            <text:p>4.045455</text:p>
          </table:table-cell>
          <table:table-cell office:value-type="float" office:value="8.97338418" calcext:value-type="float">
            <text:p>8.97338418</text:p>
          </table:table-cell>
          <table:table-cell table:number-columns-repeated="2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3.344467" calcext:value-type="float">
            <text:p>3.344467</text:p>
          </table:table-cell>
          <table:table-cell office:value-type="float" office:value="9.0209663" calcext:value-type="float">
            <text:p>9.0209663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.231016" calcext:value-type="float">
            <text:p>6.231016</text:p>
          </table:table-cell>
          <table:table-cell office:value-type="float" office:value="9.07300626" calcext:value-type="float">
            <text:p>9.07300626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8.364297" calcext:value-type="float">
            <text:p>8.364297</text:p>
          </table:table-cell>
          <table:table-cell office:value-type="float" office:value="9.1017132323" calcext:value-type="float">
            <text:p>9.1017132323</text:p>
          </table:table-cell>
          <table:table-cell table:number-columns-repeated="2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9.832164" calcext:value-type="float">
            <text:p>9.832164</text:p>
          </table:table-cell>
          <table:table-cell office:value-type="float" office:value="9.1092378878" calcext:value-type="float">
            <text:p>9.1092378878</text:p>
          </table:table-cell>
          <table:table-cell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0.578094" calcext:value-type="float">
            <text:p>10.578094</text:p>
          </table:table-cell>
          <table:table-cell office:value-type="float" office:value="9.1017850412" calcext:value-type="float">
            <text:p>9.1017850412</text:p>
          </table:table-cell>
          <table:table-cell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0.563884" calcext:value-type="float">
            <text:p>10.563884</text:p>
          </table:table-cell>
          <table:table-cell office:value-type="float" office:value="9.0864068229" calcext:value-type="float">
            <text:p>9.0864068229</text:p>
          </table:table-cell>
          <table:table-cell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9.798211" calcext:value-type="float">
            <text:p>9.798211</text:p>
          </table:table-cell>
          <table:table-cell office:value-type="float" office:value="9.0708544316" calcext:value-type="float">
            <text:p>9.0708544316</text:p>
          </table:table-cell>
          <table:table-cell table:number-columns-repeated="2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8.339709" calcext:value-type="float">
            <text:p>8.339709</text:p>
          </table:table-cell>
          <table:table-cell office:value-type="float" office:value="9.0631165957" calcext:value-type="float">
            <text:p>9.0631165957</text:p>
          </table:table-cell>
          <table:table-cell table:number-columns-repeated="2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6.282285" calcext:value-type="float">
            <text:p>6.282285</text:p>
          </table:table-cell>
          <table:table-cell office:value-type="float" office:value="9.070895172" calcext:value-type="float">
            <text:p>9.070895172</text:p>
          </table:table-cell>
          <table:table-cell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3.67627" calcext:value-type="float">
            <text:p>3.67627</text:p>
          </table:table-cell>
          <table:table-cell office:value-type="float" office:value="9.1012061522" calcext:value-type="float">
            <text:p>9.1012061522</text:p>
          </table:table-cell>
          <table:table-cell table:number-columns-repeated="2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3.67627" calcext:value-type="float">
            <text:p>3.67627</text:p>
          </table:table-cell>
          <table:table-cell office:value-type="float" office:value="9.1608208352" calcext:value-type="float">
            <text:p>9.1608208352</text:p>
          </table:table-cell>
          <table:table-cell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3.67627" calcext:value-type="float">
            <text:p>3.67627</text:p>
          </table:table-cell>
          <table:table-cell office:value-type="float" office:value="9.2217602889" calcext:value-type="float">
            <text:p>9.2217602889</text:p>
          </table:table-cell>
          <table:table-cell table:number-columns-repeated="2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3.67627" calcext:value-type="float">
            <text:p>3.67627</text:p>
          </table:table-cell>
          <table:table-cell office:value-type="float" office:value="9.2840691685" calcext:value-type="float">
            <text:p>9.2840691685</text:p>
          </table:table-cell>
          <table:table-cell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2.403123" calcext:value-type="float">
            <text:p>2.403123</text:p>
          </table:table-cell>
          <table:table-cell office:value-type="float" office:value="9.3477941591" calcext:value-type="float">
            <text:p>9.3477941591</text:p>
          </table:table-cell>
          <table:table-cell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3.301568" calcext:value-type="float">
            <text:p>3.301568</text:p>
          </table:table-cell>
          <table:table-cell office:value-type="float" office:value="9.4276179655" calcext:value-type="float">
            <text:p>9.4276179655</text:p>
          </table:table-cell>
          <table:table-cell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3.140954" calcext:value-type="float">
            <text:p>3.140954</text:p>
          </table:table-cell>
          <table:table-cell office:value-type="float" office:value="9.4988511047" calcext:value-type="float">
            <text:p>9.4988511047</text:p>
          </table:table-cell>
          <table:table-cell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.949529" calcext:value-type="float">
            <text:p>1.949529</text:p>
          </table:table-cell>
          <table:table-cell office:value-type="float" office:value="9.5736498941" calcext:value-type="float">
            <text:p>9.5736498941</text:p>
          </table:table-cell>
          <table:table-cell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.949529" calcext:value-type="float">
            <text:p>1.949529</text:p>
          </table:table-cell>
          <table:table-cell office:value-type="float" office:value="9.6644132381" calcext:value-type="float">
            <text:p>9.6644132381</text:p>
          </table:table-cell>
          <table:table-cell table:number-columns-repeated="2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.949529" calcext:value-type="float">
            <text:p>1.949529</text:p>
          </table:table-cell>
          <table:table-cell office:value-type="float" office:value="9.7573636506" calcext:value-type="float">
            <text:p>9.7573636506</text:p>
          </table:table-cell>
          <table:table-cell table:number-columns-repeated="2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2.727297" calcext:value-type="float">
            <text:p>2.727297</text:p>
          </table:table-cell>
          <table:table-cell office:value-type="float" office:value="9.8525811463" calcext:value-type="float">
            <text:p>9.8525811463</text:p>
          </table:table-cell>
          <table:table-cell table:number-columns-repeated="2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5.210728" calcext:value-type="float">
            <text:p>5.210728</text:p>
          </table:table-cell>
          <table:table-cell office:value-type="float" office:value="9.9405476173" calcext:value-type="float">
            <text:p>9.9405476173</text:p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7.215214" calcext:value-type="float">
            <text:p>7.215214</text:p>
          </table:table-cell>
          <table:table-cell office:value-type="float" office:value="9.9996703625" calcext:value-type="float">
            <text:p>9.9996703625</text:p>
          </table:table-cell>
          <table:table-cell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8.662032" calcext:value-type="float">
            <text:p>8.662032</text:p>
          </table:table-cell>
          <table:table-cell office:value-type="float" office:value="10.0349166456" calcext:value-type="float">
            <text:p>10.0349166456</text:p>
          </table:table-cell>
          <table:table-cell table:number-columns-repeated="2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9.443625" calcext:value-type="float">
            <text:p>9.443625</text:p>
          </table:table-cell>
          <table:table-cell office:value-type="float" office:value="10.0525177308" calcext:value-type="float">
            <text:p>10.0525177308</text:p>
          </table:table-cell>
          <table:table-cell table:number-columns-repeated="2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9.503447" calcext:value-type="float">
            <text:p>9.503447</text:p>
          </table:table-cell>
          <table:table-cell office:value-type="float" office:value="10.0604254286" calcext:value-type="float">
            <text:p>10.0604254286</text:p>
          </table:table-cell>
          <table:table-cell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8.839985" calcext:value-type="float">
            <text:p>8.839985</text:p>
          </table:table-cell>
          <table:table-cell office:value-type="float" office:value="10.0677540921" calcext:value-type="float">
            <text:p>10.0677540921</text:p>
          </table:table-cell>
          <table:table-cell table:number-columns-repeated="2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7.492018" calcext:value-type="float">
            <text:p>7.492018</text:p>
          </table:table-cell>
          <table:table-cell office:value-type="float" office:value="10.0841243467" calcext:value-type="float">
            <text:p>10.0841243467</text:p>
          </table:table-cell>
          <table:table-cell table:number-columns-repeated="2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5.50958" calcext:value-type="float">
            <text:p>5.50958</text:p>
          </table:table-cell>
          <table:table-cell office:value-type="float" office:value="10.1191528108" calcext:value-type="float">
            <text:p>10.1191528108</text:p>
          </table:table-cell>
          <table:table-cell table:number-columns-repeated="2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2.844579" calcext:value-type="float">
            <text:p>2.844579</text:p>
          </table:table-cell>
          <table:table-cell office:value-type="float" office:value="10.1822976438" calcext:value-type="float">
            <text:p>10.1822976438</text:p>
          </table:table-cell>
          <table:table-cell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2.844579" calcext:value-type="float">
            <text:p>2.844579</text:p>
          </table:table-cell>
          <table:table-cell office:value-type="float" office:value="10.2842104028" calcext:value-type="float">
            <text:p>10.2842104028</text:p>
          </table:table-cell>
          <table:table-cell table:number-columns-repeated="2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0.494923" calcext:value-type="float">
            <text:p>0.494923</text:p>
          </table:table-cell>
          <table:table-cell office:value-type="float" office:value="10.3889939437" calcext:value-type="float">
            <text:p>10.3889939437</text:p>
          </table:table-cell>
          <table:table-cell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4.581053" calcext:value-type="float">
            <text:p>4.581053</text:p>
          </table:table-cell>
          <table:table-cell office:value-type="float" office:value="10.5303378143" calcext:value-type="float">
            <text:p>10.5303378143</text:p>
          </table:table-cell>
          <table:table-cell table:number-columns-repeated="2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7.339017" calcext:value-type="float">
            <text:p>7.339017</text:p>
          </table:table-cell>
          <table:table-cell office:value-type="float" office:value="10.6165593333" calcext:value-type="float">
            <text:p>10.6165593333</text:p>
          </table:table-cell>
          <table:table-cell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9.365894" calcext:value-type="float">
            <text:p>9.365894</text:p>
          </table:table-cell>
          <table:table-cell office:value-type="float" office:value="10.6647584853" calcext:value-type="float">
            <text:p>10.6647584853</text:p>
          </table:table-cell>
          <table:table-cell table:number-columns-repeated="2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0.369799" calcext:value-type="float">
            <text:p>10.369799</text:p>
          </table:table-cell>
          <table:table-cell office:value-type="float" office:value="10.6841445224" calcext:value-type="float">
            <text:p>10.6841445224</text:p>
          </table:table-cell>
          <table:table-cell table:number-columns-repeated="2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0.016902" calcext:value-type="float">
            <text:p>10.016902</text:p>
          </table:table-cell>
          <table:table-cell office:value-type="float" office:value="10.6889073333" calcext:value-type="float">
            <text:p>10.6889073333</text:p>
          </table:table-cell>
          <table:table-cell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7.905727" calcext:value-type="float">
            <text:p>7.905727</text:p>
          </table:table-cell>
          <table:table-cell office:value-type="float" office:value="10.6992458769" calcext:value-type="float">
            <text:p>10.6992458769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2.109621" calcext:value-type="float">
            <text:p>2.109621</text:p>
          </table:table-cell>
          <table:table-cell office:value-type="float" office:value="10.7428946094" calcext:value-type="float">
            <text:p>10.7428946094</text:p>
          </table:table-cell>
          <table:table-cell table:number-columns-repeated="2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2.109621" calcext:value-type="float">
            <text:p>2.109621</text:p>
          </table:table-cell>
          <table:table-cell office:value-type="float" office:value="10.8799306984" calcext:value-type="float">
            <text:p>10.8799306984</text:p>
          </table:table-cell>
          <table:table-cell table:number-columns-repeated="2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2.109621" calcext:value-type="float">
            <text:p>2.109621</text:p>
          </table:table-cell>
          <table:table-cell office:value-type="float" office:value="11.0213873065" calcext:value-type="float">
            <text:p>11.0213873065</text:p>
          </table:table-cell>
          <table:table-cell table:number-columns-repeated="2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2.109621" calcext:value-type="float">
            <text:p>2.109621</text:p>
          </table:table-cell>
          <table:table-cell office:value-type="float" office:value="11.1674818361" calcext:value-type="float">
            <text:p>11.1674818361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7.030175" calcext:value-type="float">
            <text:p>7.030175</text:p>
          </table:table-cell>
          <table:table-cell office:value-type="float" office:value="11.3184461833" calcext:value-type="float">
            <text:p>11.3184461833</text:p>
          </table:table-cell>
          <table:table-cell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3.566661" calcext:value-type="float">
            <text:p>13.566661</text:p>
          </table:table-cell>
          <table:table-cell office:value-type="float" office:value="11.3911287458" calcext:value-type="float">
            <text:p>11.3911287458</text:p>
          </table:table-cell>
          <table:table-cell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7.913391" calcext:value-type="float">
            <text:p>17.913391</text:p>
          </table:table-cell>
          <table:table-cell office:value-type="float" office:value="11.353619569" calcext:value-type="float">
            <text:p>11.353619569</text:p>
          </table:table-cell>
          <table:table-cell table:number-columns-repeated="2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9.95156" calcext:value-type="float">
            <text:p>19.95156</text:p>
          </table:table-cell>
          <table:table-cell office:value-type="float" office:value="11.2385358596" calcext:value-type="float">
            <text:p>11.2385358596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8.178382" calcext:value-type="float">
            <text:p>18.178382</text:p>
          </table:table-cell>
          <table:table-cell office:value-type="float" office:value="11.0829461429" calcext:value-type="float">
            <text:p>11.0829461429</text:p>
          </table:table-cell>
          <table:table-cell table:number-columns-repeated="2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8.178382" calcext:value-type="float">
            <text:p>18.178382</text:p>
          </table:table-cell>
          <table:table-cell office:value-type="float" office:value="10.9539382182" calcext:value-type="float">
            <text:p>10.9539382182</text:p>
          </table:table-cell>
          <table:table-cell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8.178382" calcext:value-type="float">
            <text:p>18.178382</text:p>
          </table:table-cell>
          <table:table-cell office:value-type="float" office:value="10.8201522222" calcext:value-type="float">
            <text:p>10.8201522222</text:p>
          </table:table-cell>
          <table:table-cell table:number-columns-repeated="2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69.332009" calcext:value-type="float">
            <text:p>69.332009</text:p>
          </table:table-cell>
          <table:table-cell office:value-type="float" office:value="10.6813176981" calcext:value-type="float">
            <text:p>10.6813176981</text:p>
          </table:table-cell>
          <table:table-cell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33.071446" calcext:value-type="float">
            <text:p>33.071446</text:p>
          </table:table-cell>
          <table:table-cell office:value-type="float" office:value="9.5534197885" calcext:value-type="float">
            <text:p>9.5534197885</text:p>
          </table:table-cell>
          <table:table-cell table:number-columns-repeated="2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5.899928" calcext:value-type="float">
            <text:p>15.899928</text:p>
          </table:table-cell>
          <table:table-cell office:value-type="float" office:value="9.0922820196" calcext:value-type="float">
            <text:p>9.0922820196</text:p>
          </table:table-cell>
          <table:table-cell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5.899928" calcext:value-type="float">
            <text:p>15.899928</text:p>
          </table:table-cell>
          <table:table-cell office:value-type="float" office:value="8.9561291" calcext:value-type="float">
            <text:p>8.9561291</text:p>
          </table:table-cell>
          <table:table-cell table:number-columns-repeated="2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5.899928" calcext:value-type="float">
            <text:p>15.899928</text:p>
          </table:table-cell>
          <table:table-cell office:value-type="float" office:value="8.8144189184" calcext:value-type="float">
            <text:p>8.8144189184</text:p>
          </table:table-cell>
          <table:table-cell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5.899928" calcext:value-type="float">
            <text:p>15.899928</text:p>
          </table:table-cell>
          <table:table-cell office:value-type="float" office:value="8.6668041458" calcext:value-type="float">
            <text:p>8.6668041458</text:p>
          </table:table-cell>
          <table:table-cell table:number-columns-repeated="2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5.899928" calcext:value-type="float">
            <text:p>15.899928</text:p>
          </table:table-cell>
          <table:table-cell office:value-type="float" office:value="8.5129078936" calcext:value-type="float">
            <text:p>8.5129078936</text:p>
          </table:table-cell>
          <table:table-cell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5.899928" calcext:value-type="float">
            <text:p>15.899928</text:p>
          </table:table-cell>
          <table:table-cell office:value-type="float" office:value="8.3523205" calcext:value-type="float">
            <text:p>8.3523205</text:p>
          </table:table-cell>
          <table:table-cell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5.899928" calcext:value-type="float">
            <text:p>15.899928</text:p>
          </table:table-cell>
          <table:table-cell office:value-type="float" office:value="8.1845958889" calcext:value-type="float">
            <text:p>8.1845958889</text:p>
          </table:table-cell>
          <table:table-cell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1.203301" calcext:value-type="float">
            <text:p>11.203301</text:p>
          </table:table-cell>
          <table:table-cell office:value-type="float" office:value="8.0092474318" calcext:value-type="float">
            <text:p>8.0092474318</text:p>
          </table:table-cell>
          <table:table-cell table:number-columns-repeated="2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5.390187" calcext:value-type="float">
            <text:p>15.390187</text:p>
          </table:table-cell>
          <table:table-cell office:value-type="float" office:value="7.9349671163" calcext:value-type="float">
            <text:p>7.9349671163</text:p>
          </table:table-cell>
          <table:table-cell table:number-columns-repeated="2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6.815571" calcext:value-type="float">
            <text:p>16.815571</text:p>
          </table:table-cell>
          <table:table-cell office:value-type="float" office:value="7.757461881" calcext:value-type="float">
            <text:p>7.757461881</text:p>
          </table:table-cell>
          <table:table-cell table:number-columns-repeated="2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6.556079" calcext:value-type="float">
            <text:p>16.556079</text:p>
          </table:table-cell>
          <table:table-cell office:value-type="float" office:value="7.5365323902" calcext:value-type="float">
            <text:p>7.5365323902</text:p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5.093262" calcext:value-type="float">
            <text:p>15.093262</text:p>
          </table:table-cell>
          <table:table-cell office:value-type="float" office:value="7.311043725" calcext:value-type="float">
            <text:p>7.311043725</text:p>
          </table:table-cell>
          <table:table-cell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2.67385" calcext:value-type="float">
            <text:p>12.67385</text:p>
          </table:table-cell>
          <table:table-cell office:value-type="float" office:value="7.1114996667" calcext:value-type="float">
            <text:p>7.1114996667</text:p>
          </table:table-cell>
          <table:table-cell table:number-columns-repeated="2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9.338889" calcext:value-type="float">
            <text:p>9.338889</text:p>
          </table:table-cell>
          <table:table-cell office:value-type="float" office:value="6.9651220263" calcext:value-type="float">
            <text:p>6.9651220263</text:p>
          </table:table-cell>
          <table:table-cell table:number-columns-repeated="2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4.530088" calcext:value-type="float">
            <text:p>4.530088</text:p>
          </table:table-cell>
          <table:table-cell office:value-type="float" office:value="6.9009661622" calcext:value-type="float">
            <text:p>6.9009661622</text:p>
          </table:table-cell>
          <table:table-cell table:number-columns-repeated="2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4.530088" calcext:value-type="float">
            <text:p>4.530088</text:p>
          </table:table-cell>
          <table:table-cell office:value-type="float" office:value="6.9668238889" calcext:value-type="float">
            <text:p>6.9668238889</text:p>
          </table:table-cell>
          <table:table-cell table:number-columns-repeated="2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4.530088" calcext:value-type="float">
            <text:p>4.530088</text:p>
          </table:table-cell>
          <table:table-cell office:value-type="float" office:value="7.0364449143" calcext:value-type="float">
            <text:p>7.0364449143</text:p>
          </table:table-cell>
          <table:table-cell table:number-columns-repeated="2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4.530088" calcext:value-type="float">
            <text:p>4.530088</text:p>
          </table:table-cell>
          <table:table-cell office:value-type="float" office:value="7.1101612941" calcext:value-type="float">
            <text:p>7.1101612941</text:p>
          </table:table-cell>
          <table:table-cell table:number-columns-repeated="2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4.530088" calcext:value-type="float">
            <text:p>4.530088</text:p>
          </table:table-cell>
          <table:table-cell office:value-type="float" office:value="7.1883453333" calcext:value-type="float">
            <text:p>7.1883453333</text:p>
          </table:table-cell>
          <table:table-cell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6.263828" calcext:value-type="float">
            <text:p>6.263828</text:p>
          </table:table-cell>
          <table:table-cell office:value-type="float" office:value="7.271415875" calcext:value-type="float">
            <text:p>7.271415875</text:p>
          </table:table-cell>
          <table:table-cell table:number-columns-repeated="2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9.415403" calcext:value-type="float">
            <text:p>9.415403</text:p>
          </table:table-cell>
          <table:table-cell office:value-type="float" office:value="7.3039187097" calcext:value-type="float">
            <text:p>7.3039187097</text:p>
          </table:table-cell>
          <table:table-cell table:number-columns-repeated="2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1.181581" calcext:value-type="float">
            <text:p>11.181581</text:p>
          </table:table-cell>
          <table:table-cell office:value-type="float" office:value="7.2335359" calcext:value-type="float">
            <text:p>7.2335359</text:p>
          </table:table-cell>
          <table:table-cell table:number-columns-repeated="2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1.793393" calcext:value-type="float">
            <text:p>11.793393</text:p>
          </table:table-cell>
          <table:table-cell office:value-type="float" office:value="7.0973964138" calcext:value-type="float">
            <text:p>7.0973964138</text:p>
          </table:table-cell>
          <table:table-cell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1.340153" calcext:value-type="float">
            <text:p>11.340153</text:p>
          </table:table-cell>
          <table:table-cell office:value-type="float" office:value="6.92968225" calcext:value-type="float">
            <text:p>6.92968225</text:p>
          </table:table-cell>
          <table:table-cell table:number-columns-repeated="2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9.909933" calcext:value-type="float">
            <text:p>9.909933</text:p>
          </table:table-cell>
          <table:table-cell office:value-type="float" office:value="6.7663314815" calcext:value-type="float">
            <text:p>6.7663314815</text:p>
          </table:table-cell>
          <table:table-cell table:number-columns-repeated="2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7.541698" calcext:value-type="float">
            <text:p>7.541698</text:p>
          </table:table-cell>
          <table:table-cell office:value-type="float" office:value="6.6454237308" calcext:value-type="float">
            <text:p>6.6454237308</text:p>
          </table:table-cell>
          <table:table-cell table:number-columns-repeated="2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3.806286" calcext:value-type="float">
            <text:p>3.806286</text:p>
          </table:table-cell>
          <table:table-cell office:value-type="float" office:value="6.60957276" calcext:value-type="float">
            <text:p>6.60957276</text:p>
          </table:table-cell>
          <table:table-cell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3.806286" calcext:value-type="float">
            <text:p>3.806286</text:p>
          </table:table-cell>
          <table:table-cell office:value-type="float" office:value="6.726376375" calcext:value-type="float">
            <text:p>6.726376375</text:p>
          </table:table-cell>
          <table:table-cell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3.806286" calcext:value-type="float">
            <text:p>3.806286</text:p>
          </table:table-cell>
          <table:table-cell office:value-type="float" office:value="6.8533368261" calcext:value-type="float">
            <text:p>6.8533368261</text:p>
          </table:table-cell>
          <table:table-cell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3.806286" calcext:value-type="float">
            <text:p>3.806286</text:p>
          </table:table-cell>
          <table:table-cell office:value-type="float" office:value="6.9918391364" calcext:value-type="float">
            <text:p>6.9918391364</text:p>
          </table:table-cell>
          <table:table-cell table:number-columns-repeated="2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3.806286" calcext:value-type="float">
            <text:p>3.806286</text:p>
          </table:table-cell>
          <table:table-cell office:value-type="float" office:value="7.1435321429" calcext:value-type="float">
            <text:p>7.1435321429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.806286" calcext:value-type="float">
            <text:p>3.806286</text:p>
          </table:table-cell>
          <table:table-cell office:value-type="float" office:value="7.31039445" calcext:value-type="float">
            <text:p>7.31039445</text:p>
          </table:table-cell>
          <table:table-cell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.483191" calcext:value-type="float">
            <text:p>1.483191</text:p>
          </table:table-cell>
          <table:table-cell office:value-type="float" office:value="7.4948212105" calcext:value-type="float">
            <text:p>7.4948212105</text:p>
          </table:table-cell>
          <table:table-cell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5.73238" calcext:value-type="float">
            <text:p>5.73238</text:p>
          </table:table-cell>
          <table:table-cell office:value-type="float" office:value="7.8288006667" calcext:value-type="float">
            <text:p>7.8288006667</text:p>
          </table:table-cell>
          <table:table-cell table:number-columns-repeated="2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7.661158" calcext:value-type="float">
            <text:p>7.661158</text:p>
          </table:table-cell>
          <table:table-cell office:value-type="float" office:value="7.9521195294" calcext:value-type="float">
            <text:p>7.9521195294</text:p>
          </table:table-cell>
          <table:table-cell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8.620906" calcext:value-type="float">
            <text:p>8.620906</text:p>
          </table:table-cell>
          <table:table-cell office:value-type="float" office:value="7.970304625" calcext:value-type="float">
            <text:p>7.970304625</text:p>
          </table:table-cell>
          <table:table-cell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8.832499" calcext:value-type="float">
            <text:p>8.832499</text:p>
          </table:table-cell>
          <table:table-cell office:value-type="float" office:value="7.9269312" calcext:value-type="float">
            <text:p>7.9269312</text:p>
          </table:table-cell>
          <table:table-cell table:number-columns-repeated="2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8.492714" calcext:value-type="float">
            <text:p>8.492714</text:p>
          </table:table-cell>
          <table:table-cell office:value-type="float" office:value="7.8622477857" calcext:value-type="float">
            <text:p>7.8622477857</text:p>
          </table:table-cell>
          <table:table-cell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7.855496" calcext:value-type="float">
            <text:p>7.855496</text:p>
          </table:table-cell>
          <table:table-cell office:value-type="float" office:value="7.8137503846" calcext:value-type="float">
            <text:p>7.8137503846</text:p>
          </table:table-cell>
          <table:table-cell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7.21664" calcext:value-type="float">
            <text:p>7.21664</text:p>
          </table:table-cell>
          <table:table-cell office:value-type="float" office:value="7.8102715833" calcext:value-type="float">
            <text:p>7.8102715833</text:p>
          </table:table-cell>
          <table:table-cell table:number-columns-repeated="2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6.832186" calcext:value-type="float">
            <text:p>6.832186</text:p>
          </table:table-cell>
          <table:table-cell office:value-type="float" office:value="7.8642380909" calcext:value-type="float">
            <text:p>7.8642380909</text:p>
          </table:table-cell>
          <table:table-cell table:number-columns-repeated="2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.798338" calcext:value-type="float">
            <text:p>6.798338</text:p>
          </table:table-cell>
          <table:table-cell office:value-type="float" office:value="7.9674433" calcext:value-type="float">
            <text:p>7.9674433</text:p>
          </table:table-cell>
          <table:table-cell table:number-columns-repeated="2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7.021979" calcext:value-type="float">
            <text:p>7.021979</text:p>
          </table:table-cell>
          <table:table-cell office:value-type="float" office:value="8.0973438889" calcext:value-type="float">
            <text:p>8.0973438889</text:p>
          </table:table-cell>
          <table:table-cell table:number-columns-repeated="2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7.342786" calcext:value-type="float">
            <text:p>7.342786</text:p>
          </table:table-cell>
          <table:table-cell office:value-type="float" office:value="8.2317645" calcext:value-type="float">
            <text:p>8.2317645</text:p>
          </table:table-cell>
          <table:table-cell table:number-columns-repeated="2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7.659091" calcext:value-type="float">
            <text:p>7.659091</text:p>
          </table:table-cell>
          <table:table-cell office:value-type="float" office:value="8.3587614286" calcext:value-type="float">
            <text:p>8.3587614286</text:p>
          </table:table-cell>
          <table:table-cell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7.953681" calcext:value-type="float">
            <text:p>7.953681</text:p>
          </table:table-cell>
          <table:table-cell office:value-type="float" office:value="8.4753731667" calcext:value-type="float">
            <text:p>8.4753731667</text:p>
          </table:table-cell>
          <table:table-cell table:number-columns-repeated="2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8.247789" calcext:value-type="float">
            <text:p>8.247789</text:p>
          </table:table-cell>
          <table:table-cell office:value-type="float" office:value="8.5797116" calcext:value-type="float">
            <text:p>8.5797116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8.537981" calcext:value-type="float">
            <text:p>8.537981</text:p>
          </table:table-cell>
          <table:table-cell office:value-type="float" office:value="8.66269225" calcext:value-type="float">
            <text:p>8.66269225</text:p>
          </table:table-cell>
          <table:table-cell table:number-columns-repeated="2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8.760658" calcext:value-type="float">
            <text:p>8.760658</text:p>
          </table:table-cell>
          <table:table-cell office:value-type="float" office:value="8.7042626667" calcext:value-type="float">
            <text:p>8.7042626667</text:p>
          </table:table-cell>
          <table:table-cell table:number-columns-repeated="2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8.803667" calcext:value-type="float">
            <text:p>8.803667</text:p>
          </table:table-cell>
          <table:table-cell office:value-type="float" office:value="8.676065" calcext:value-type="float">
            <text:p>8.676065</text:p>
          </table:table-cell>
          <table:table-cell table:number-columns-repeated="2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2" office:value-type="float" office:value="8.548463" calcext:value-type="float">
            <text:p>8.5484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3:20:34.876328745</dc:date>
    <meta:document-statistic meta:table-count="1" meta:cell-count="4695" meta:object-count="0"/>
    <meta:generator>LibreOffice/4.2.7.2$Linux_X86_64 LibreOffice_project/420m0$Build-2</meta:generator>
  </office:meta>
</office:document-meta>
</file>